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fo:font-style="italic" fo:font-weight="bold" officeooo:rsid="00197404" officeooo:paragraph-rsid="00197404" style:font-style-asian="italic" style:font-weight-asian="bold" style:font-style-complex="italic" style:font-weight-complex="bold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fo:font-style="italic" fo:font-weight="bold" officeooo:rsid="00197404" officeooo:paragraph-rsid="001a5a67" style:font-style-asian="italic" style:font-weight-asian="bold" style:font-style-complex="italic" style:font-weight-complex="bold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style:font-name="Arial2" fo:font-style="italic" fo:font-weight="bold" officeooo:rsid="00197404" officeooo:paragraph-rsid="00197404" style:font-style-asian="italic" style:font-weight-asian="bold" style:font-style-complex="italic" style:font-weight-complex="bold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style:font-name="Arial2" fo:font-style="italic" fo:font-weight="bold" officeooo:rsid="00197404" officeooo:paragraph-rsid="001a9521" style:font-style-asian="italic" style:font-weight-asian="bold" style:font-style-complex="italic" style:font-weight-complex="bold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style:font-name="Arial2" fo:font-style="italic" fo:font-weight="bold" officeooo:rsid="00197404" officeooo:paragraph-rsid="001e710f" style:font-style-asian="italic" style:font-weight-asian="bold" style:font-style-complex="italic" style:font-weight-complex="bold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style:font-name="Arial2" officeooo:paragraph-rsid="00197404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style:font-name="Arial2" officeooo:rsid="001a5a67" officeooo:paragraph-rsid="001a5a67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style:font-name="Arial2" fo:font-style="normal" fo:font-weight="normal" officeooo:rsid="0020323a" officeooo:paragraph-rsid="0020323a" style:font-style-asian="normal" style:font-weight-asian="normal" style:font-style-complex="normal" style:font-weight-complex="normal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fo:font-style="normal" officeooo:paragraph-rsid="001a5a67" style:font-style-asian="normal" style:font-style-complex="normal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fo:font-style="normal" fo:font-weight="normal" officeooo:rsid="00197404" officeooo:paragraph-rsid="001cd5ad" style:font-style-asian="normal" style:font-weight-asian="normal" style:font-style-complex="normal" style:font-weight-complex="normal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fo:font-style="normal" fo:font-weight="normal" officeooo:rsid="00197404" officeooo:paragraph-rsid="001e710f" style:font-style-asian="normal" style:font-weight-asian="normal" style:font-style-complex="normal" style:font-weight-complex="normal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fo:font-style="normal" fo:font-weight="normal" officeooo:rsid="001cd5ad" officeooo:paragraph-rsid="001cd5ad" style:font-style-asian="normal" style:font-weight-asian="normal" style:font-style-complex="normal" style:font-weight-complex="normal"/>
    </style:style>
    <style:style style:name="P13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fo:font-style="normal" fo:font-weight="normal" officeooo:rsid="001cd5ad" officeooo:paragraph-rsid="0020323a" style:font-style-asian="normal" style:font-weight-asian="normal" style:font-style-complex="normal" style:font-weight-complex="normal"/>
    </style:style>
    <style:style style:name="P14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fo:font-style="normal" fo:font-weight="normal" officeooo:rsid="0020323a" officeooo:paragraph-rsid="0020323a" style:font-style-asian="normal" style:font-weight-asian="normal" style:font-style-complex="normal" style:font-weight-complex="normal"/>
    </style:style>
    <style:style style:name="P15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style:use-window-font-color="true" loext:opacity="0%" style:font-name="Arial" fo:font-size="11pt" fo:letter-spacing="normal" fo:font-style="normal" officeooo:rsid="001a5a67" officeooo:paragraph-rsid="001a5a67" fo:background-color="transparent" style:font-name-asian="Arial3" style:font-size-asian="11pt" style:font-style-asian="normal" style:font-name-complex="Arial3" style:font-style-complex="normal"/>
    </style:style>
    <style:style style:name="P16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style:use-window-font-color="true" loext:opacity="0%" style:font-name="Arial" fo:font-size="11pt" fo:letter-spacing="normal" fo:font-style="normal" fo:font-weight="normal" officeooo:rsid="001cd5ad" officeooo:paragraph-rsid="001cd5ad" fo:background-color="transparent" style:font-name-asian="Arial3" style:font-size-asian="11pt" style:font-style-asian="normal" style:font-weight-asian="normal" style:font-name-complex="Arial3" style:font-style-complex="normal" style:font-weight-complex="normal"/>
    </style:style>
    <style:style style:name="P17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style:use-window-font-color="true" loext:opacity="0%" style:font-name="Arial" fo:font-size="11pt" fo:letter-spacing="normal" fo:font-style="normal" fo:font-weight="normal" officeooo:rsid="001e710f" officeooo:paragraph-rsid="001e710f" fo:background-color="transparent" style:font-name-asian="Arial3" style:font-size-asian="11pt" style:font-style-asian="normal" style:font-weight-asian="normal" style:font-name-complex="Arial3" style:font-style-complex="normal" style:font-weight-complex="normal"/>
    </style:style>
    <style:style style:name="P18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officeooo:paragraph-rsid="001e710f"/>
    </style:style>
    <style:style style:name="P19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officeooo:paragraph-rsid="0020323a"/>
    </style:style>
    <style:style style:name="P20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officeooo:rsid="001e710f" officeooo:paragraph-rsid="001e710f"/>
    </style:style>
    <style:style style:name="P21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officeooo:rsid="001e710f" officeooo:paragraph-rsid="001e7c47"/>
    </style:style>
    <style:style style:name="P22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officeooo:rsid="001e710f" officeooo:paragraph-rsid="0020323a"/>
    </style:style>
    <style:style style:name="P23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officeooo:rsid="001e710f" officeooo:paragraph-rsid="0020f5f8"/>
    </style:style>
    <style:style style:name="P24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officeooo:rsid="0020323a" officeooo:paragraph-rsid="0020323a"/>
    </style:style>
    <style:style style:name="P25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fo:color="#355269" loext:opacity="100%" style:font-name="Arial" fo:font-size="9pt" fo:letter-spacing="normal" officeooo:rsid="0022fff6" officeooo:paragraph-rsid="0022fff6" fo:background-color="transparent" style:font-name-asian="Arial3" style:font-size-asian="9pt" style:font-name-complex="Arial3" style:font-size-complex="9pt"/>
    </style:style>
    <style:style style:name="P26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fo:color="#355269" loext:opacity="100%" style:font-name="Arial" fo:font-size="9pt" fo:letter-spacing="normal" officeooo:rsid="0022fff6" officeooo:paragraph-rsid="00241daf" fo:background-color="transparent" style:font-name-asian="Arial3" style:font-size-asian="9pt" style:font-name-complex="Arial3" style:font-size-complex="9pt"/>
    </style:style>
    <style:style style:name="P27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</style:style>
    <style:style style:name="P28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</style:style>
    <style:style style:name="P29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style:page-number="auto" fo:background-color="transparent"/>
    </style:style>
    <style:style style:name="P30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officeooo:paragraph-rsid="00197404"/>
    </style:style>
    <style:style style:name="P31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officeooo:paragraph-rsid="0020323a"/>
    </style:style>
    <style:style style:name="P32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officeooo:paragraph-rsid="001a5a67"/>
    </style:style>
    <style:style style:name="P33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officeooo:paragraph-rsid="001a9521"/>
    </style:style>
    <style:style style:name="P34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officeooo:paragraph-rsid="001bda2a"/>
    </style:style>
    <style:style style:name="P35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officeooo:paragraph-rsid="001cd5ad"/>
    </style:style>
    <style:style style:name="P36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officeooo:paragraph-rsid="001e710f"/>
    </style:style>
    <style:style style:name="P37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officeooo:paragraph-rsid="001e7c47"/>
    </style:style>
    <style:style style:name="P38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officeooo:paragraph-rsid="0020f5f8"/>
    </style:style>
    <style:style style:name="P39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c1c1c" loext:opacity="100%" style:font-name="Arial" fo:font-size="9pt" fo:letter-spacing="normal" officeooo:rsid="00241daf" officeooo:paragraph-rsid="002a0eb5" fo:background-color="transparent" style:font-name-asian="Arial3" style:font-size-asian="9pt" style:font-name-complex="Arial3" style:font-size-complex="9pt"/>
    </style:style>
    <style:style style:name="P40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c1c1c" loext:opacity="100%" style:font-name="Arial" fo:font-size="9pt" fo:letter-spacing="normal" officeooo:rsid="00241daf" officeooo:paragraph-rsid="002b5dc6" fo:background-color="transparent" style:font-name-asian="Arial3" style:font-size-asian="9pt" style:font-name-complex="Arial3" style:font-size-complex="9pt"/>
    </style:style>
    <style:style style:name="P41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c1c1c" loext:opacity="100%" style:font-name="Arial" fo:font-size="9pt" fo:letter-spacing="normal" officeooo:rsid="00241daf" officeooo:paragraph-rsid="002c4126" fo:background-color="transparent" style:font-name-asian="Arial3" style:font-size-asian="9pt" style:font-name-complex="Arial3" style:font-size-complex="9pt"/>
    </style:style>
    <style:style style:name="P42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c1c1c" loext:opacity="100%" style:font-name="Arial" fo:font-size="9pt" fo:letter-spacing="normal" officeooo:rsid="00241daf" officeooo:paragraph-rsid="002c8331" fo:background-color="transparent" style:font-name-asian="Arial3" style:font-size-asian="9pt" style:font-name-complex="Arial3" style:font-size-complex="9pt"/>
    </style:style>
    <style:style style:name="P43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c1c1c" loext:opacity="100%" style:font-name="Arial" fo:font-size="9pt" fo:letter-spacing="normal" officeooo:rsid="00255219" officeooo:paragraph-rsid="002a0eb5" fo:background-color="transparent" style:font-name-asian="Arial3" style:font-size-asian="9pt" style:font-name-complex="Arial3" style:font-size-complex="9pt"/>
    </style:style>
    <style:style style:name="P44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c1c1c" loext:opacity="100%" style:font-name="Arial" fo:font-size="9pt" fo:letter-spacing="normal" officeooo:rsid="00255219" officeooo:paragraph-rsid="002b5dc6" fo:background-color="transparent" style:font-name-asian="Arial3" style:font-size-asian="9pt" style:font-name-complex="Arial3" style:font-size-complex="9pt"/>
    </style:style>
    <style:style style:name="P45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c1c1c" loext:opacity="100%" style:font-name="Arial" fo:font-size="9pt" fo:letter-spacing="normal" officeooo:rsid="00255219" officeooo:paragraph-rsid="002c4126" fo:background-color="transparent" style:font-name-asian="Arial3" style:font-size-asian="9pt" style:font-name-complex="Arial3" style:font-size-complex="9pt"/>
    </style:style>
    <style:style style:name="P46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c1c1c" loext:opacity="100%" style:font-name="Arial" fo:font-size="9pt" fo:letter-spacing="normal" officeooo:rsid="00255219" officeooo:paragraph-rsid="002c8331" fo:background-color="transparent" style:font-name-asian="Arial3" style:font-size-asian="9pt" style:font-name-complex="Arial3" style:font-size-complex="9pt"/>
    </style:style>
    <style:style style:name="P47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c1c1c" loext:opacity="100%" style:font-name="Arial" fo:font-size="9pt" fo:letter-spacing="normal" officeooo:rsid="0022fff6" officeooo:paragraph-rsid="00270879" fo:background-color="transparent" style:font-name-asian="Arial3" style:font-size-asian="9pt" style:font-name-complex="Arial3" style:font-size-complex="9pt"/>
    </style:style>
    <style:style style:name="P48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c1c1c" loext:opacity="100%" style:font-name="Arial" fo:font-size="9pt" fo:letter-spacing="normal" officeooo:rsid="0022fff6" officeooo:paragraph-rsid="002a0eb5" fo:background-color="transparent" style:font-name-asian="Arial3" style:font-size-asian="9pt" style:font-name-complex="Arial3" style:font-size-complex="9pt"/>
    </style:style>
    <style:style style:name="P49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style:page-number="auto" fo:background-color="transparent"/>
      <style:text-properties fo:color="#1c1c1c" loext:opacity="100%" style:font-name="Arial" fo:font-size="9pt" fo:letter-spacing="normal" officeooo:rsid="0022fff6" officeooo:paragraph-rsid="002b5dc6" fo:background-color="transparent" style:font-name-asian="Arial3" style:font-size-asian="9pt" style:font-name-complex="Arial3" style:font-size-complex="9pt"/>
    </style:style>
    <style:style style:name="P50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c1c1c" loext:opacity="100%" style:font-name="Arial" fo:font-size="9pt" fo:letter-spacing="normal" officeooo:rsid="0022fff6" officeooo:paragraph-rsid="002b5dc6" fo:background-color="transparent" style:font-name-asian="Arial3" style:font-size-asian="9pt" style:font-name-complex="Arial3" style:font-size-complex="9pt"/>
    </style:style>
    <style:style style:name="P51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style:page-number="auto" fo:background-color="transparent"/>
      <style:text-properties fo:color="#1c1c1c" loext:opacity="100%" style:font-name="Arial" fo:font-size="9pt" fo:letter-spacing="normal" officeooo:rsid="0022fff6" officeooo:paragraph-rsid="002c4126" fo:background-color="transparent" style:font-name-asian="Arial3" style:font-size-asian="9pt" style:font-name-complex="Arial3" style:font-size-complex="9pt"/>
    </style:style>
    <style:style style:name="P52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c1c1c" loext:opacity="100%" style:font-name="Arial" fo:font-size="9pt" fo:letter-spacing="normal" officeooo:rsid="0022fff6" officeooo:paragraph-rsid="002c4126" fo:background-color="transparent" style:font-name-asian="Arial3" style:font-size-asian="9pt" style:font-name-complex="Arial3" style:font-size-complex="9pt"/>
    </style:style>
    <style:style style:name="P53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style:page-number="auto" fo:background-color="transparent"/>
      <style:text-properties fo:color="#1c1c1c" loext:opacity="100%" style:font-name="Arial" fo:font-size="9pt" fo:letter-spacing="normal" officeooo:rsid="0022fff6" officeooo:paragraph-rsid="002c8331" fo:background-color="transparent" style:font-name-asian="Arial3" style:font-size-asian="9pt" style:font-name-complex="Arial3" style:font-size-complex="9pt"/>
    </style:style>
    <style:style style:name="P54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c1c1c" loext:opacity="100%" style:font-name="Arial" fo:font-size="9pt" fo:letter-spacing="normal" officeooo:rsid="0022fff6" officeooo:paragraph-rsid="002c8331" fo:background-color="transparent" style:font-name-asian="Arial3" style:font-size-asian="9pt" style:font-name-complex="Arial3" style:font-size-complex="9pt"/>
    </style:style>
    <style:style style:name="P55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c1c1c" loext:opacity="100%" style:font-name="Arial" fo:font-size="9pt" fo:letter-spacing="normal" officeooo:rsid="002b5dc6" officeooo:paragraph-rsid="002b5dc6" fo:background-color="transparent" style:font-name-asian="Arial3" style:font-size-asian="9pt" style:font-name-complex="Arial3" style:font-size-complex="9pt"/>
    </style:style>
    <style:style style:name="P56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c1c1c" loext:opacity="100%" style:font-name="Arial" fo:font-size="9pt" fo:letter-spacing="normal" officeooo:rsid="002b5dc6" officeooo:paragraph-rsid="002c4126" fo:background-color="transparent" style:font-name-asian="Arial3" style:font-size-asian="9pt" style:font-name-complex="Arial3" style:font-size-complex="9pt"/>
    </style:style>
    <style:style style:name="P57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c1c1c" loext:opacity="100%" style:font-name="Arial" fo:font-size="9pt" fo:letter-spacing="normal" officeooo:rsid="002b5dc6" officeooo:paragraph-rsid="002c8331" fo:background-color="transparent" style:font-name-asian="Arial3" style:font-size-asian="9pt" style:font-name-complex="Arial3" style:font-size-complex="9pt"/>
    </style:style>
    <style:style style:name="P58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c1c1c" loext:opacity="100%" style:font-name="Arial" fo:font-size="9pt" fo:letter-spacing="normal" officeooo:rsid="0008ba46" officeooo:paragraph-rsid="002b5dc6" fo:background-color="transparent" style:font-name-asian="Arial3" style:font-size-asian="9pt" style:font-name-complex="Arial3" style:font-size-complex="9pt"/>
    </style:style>
    <style:style style:name="P59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style:page-number="auto" fo:background-color="transparent"/>
      <style:text-properties fo:color="#1c1c1c" loext:opacity="100%" style:font-name="Arial" fo:font-size="9pt" fo:letter-spacing="normal" officeooo:rsid="0008ba46" officeooo:paragraph-rsid="002b5dc6" fo:background-color="transparent" style:font-name-asian="Arial3" style:font-size-asian="9pt" style:font-name-complex="Arial3" style:font-size-complex="9pt"/>
    </style:style>
    <style:style style:name="P60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style:page-number="auto" fo:background-color="transparent"/>
      <style:text-properties fo:color="#1c1c1c" loext:opacity="100%" style:font-name="Arial" fo:font-size="9pt" fo:letter-spacing="normal" officeooo:rsid="0008ba46" officeooo:paragraph-rsid="002b5dc6" fo:background-color="transparent" style:font-name-asian="Arial3" style:font-size-asian="9pt" style:font-name-complex="Arial3" style:font-size-complex="9pt"/>
    </style:style>
    <style:style style:name="P61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style:page-number="auto" fo:background-color="transparent"/>
      <style:text-properties fo:color="#1c1c1c" loext:opacity="100%" style:font-name="Arial" fo:font-size="9pt" fo:letter-spacing="normal" officeooo:rsid="0008ba46" officeooo:paragraph-rsid="002b5dc6" fo:background-color="transparent" style:font-name-asian="Arial3" style:font-size-asian="9pt" style:font-name-complex="Arial3" style:font-size-complex="9pt"/>
    </style:style>
    <style:style style:name="P62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style:page-number="auto" fo:background-color="transparent"/>
      <style:text-properties fo:color="#1c1c1c" loext:opacity="100%" style:font-name="Arial" fo:font-size="9pt" fo:letter-spacing="normal" officeooo:rsid="0008ba46" officeooo:paragraph-rsid="002b5dc6" fo:background-color="transparent" style:font-name-asian="Arial3" style:font-size-asian="9pt" style:font-name-complex="Arial3" style:font-size-complex="9pt"/>
    </style:style>
    <style:style style:name="P63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style:page-number="auto" fo:background-color="transparent"/>
      <style:text-properties fo:color="#1c1c1c" loext:opacity="100%" style:font-name="Arial" fo:font-size="9pt" fo:letter-spacing="normal" officeooo:rsid="0008ba46" officeooo:paragraph-rsid="002c4126" fo:background-color="transparent" style:font-name-asian="Arial3" style:font-size-asian="9pt" style:font-name-complex="Arial3" style:font-size-complex="9pt"/>
    </style:style>
    <style:style style:name="P64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c1c1c" loext:opacity="100%" style:font-name="Arial" fo:font-size="9pt" fo:letter-spacing="normal" officeooo:rsid="0008ba46" officeooo:paragraph-rsid="002c4126" fo:background-color="transparent" style:font-name-asian="Arial3" style:font-size-asian="9pt" style:font-name-complex="Arial3" style:font-size-complex="9pt"/>
    </style:style>
    <style:style style:name="P65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style:page-number="auto" fo:background-color="transparent"/>
      <style:text-properties fo:color="#1c1c1c" loext:opacity="100%" style:font-name="Arial" fo:font-size="9pt" fo:letter-spacing="normal" officeooo:rsid="0008ba46" officeooo:paragraph-rsid="002c4126" fo:background-color="transparent" style:font-name-asian="Arial3" style:font-size-asian="9pt" style:font-name-complex="Arial3" style:font-size-complex="9pt"/>
    </style:style>
    <style:style style:name="P66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style:page-number="auto" fo:background-color="transparent"/>
      <style:text-properties fo:color="#1c1c1c" loext:opacity="100%" style:font-name="Arial" fo:font-size="9pt" fo:letter-spacing="normal" officeooo:rsid="0008ba46" officeooo:paragraph-rsid="002c8331" fo:background-color="transparent" style:font-name-asian="Arial3" style:font-size-asian="9pt" style:font-name-complex="Arial3" style:font-size-complex="9pt"/>
    </style:style>
    <style:style style:name="P67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c1c1c" loext:opacity="100%" style:font-name="Arial" fo:font-size="9pt" fo:letter-spacing="normal" officeooo:rsid="0008ba46" officeooo:paragraph-rsid="002c8331" fo:background-color="transparent" style:font-name-asian="Arial3" style:font-size-asian="9pt" style:font-name-complex="Arial3" style:font-size-complex="9pt"/>
    </style:style>
    <style:style style:name="P68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style:page-number="auto" fo:background-color="transparent"/>
      <style:text-properties fo:color="#1c1c1c" loext:opacity="100%" style:font-name="Arial" fo:font-size="9pt" fo:letter-spacing="normal" officeooo:rsid="0008ba46" officeooo:paragraph-rsid="002c8331" fo:background-color="transparent" style:font-name-asian="Arial3" style:font-size-asian="9pt" style:font-name-complex="Arial3" style:font-size-complex="9pt"/>
    </style:style>
    <style:style style:name="P69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c1c1c" loext:opacity="100%" style:font-name="Arial" fo:font-size="9pt" fo:letter-spacing="normal" officeooo:rsid="0007d3e0" officeooo:paragraph-rsid="002b5dc6" fo:background-color="transparent" style:font-name-asian="Arial3" style:font-size-asian="9pt" style:font-name-complex="Arial3" style:font-size-complex="9pt"/>
    </style:style>
    <style:style style:name="P70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c1c1c" loext:opacity="100%" style:font-name="Arial" fo:font-size="9pt" fo:letter-spacing="normal" officeooo:rsid="0007d3e0" officeooo:paragraph-rsid="002c4126" fo:background-color="transparent" style:font-name-asian="Arial3" style:font-size-asian="9pt" style:font-name-complex="Arial3" style:font-size-complex="9pt"/>
    </style:style>
    <style:style style:name="P71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c1c1c" loext:opacity="100%" style:font-name="Arial" fo:font-size="9pt" fo:letter-spacing="normal" officeooo:rsid="0007d3e0" officeooo:paragraph-rsid="002c8331" fo:background-color="transparent" style:font-name-asian="Arial3" style:font-size-asian="9pt" style:font-name-complex="Arial3" style:font-size-complex="9pt"/>
    </style:style>
    <style:style style:name="P72" style:family="paragraph" style:parent-style-name="Standard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c1c1c" loext:opacity="100%" style:font-name="Arial" fo:font-size="9pt" fo:letter-spacing="normal" officeooo:rsid="00270879" officeooo:paragraph-rsid="002b5dc6" fo:background-color="transparent" style:font-name-asian="Arial3" style:font-size-asian="9pt" style:font-name-complex="Arial3" style:font-size-complex="9pt"/>
    </style:style>
    <style:style style:name="P73" style:family="paragraph" style:parent-style-name="Standard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c1c1c" loext:opacity="100%" style:font-name="Arial" fo:font-size="9pt" fo:letter-spacing="normal" officeooo:rsid="00270879" officeooo:paragraph-rsid="002c4126" fo:background-color="transparent" style:font-name-asian="Arial3" style:font-size-asian="9pt" style:font-name-complex="Arial3" style:font-size-complex="9pt"/>
    </style:style>
    <style:style style:name="P74" style:family="paragraph" style:parent-style-name="Standard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c1c1c" loext:opacity="100%" style:font-name="Arial" fo:font-size="9pt" fo:letter-spacing="normal" officeooo:rsid="00270879" officeooo:paragraph-rsid="002c8331" fo:background-color="transparent" style:font-name-asian="Arial3" style:font-size-asian="9pt" style:font-name-complex="Arial3" style:font-size-complex="9pt"/>
    </style:style>
    <style:style style:name="P75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c1c1c" loext:opacity="100%" style:font-name="Arial" fo:font-size="9pt" fo:letter-spacing="normal" officeooo:rsid="002c4126" officeooo:paragraph-rsid="002c4126" fo:background-color="transparent" style:font-name-asian="Arial3" style:font-size-asian="9pt" style:font-name-complex="Arial3" style:font-size-complex="9pt"/>
    </style:style>
    <style:style style:name="P76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c1c1c" loext:opacity="100%" style:font-name="Arial" fo:font-size="9pt" fo:letter-spacing="normal" officeooo:rsid="002c4126" officeooo:paragraph-rsid="002c8331" fo:background-color="transparent" style:font-name-asian="Arial3" style:font-size-asian="9pt" style:font-name-complex="Arial3" style:font-size-complex="9pt"/>
    </style:style>
    <style:style style:name="P77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355269" loext:opacity="100%" style:font-name="Arial" fo:font-size="9pt" fo:letter-spacing="normal" officeooo:rsid="00255219" officeooo:paragraph-rsid="002a0eb5" fo:background-color="transparent" style:font-name-asian="Arial3" style:font-size-asian="9pt" style:font-name-complex="Arial3" style:font-size-complex="9pt"/>
    </style:style>
    <style:style style:name="P78" style:family="paragraph" style:parent-style-name="Standard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355269" loext:opacity="100%" style:font-name="Arial" fo:font-size="9pt" fo:letter-spacing="normal" officeooo:rsid="00255219" officeooo:paragraph-rsid="002b5dc6" fo:background-color="transparent" style:font-name-asian="Arial3" style:font-size-asian="9pt" style:font-name-complex="Arial3" style:font-size-complex="9pt"/>
    </style:style>
    <style:style style:name="P79" style:family="paragraph" style:parent-style-name="Standard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355269" loext:opacity="100%" style:font-name="Arial" fo:font-size="9pt" fo:letter-spacing="normal" officeooo:rsid="00255219" officeooo:paragraph-rsid="002c4126" fo:background-color="transparent" style:font-name-asian="Arial3" style:font-size-asian="9pt" style:font-name-complex="Arial3" style:font-size-complex="9pt"/>
    </style:style>
    <style:style style:name="P80" style:family="paragraph" style:parent-style-name="Standard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355269" loext:opacity="100%" style:font-name="Arial" fo:font-size="9pt" fo:letter-spacing="normal" officeooo:rsid="00255219" officeooo:paragraph-rsid="002c8331" fo:background-color="transparent" style:font-name-asian="Arial3" style:font-size-asian="9pt" style:font-name-complex="Arial3" style:font-size-complex="9pt"/>
    </style:style>
    <style:style style:name="P81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style:page-number="auto" fo:background-color="transparent"/>
      <style:text-properties fo:color="#355269" loext:opacity="100%" style:font-name="Arial" fo:font-size="9pt" fo:letter-spacing="normal" officeooo:rsid="00270879" officeooo:paragraph-rsid="00270879" fo:background-color="transparent" style:font-name-asian="Arial3" style:font-size-asian="9pt" style:font-name-complex="Arial3" style:font-size-complex="9pt"/>
    </style:style>
    <style:style style:name="P82" style:family="paragraph" style:parent-style-name="Standard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355269" loext:opacity="100%" style:font-name="Arial" fo:font-size="9pt" fo:letter-spacing="normal" officeooo:rsid="00270879" officeooo:paragraph-rsid="002b5dc6" fo:background-color="transparent" style:font-name-asian="Arial3" style:font-size-asian="9pt" style:font-name-complex="Arial3" style:font-size-complex="9pt"/>
    </style:style>
    <style:style style:name="P83" style:family="paragraph" style:parent-style-name="Standard" style:master-page-name="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style:page-number="auto" fo:background-color="transparent"/>
      <style:text-properties fo:color="#355269" loext:opacity="100%" style:font-name="Arial" fo:font-size="9pt" fo:letter-spacing="normal" officeooo:rsid="00270879" officeooo:paragraph-rsid="002b5dc6" fo:background-color="transparent" style:font-name-asian="Arial3" style:font-size-asian="9pt" style:font-name-complex="Arial3" style:font-size-complex="9pt"/>
    </style:style>
    <style:style style:name="P84" style:family="paragraph" style:parent-style-name="Standard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355269" loext:opacity="100%" style:font-name="Arial" fo:font-size="9pt" fo:letter-spacing="normal" officeooo:rsid="00270879" officeooo:paragraph-rsid="002c4126" fo:background-color="transparent" style:font-name-asian="Arial3" style:font-size-asian="9pt" style:font-name-complex="Arial3" style:font-size-complex="9pt"/>
    </style:style>
    <style:style style:name="P85" style:family="paragraph" style:parent-style-name="Standard" style:master-page-name="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style:page-number="auto" fo:background-color="transparent"/>
      <style:text-properties fo:color="#355269" loext:opacity="100%" style:font-name="Arial" fo:font-size="9pt" fo:letter-spacing="normal" officeooo:rsid="00270879" officeooo:paragraph-rsid="002c4126" fo:background-color="transparent" style:font-name-asian="Arial3" style:font-size-asian="9pt" style:font-name-complex="Arial3" style:font-size-complex="9pt"/>
    </style:style>
    <style:style style:name="P86" style:family="paragraph" style:parent-style-name="Standard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355269" loext:opacity="100%" style:font-name="Arial" fo:font-size="9pt" fo:letter-spacing="normal" officeooo:rsid="00270879" officeooo:paragraph-rsid="002c8331" fo:background-color="transparent" style:font-name-asian="Arial3" style:font-size-asian="9pt" style:font-name-complex="Arial3" style:font-size-complex="9pt"/>
    </style:style>
    <style:style style:name="P87" style:family="paragraph" style:parent-style-name="Standard" style:master-page-name="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style:page-number="auto" fo:background-color="transparent"/>
      <style:text-properties fo:color="#355269" loext:opacity="100%" style:font-name="Arial" fo:font-size="9pt" fo:letter-spacing="normal" officeooo:rsid="00270879" officeooo:paragraph-rsid="002c8331" fo:background-color="transparent" style:font-name-asian="Arial3" style:font-size-asian="9pt" style:font-name-complex="Arial3" style:font-size-complex="9pt"/>
    </style:style>
    <style:style style:name="P88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355269" loext:opacity="100%" style:font-name="Arial" fo:font-size="9pt" fo:letter-spacing="normal" officeooo:rsid="002a0eb5" officeooo:paragraph-rsid="002a0eb5" fo:background-color="transparent" style:font-name-asian="Arial3" style:font-size-asian="9pt" style:font-name-complex="Arial3" style:font-size-complex="9pt"/>
    </style:style>
    <style:style style:name="P89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355269" loext:opacity="100%" style:font-name="Arial" fo:font-size="9pt" fo:letter-spacing="normal" officeooo:rsid="002a0eb5" officeooo:paragraph-rsid="002b5dc6" fo:background-color="transparent" style:font-name-asian="Arial3" style:font-size-asian="9pt" style:font-name-complex="Arial3" style:font-size-complex="9pt"/>
    </style:style>
    <style:style style:name="P90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355269" loext:opacity="100%" style:font-name="Arial" fo:font-size="9pt" fo:letter-spacing="normal" officeooo:rsid="002a0eb5" officeooo:paragraph-rsid="002c4126" fo:background-color="transparent" style:font-name-asian="Arial3" style:font-size-asian="9pt" style:font-name-complex="Arial3" style:font-size-complex="9pt"/>
    </style:style>
    <style:style style:name="P91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355269" loext:opacity="100%" style:font-name="Arial" fo:font-size="9pt" fo:letter-spacing="normal" officeooo:rsid="002a0eb5" officeooo:paragraph-rsid="002c8331" fo:background-color="transparent" style:font-name-asian="Arial3" style:font-size-asian="9pt" style:font-name-complex="Arial3" style:font-size-complex="9pt"/>
    </style:style>
    <style:style style:name="P92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355269" loext:opacity="100%" style:font-name="Arial" fo:font-size="9pt" fo:letter-spacing="normal" officeooo:rsid="00241daf" officeooo:paragraph-rsid="002a0eb5" fo:background-color="transparent" style:font-name-asian="Arial3" style:font-size-asian="9pt" style:font-name-complex="Arial3" style:font-size-complex="9pt"/>
    </style:style>
    <style:style style:name="P93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355269" loext:opacity="100%" style:font-name="Arial" fo:font-size="9pt" fo:letter-spacing="normal" officeooo:rsid="00241daf" officeooo:paragraph-rsid="002b5dc6" fo:background-color="transparent" style:font-name-asian="Arial3" style:font-size-asian="9pt" style:font-name-complex="Arial3" style:font-size-complex="9pt"/>
    </style:style>
    <style:style style:name="P94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355269" loext:opacity="100%" style:font-name="Arial" fo:font-size="9pt" fo:letter-spacing="normal" officeooo:rsid="00241daf" officeooo:paragraph-rsid="002c4126" fo:background-color="transparent" style:font-name-asian="Arial3" style:font-size-asian="9pt" style:font-name-complex="Arial3" style:font-size-complex="9pt"/>
    </style:style>
    <style:style style:name="P95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355269" loext:opacity="100%" style:font-name="Arial" fo:font-size="9pt" fo:letter-spacing="normal" officeooo:rsid="00241daf" officeooo:paragraph-rsid="002c8331" fo:background-color="transparent" style:font-name-asian="Arial3" style:font-size-asian="9pt" style:font-name-complex="Arial3" style:font-size-complex="9pt"/>
    </style:style>
    <style:style style:name="P96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355269" loext:opacity="100%" style:font-name="Arial" fo:font-size="9pt" fo:letter-spacing="normal" officeooo:rsid="0022fff6" officeooo:paragraph-rsid="002a0eb5" fo:background-color="transparent" style:font-name-asian="Arial3" style:font-size-asian="9pt" style:font-name-complex="Arial3" style:font-size-complex="9pt"/>
    </style:style>
    <style:style style:name="P97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style:page-number="auto" fo:background-color="transparent"/>
      <style:text-properties fo:color="#355269" loext:opacity="100%" style:font-name="Arial" fo:font-size="9pt" fo:letter-spacing="normal" officeooo:rsid="0022fff6" officeooo:paragraph-rsid="0022fff6" fo:background-color="transparent" style:font-name-asian="Arial3" style:font-size-asian="9pt" style:font-name-complex="Arial3" style:font-size-complex="9pt"/>
    </style:style>
    <style:style style:name="P98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355269" loext:opacity="100%" style:font-name="Arial" fo:font-size="9pt" fo:letter-spacing="normal" officeooo:rsid="0022fff6" officeooo:paragraph-rsid="00270879" fo:background-color="transparent" style:font-name-asian="Arial3" style:font-size-asian="9pt" style:font-name-complex="Arial3" style:font-size-complex="9pt"/>
    </style:style>
    <style:style style:name="P99" style:family="paragraph" style:parent-style-name="Standard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355269" loext:opacity="100%" style:font-name="Arial" fo:font-size="9pt" fo:letter-spacing="normal" officeooo:rsid="0022fff6" officeooo:paragraph-rsid="002b5dc6" fo:background-color="transparent" style:font-name-asian="Arial3" style:font-size-asian="9pt" style:font-name-complex="Arial3" style:font-size-complex="9pt"/>
    </style:style>
    <style:style style:name="P100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355269" loext:opacity="100%" style:font-name="Arial" fo:font-size="9pt" fo:letter-spacing="normal" officeooo:rsid="0022fff6" officeooo:paragraph-rsid="002b5dc6" fo:background-color="transparent" style:font-name-asian="Arial3" style:font-size-asian="9pt" style:font-name-complex="Arial3" style:font-size-complex="9pt"/>
    </style:style>
    <style:style style:name="P101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355269" loext:opacity="100%" style:font-name="Arial" fo:font-size="9pt" fo:letter-spacing="normal" officeooo:rsid="0022fff6" officeooo:paragraph-rsid="002c4126" fo:background-color="transparent" style:font-name-asian="Arial3" style:font-size-asian="9pt" style:font-name-complex="Arial3" style:font-size-complex="9pt"/>
    </style:style>
    <style:style style:name="P102" style:family="paragraph" style:parent-style-name="Standard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355269" loext:opacity="100%" style:font-name="Arial" fo:font-size="9pt" fo:letter-spacing="normal" officeooo:rsid="0022fff6" officeooo:paragraph-rsid="002c4126" fo:background-color="transparent" style:font-name-asian="Arial3" style:font-size-asian="9pt" style:font-name-complex="Arial3" style:font-size-complex="9pt"/>
    </style:style>
    <style:style style:name="P103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355269" loext:opacity="100%" style:font-name="Arial" fo:font-size="9pt" fo:letter-spacing="normal" officeooo:rsid="0022fff6" officeooo:paragraph-rsid="002c8331" fo:background-color="transparent" style:font-name-asian="Arial3" style:font-size-asian="9pt" style:font-name-complex="Arial3" style:font-size-complex="9pt"/>
    </style:style>
    <style:style style:name="P104" style:family="paragraph" style:parent-style-name="Standard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355269" loext:opacity="100%" style:font-name="Arial" fo:font-size="9pt" fo:letter-spacing="normal" officeooo:rsid="0022fff6" officeooo:paragraph-rsid="002c8331" fo:background-color="transparent" style:font-name-asian="Arial3" style:font-size-asian="9pt" style:font-name-complex="Arial3" style:font-size-complex="9pt"/>
    </style:style>
    <style:style style:name="P105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355269" loext:opacity="100%" style:font-name="Arial" fo:font-size="9pt" fo:letter-spacing="normal" officeooo:rsid="002b5dc6" officeooo:paragraph-rsid="002b5dc6" fo:background-color="transparent" style:font-name-asian="Arial3" style:font-size-asian="9pt" style:font-name-complex="Arial3" style:font-size-complex="9pt"/>
    </style:style>
    <style:style style:name="P106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355269" loext:opacity="100%" style:font-name="Arial" fo:font-size="9pt" fo:letter-spacing="normal" officeooo:rsid="002b5dc6" officeooo:paragraph-rsid="002c4126" fo:background-color="transparent" style:font-name-asian="Arial3" style:font-size-asian="9pt" style:font-name-complex="Arial3" style:font-size-complex="9pt"/>
    </style:style>
    <style:style style:name="P107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355269" loext:opacity="100%" style:font-name="Arial" fo:font-size="9pt" fo:letter-spacing="normal" officeooo:rsid="002b5dc6" officeooo:paragraph-rsid="002c8331" fo:background-color="transparent" style:font-name-asian="Arial3" style:font-size-asian="9pt" style:font-name-complex="Arial3" style:font-size-complex="9pt"/>
    </style:style>
    <style:style style:name="P108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fo:color="#355269" loext:opacity="100%" style:font-name="Arial" fo:font-size="9pt" fo:letter-spacing="normal" officeooo:rsid="00255219" officeooo:paragraph-rsid="0022fff6" fo:background-color="transparent" style:font-name-asian="Arial3" style:font-size-asian="9pt" style:font-name-complex="Arial3"/>
    </style:style>
    <style:style style:name="P109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style:use-window-font-color="true" loext:opacity="0%" style:font-name="Arial" fo:font-size="11pt" fo:letter-spacing="normal" fo:background-color="transparent" style:font-name-asian="Arial3" style:font-size-asian="11pt" style:font-name-complex="Arial3"/>
    </style:style>
    <style:style style:name="P110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style:use-window-font-color="true" loext:opacity="0%" style:font-name="Arial" fo:font-size="11pt" fo:letter-spacing="normal" officeooo:rsid="00197404" officeooo:paragraph-rsid="00197404" fo:background-color="transparent" style:font-name-asian="Arial3" style:font-size-asian="11pt" style:font-name-complex="Arial3"/>
    </style:style>
    <style:style style:name="P111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style:use-window-font-color="true" loext:opacity="0%" style:font-name="Arial" fo:font-size="11pt" fo:letter-spacing="normal" fo:font-style="italic" fo:font-weight="bold" fo:background-color="transparent" style:font-name-asian="Arial3" style:font-size-asian="11pt" style:font-style-asian="italic" style:font-weight-asian="bold" style:font-name-complex="Arial3"/>
    </style:style>
    <style:style style:name="P112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officeooo:rsid="001a9521" officeooo:paragraph-rsid="001a9521"/>
    </style:style>
    <style:style style:name="P113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officeooo:rsid="001bda2a" officeooo:paragraph-rsid="001bda2a"/>
    </style:style>
    <style:style style:name="P114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style:page-number="auto" fo:background-color="transparent"/>
      <style:text-properties fo:color="#5b277d" loext:opacity="100%" style:font-name="Arial" fo:font-size="9pt" fo:letter-spacing="normal" officeooo:rsid="00270879" officeooo:paragraph-rsid="00270879" fo:background-color="transparent" style:font-name-asian="Arial3" style:font-size-asian="9pt" style:font-name-complex="Arial3" style:font-size-complex="9pt"/>
    </style:style>
    <style:style style:name="P115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5b277d" loext:opacity="100%" style:font-name="Arial" fo:font-size="9pt" fo:letter-spacing="normal" officeooo:rsid="0022fff6" officeooo:paragraph-rsid="00270879" fo:background-color="transparent" style:font-name-asian="Arial3" style:font-size-asian="9pt" style:font-name-complex="Arial3" style:font-size-complex="9pt"/>
    </style:style>
    <style:style style:name="P116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5b277d" loext:opacity="100%" style:font-name="Arial" fo:font-size="9pt" fo:letter-spacing="normal" officeooo:rsid="0022fff6" officeooo:paragraph-rsid="0022fff6" fo:background-color="transparent" style:font-name-asian="Arial3" style:font-size-asian="9pt" style:font-name-complex="Arial3" style:font-size-complex="9pt"/>
    </style:style>
    <style:style style:name="P117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5b277d" loext:opacity="100%" style:font-name="Arial" fo:font-size="9pt" fo:letter-spacing="normal" officeooo:rsid="0022fff6" officeooo:paragraph-rsid="002a0eb5" fo:background-color="transparent" style:font-name-asian="Arial3" style:font-size-asian="9pt" style:font-name-complex="Arial3" style:font-size-complex="9pt"/>
    </style:style>
    <style:style style:name="P118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5b277d" loext:opacity="100%" style:font-name="Arial" fo:font-size="9pt" fo:letter-spacing="normal" officeooo:rsid="002b5dc6" officeooo:paragraph-rsid="002b5dc6" fo:background-color="transparent" style:font-name-asian="Arial3" style:font-size-asian="9pt" style:font-name-complex="Arial3" style:font-size-complex="9pt"/>
    </style:style>
    <style:style style:name="P119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5b277d" loext:opacity="100%" style:font-name="Arial" fo:font-size="9pt" fo:letter-spacing="normal" officeooo:rsid="00241daf" officeooo:paragraph-rsid="002b5dc6" fo:background-color="transparent" style:font-name-asian="Arial3" style:font-size-asian="9pt" style:font-name-complex="Arial3" style:font-size-complex="9pt"/>
    </style:style>
    <style:style style:name="P120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5b277d" loext:opacity="100%" style:font-name="Arial" fo:font-size="9pt" fo:letter-spacing="normal" officeooo:rsid="002a0eb5" officeooo:paragraph-rsid="002a0eb5" fo:background-color="transparent" style:font-name-asian="Arial3" style:font-size-asian="9pt" style:font-name-complex="Arial3" style:font-size-complex="9pt"/>
    </style:style>
    <style:style style:name="P121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5b277d" loext:opacity="100%" style:font-name="Arial" fo:font-size="9pt" fo:letter-spacing="normal" officeooo:rsid="00255219" officeooo:paragraph-rsid="002a0eb5" fo:background-color="transparent" style:font-name-asian="Arial3" style:font-size-asian="9pt" style:font-name-complex="Arial3" style:font-size-complex="9pt"/>
    </style:style>
    <style:style style:name="P122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5b277d" loext:opacity="100%" style:font-name="Arial" fo:font-size="9pt" fo:letter-spacing="normal" officeooo:rsid="00255219" officeooo:paragraph-rsid="002b5dc6" fo:background-color="transparent" style:font-name-asian="Arial3" style:font-size-asian="9pt" style:font-name-complex="Arial3" style:font-size-complex="9pt"/>
    </style:style>
    <style:style style:name="P123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5b277d" loext:opacity="100%" style:font-name="Arial" fo:font-size="9pt" fo:letter-spacing="normal" officeooo:rsid="00255219" officeooo:paragraph-rsid="002c4126" fo:background-color="transparent" style:font-name-asian="Arial3" style:font-size-asian="9pt" style:font-name-complex="Arial3" style:font-size-complex="9pt"/>
    </style:style>
    <style:style style:name="P124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5b277d" loext:opacity="100%" style:font-name="Arial" fo:font-size="9pt" fo:letter-spacing="normal" officeooo:rsid="00255219" officeooo:paragraph-rsid="002c8331" fo:background-color="transparent" style:font-name-asian="Arial3" style:font-size-asian="9pt" style:font-name-complex="Arial3" style:font-size-complex="9pt"/>
    </style:style>
    <style:style style:name="P125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ed4c05" loext:opacity="100%" style:font-name="Arial" fo:font-size="9pt" fo:letter-spacing="normal" officeooo:rsid="00270879" officeooo:paragraph-rsid="00270879" fo:background-color="transparent" style:font-name-asian="Arial3" style:font-size-asian="9pt" style:font-name-complex="Arial3" style:font-size-complex="9pt"/>
    </style:style>
    <style:style style:name="P126" style:family="paragraph" style:parent-style-name="Standard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ed4c05" loext:opacity="100%" style:font-name="Arial" fo:font-size="9pt" fo:letter-spacing="normal" officeooo:rsid="00270879" officeooo:paragraph-rsid="002b5dc6" fo:background-color="transparent" style:font-name-asian="Arial3" style:font-size-asian="9pt" style:font-name-complex="Arial3" style:font-size-complex="9pt"/>
    </style:style>
    <style:style style:name="P127" style:family="paragraph" style:parent-style-name="Standard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ed4c05" loext:opacity="100%" style:font-name="Arial" fo:font-size="9pt" fo:letter-spacing="normal" officeooo:rsid="00270879" officeooo:paragraph-rsid="002c4126" fo:background-color="transparent" style:font-name-asian="Arial3" style:font-size-asian="9pt" style:font-name-complex="Arial3" style:font-size-complex="9pt"/>
    </style:style>
    <style:style style:name="P128" style:family="paragraph" style:parent-style-name="Standard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ed4c05" loext:opacity="100%" style:font-name="Arial" fo:font-size="9pt" fo:letter-spacing="normal" officeooo:rsid="00270879" officeooo:paragraph-rsid="002c8331" fo:background-color="transparent" style:font-name-asian="Arial3" style:font-size-asian="9pt" style:font-name-complex="Arial3" style:font-size-complex="9pt"/>
    </style:style>
    <style:style style:name="P129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ed4c05" loext:opacity="100%" style:font-name="Arial" fo:font-size="9pt" fo:letter-spacing="normal" officeooo:rsid="0022fff6" officeooo:paragraph-rsid="00270879" fo:background-color="transparent" style:font-name-asian="Arial3" style:font-size-asian="9pt" style:font-name-complex="Arial3" style:font-size-complex="9pt"/>
    </style:style>
    <style:style style:name="P130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style:page-number="auto" fo:background-color="transparent"/>
      <style:text-properties fo:color="#ed4c05" loext:opacity="100%" style:font-name="Arial" fo:font-size="9pt" fo:letter-spacing="normal" officeooo:rsid="0022fff6" officeooo:paragraph-rsid="00270879" fo:background-color="transparent" style:font-name-asian="Arial3" style:font-size-asian="9pt" style:font-name-complex="Arial3" style:font-size-complex="9pt"/>
    </style:style>
    <style:style style:name="P131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ed4c05" loext:opacity="100%" style:font-name="Arial" fo:font-size="9pt" fo:letter-spacing="normal" officeooo:rsid="0022fff6" officeooo:paragraph-rsid="002a0eb5" fo:background-color="transparent" style:font-name-asian="Arial3" style:font-size-asian="9pt" style:font-name-complex="Arial3" style:font-size-complex="9pt"/>
    </style:style>
    <style:style style:name="P132" style:family="paragraph" style:parent-style-name="Standard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ed4c05" loext:opacity="100%" style:font-name="Arial" fo:font-size="9pt" fo:letter-spacing="normal" officeooo:rsid="0022fff6" officeooo:paragraph-rsid="002b5dc6" fo:background-color="transparent" style:font-name-asian="Arial3" style:font-size-asian="9pt" style:font-name-complex="Arial3" style:font-size-complex="9pt"/>
    </style:style>
    <style:style style:name="P133" style:family="paragraph" style:parent-style-name="Standard" style:master-page-name="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style:page-number="auto" fo:background-color="transparent"/>
      <style:text-properties fo:color="#ed4c05" loext:opacity="100%" style:font-name="Arial" fo:font-size="9pt" fo:letter-spacing="normal" officeooo:rsid="0022fff6" officeooo:paragraph-rsid="002b5dc6" fo:background-color="transparent" style:font-name-asian="Arial3" style:font-size-asian="9pt" style:font-name-complex="Arial3" style:font-size-complex="9pt"/>
    </style:style>
    <style:style style:name="P134" style:family="paragraph" style:parent-style-name="Standard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ed4c05" loext:opacity="100%" style:font-name="Arial" fo:font-size="9pt" fo:letter-spacing="normal" officeooo:rsid="0022fff6" officeooo:paragraph-rsid="002c4126" fo:background-color="transparent" style:font-name-asian="Arial3" style:font-size-asian="9pt" style:font-name-complex="Arial3" style:font-size-complex="9pt"/>
    </style:style>
    <style:style style:name="P135" style:family="paragraph" style:parent-style-name="Standard" style:master-page-name="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style:page-number="auto" fo:background-color="transparent"/>
      <style:text-properties fo:color="#ed4c05" loext:opacity="100%" style:font-name="Arial" fo:font-size="9pt" fo:letter-spacing="normal" officeooo:rsid="0022fff6" officeooo:paragraph-rsid="002c4126" fo:background-color="transparent" style:font-name-asian="Arial3" style:font-size-asian="9pt" style:font-name-complex="Arial3" style:font-size-complex="9pt"/>
    </style:style>
    <style:style style:name="P136" style:family="paragraph" style:parent-style-name="Standard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ed4c05" loext:opacity="100%" style:font-name="Arial" fo:font-size="9pt" fo:letter-spacing="normal" officeooo:rsid="0022fff6" officeooo:paragraph-rsid="002c8331" fo:background-color="transparent" style:font-name-asian="Arial3" style:font-size-asian="9pt" style:font-name-complex="Arial3" style:font-size-complex="9pt"/>
    </style:style>
    <style:style style:name="P137" style:family="paragraph" style:parent-style-name="Standard" style:master-page-name="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style:page-number="auto" fo:background-color="transparent"/>
      <style:text-properties fo:color="#ed4c05" loext:opacity="100%" style:font-name="Arial" fo:font-size="9pt" fo:letter-spacing="normal" officeooo:rsid="0022fff6" officeooo:paragraph-rsid="002c8331" fo:background-color="transparent" style:font-name-asian="Arial3" style:font-size-asian="9pt" style:font-name-complex="Arial3" style:font-size-complex="9pt"/>
    </style:style>
    <style:style style:name="P138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ed4c05" loext:opacity="100%" style:font-name="Arial" fo:font-size="9pt" fo:letter-spacing="normal" officeooo:rsid="00241daf" officeooo:paragraph-rsid="002a0eb5" fo:background-color="transparent" style:font-name-asian="Arial3" style:font-size-asian="9pt" style:font-name-complex="Arial3" style:font-size-complex="9pt"/>
    </style:style>
    <style:style style:name="P139" style:family="paragraph" style:parent-style-name="Standard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ed4c05" loext:opacity="100%" style:font-name="Arial" fo:font-size="9pt" fo:letter-spacing="normal" officeooo:rsid="00241daf" officeooo:paragraph-rsid="002b5dc6" fo:background-color="transparent" style:font-name-asian="Arial3" style:font-size-asian="9pt" style:font-name-complex="Arial3" style:font-size-complex="9pt"/>
    </style:style>
    <style:style style:name="P140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ed4c05" loext:opacity="100%" style:font-name="Arial" fo:font-size="9pt" fo:letter-spacing="normal" officeooo:rsid="00241daf" officeooo:paragraph-rsid="002b5dc6" fo:background-color="transparent" style:font-name-asian="Arial3" style:font-size-asian="9pt" style:font-name-complex="Arial3" style:font-size-complex="9pt"/>
    </style:style>
    <style:style style:name="P141" style:family="paragraph" style:parent-style-name="Standard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ed4c05" loext:opacity="100%" style:font-name="Arial" fo:font-size="9pt" fo:letter-spacing="normal" officeooo:rsid="00241daf" officeooo:paragraph-rsid="002c4126" fo:background-color="transparent" style:font-name-asian="Arial3" style:font-size-asian="9pt" style:font-name-complex="Arial3" style:font-size-complex="9pt"/>
    </style:style>
    <style:style style:name="P142" style:family="paragraph" style:parent-style-name="Standard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ed4c05" loext:opacity="100%" style:font-name="Arial" fo:font-size="9pt" fo:letter-spacing="normal" officeooo:rsid="00241daf" officeooo:paragraph-rsid="002c8331" fo:background-color="transparent" style:font-name-asian="Arial3" style:font-size-asian="9pt" style:font-name-complex="Arial3" style:font-size-complex="9pt"/>
    </style:style>
    <style:style style:name="P143" style:family="paragraph" style:parent-style-name="Standard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ed4c05" loext:opacity="100%" style:font-name="Arial" fo:font-size="9pt" fo:letter-spacing="normal" officeooo:rsid="002b5dc6" officeooo:paragraph-rsid="002b5dc6" fo:background-color="transparent" style:font-name-asian="Arial3" style:font-size-asian="9pt" style:font-name-complex="Arial3" style:font-size-complex="9pt"/>
    </style:style>
    <style:style style:name="P144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ed4c05" loext:opacity="100%" style:font-name="Arial" fo:font-size="9pt" fo:letter-spacing="normal" officeooo:rsid="002b5dc6" officeooo:paragraph-rsid="002b5dc6" fo:background-color="transparent" style:font-name-asian="Arial3" style:font-size-asian="9pt" style:font-name-complex="Arial3" style:font-size-complex="9pt"/>
    </style:style>
    <style:style style:name="P145" style:family="paragraph" style:parent-style-name="Standard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ed4c05" loext:opacity="100%" style:font-name="Arial" fo:font-size="9pt" fo:letter-spacing="normal" officeooo:rsid="002b5dc6" officeooo:paragraph-rsid="002c4126" fo:background-color="transparent" style:font-name-asian="Arial3" style:font-size-asian="9pt" style:font-name-complex="Arial3" style:font-size-complex="9pt"/>
    </style:style>
    <style:style style:name="P146" style:family="paragraph" style:parent-style-name="Standard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ed4c05" loext:opacity="100%" style:font-name="Arial" fo:font-size="9pt" fo:letter-spacing="normal" officeooo:rsid="002b5dc6" officeooo:paragraph-rsid="002c8331" fo:background-color="transparent" style:font-name-asian="Arial3" style:font-size-asian="9pt" style:font-name-complex="Arial3" style:font-size-complex="9pt"/>
    </style:style>
    <style:style style:name="P147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ed4c05" loext:opacity="100%" style:font-name="Arial" fo:font-size="9pt" fo:letter-spacing="normal" officeooo:rsid="002a0eb5" officeooo:paragraph-rsid="002a0eb5" fo:background-color="transparent" style:font-name-asian="Arial3" style:font-size-asian="9pt" style:font-name-complex="Arial3" style:font-size-complex="9pt"/>
    </style:style>
    <style:style style:name="P148" style:family="paragraph" style:parent-style-name="Standard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ed4c05" loext:opacity="100%" style:font-name="Arial" fo:font-size="9pt" fo:letter-spacing="normal" officeooo:rsid="002a0eb5" officeooo:paragraph-rsid="002b5dc6" fo:background-color="transparent" style:font-name-asian="Arial3" style:font-size-asian="9pt" style:font-name-complex="Arial3" style:font-size-complex="9pt"/>
    </style:style>
    <style:style style:name="P149" style:family="paragraph" style:parent-style-name="Standard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ed4c05" loext:opacity="100%" style:font-name="Arial" fo:font-size="9pt" fo:letter-spacing="normal" officeooo:rsid="002a0eb5" officeooo:paragraph-rsid="002c4126" fo:background-color="transparent" style:font-name-asian="Arial3" style:font-size-asian="9pt" style:font-name-complex="Arial3" style:font-size-complex="9pt"/>
    </style:style>
    <style:style style:name="P150" style:family="paragraph" style:parent-style-name="Standard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ed4c05" loext:opacity="100%" style:font-name="Arial" fo:font-size="9pt" fo:letter-spacing="normal" officeooo:rsid="002a0eb5" officeooo:paragraph-rsid="002c8331" fo:background-color="transparent" style:font-name-asian="Arial3" style:font-size-asian="9pt" style:font-name-complex="Arial3" style:font-size-complex="9pt"/>
    </style:style>
    <style:style style:name="P151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27622" loext:opacity="100%" style:font-name="Arial" fo:font-size="9pt" fo:letter-spacing="normal" officeooo:rsid="0022fff6" officeooo:paragraph-rsid="002b5dc6" fo:background-color="transparent" style:font-name-asian="Arial3" style:font-size-asian="9pt" style:font-name-complex="Arial3" style:font-size-complex="9pt"/>
    </style:style>
    <style:style style:name="P152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27622" loext:opacity="100%" style:font-name="Arial" fo:font-size="9pt" fo:letter-spacing="normal" officeooo:rsid="0022fff6" officeooo:paragraph-rsid="002c4126" fo:background-color="transparent" style:font-name-asian="Arial3" style:font-size-asian="9pt" style:font-name-complex="Arial3" style:font-size-complex="9pt"/>
    </style:style>
    <style:style style:name="P153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style:page-number="auto" fo:background-color="transparent"/>
      <style:text-properties fo:color="#127622" loext:opacity="100%" style:font-name="Arial" fo:font-size="9pt" fo:letter-spacing="normal" officeooo:rsid="00270879" officeooo:paragraph-rsid="002b5dc6" fo:background-color="transparent" style:font-name-asian="Arial3" style:font-size-asian="9pt" style:font-name-complex="Arial3" style:font-size-complex="9pt"/>
    </style:style>
    <style:style style:name="P154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27622" loext:opacity="100%" style:font-name="Arial" fo:font-size="9pt" fo:letter-spacing="normal" officeooo:rsid="002b5dc6" officeooo:paragraph-rsid="002b5dc6" fo:background-color="transparent" style:font-name-asian="Arial3" style:font-size-asian="9pt" style:font-name-complex="Arial3" style:font-size-complex="9pt"/>
    </style:style>
    <style:style style:name="P155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27622" loext:opacity="100%" style:font-name="Arial" fo:font-size="9pt" fo:letter-spacing="normal" officeooo:rsid="00241daf" officeooo:paragraph-rsid="002b5dc6" fo:background-color="transparent" style:font-name-asian="Arial3" style:font-size-asian="9pt" style:font-name-complex="Arial3" style:font-size-complex="9pt"/>
    </style:style>
    <style:style style:name="P156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27622" loext:opacity="100%" style:font-name="Arial" fo:font-size="9pt" fo:letter-spacing="normal" officeooo:rsid="002a0eb5" officeooo:paragraph-rsid="002b5dc6" fo:background-color="transparent" style:font-name-asian="Arial3" style:font-size-asian="9pt" style:font-name-complex="Arial3" style:font-size-complex="9pt"/>
    </style:style>
    <style:style style:name="P157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acb20c" loext:opacity="100%" style:font-name="Arial" fo:font-size="9pt" fo:letter-spacing="normal" officeooo:rsid="002b5dc6" officeooo:paragraph-rsid="002c4126" fo:background-color="transparent" style:font-name-asian="Arial3" style:font-size-asian="9pt" style:font-name-complex="Arial3" style:font-size-complex="9pt"/>
    </style:style>
    <style:style style:name="P158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style:page-number="auto" fo:background-color="transparent"/>
      <style:text-properties fo:color="#acb20c" loext:opacity="100%" style:font-name="Arial" fo:font-size="9pt" fo:letter-spacing="normal" officeooo:rsid="00270879" officeooo:paragraph-rsid="002c4126" fo:background-color="transparent" style:font-name-asian="Arial3" style:font-size-asian="9pt" style:font-name-complex="Arial3" style:font-size-complex="9pt"/>
    </style:style>
    <style:style style:name="P159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acb20c" loext:opacity="100%" style:font-name="Arial" fo:font-size="9pt" fo:letter-spacing="normal" officeooo:rsid="0022fff6" officeooo:paragraph-rsid="002c4126" fo:background-color="transparent" style:font-name-asian="Arial3" style:font-size-asian="9pt" style:font-name-complex="Arial3" style:font-size-complex="9pt"/>
    </style:style>
    <style:style style:name="P160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acb20c" loext:opacity="100%" style:font-name="Arial" fo:font-size="9pt" fo:letter-spacing="normal" officeooo:rsid="00241daf" officeooo:paragraph-rsid="002c4126" fo:background-color="transparent" style:font-name-asian="Arial3" style:font-size-asian="9pt" style:font-name-complex="Arial3" style:font-size-complex="9pt"/>
    </style:style>
    <style:style style:name="P161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acb20c" loext:opacity="100%" style:font-name="Arial" fo:font-size="9pt" fo:letter-spacing="normal" officeooo:rsid="002a0eb5" officeooo:paragraph-rsid="002c4126" fo:background-color="transparent" style:font-name-asian="Arial3" style:font-size-asian="9pt" style:font-name-complex="Arial3" style:font-size-complex="9pt"/>
    </style:style>
    <style:style style:name="P162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acb20c" loext:opacity="100%" style:font-name="Arial" fo:font-size="9pt" fo:letter-spacing="normal" officeooo:rsid="002c4126" officeooo:paragraph-rsid="002c4126" fo:background-color="transparent" style:font-name-asian="Arial3" style:font-size-asian="9pt" style:font-name-complex="Arial3" style:font-size-complex="9pt"/>
    </style:style>
    <style:style style:name="P163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c9211e" loext:opacity="100%" style:font-name="Arial" fo:font-size="9pt" fo:letter-spacing="normal" officeooo:rsid="002c4126" officeooo:paragraph-rsid="002c4126" fo:background-color="transparent" style:font-name-asian="Arial3" style:font-size-asian="9pt" style:font-name-complex="Arial3" style:font-size-complex="9pt"/>
    </style:style>
    <style:style style:name="P164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style:page-number="auto" fo:background-color="transparent"/>
      <style:text-properties fo:color="#c9211e" loext:opacity="100%" style:font-name="Arial" fo:font-size="9pt" fo:letter-spacing="normal" officeooo:rsid="00270879" officeooo:paragraph-rsid="002c4126" fo:background-color="transparent" style:font-name-asian="Arial3" style:font-size-asian="9pt" style:font-name-complex="Arial3" style:font-size-complex="9pt"/>
    </style:style>
    <style:style style:name="P165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c9211e" loext:opacity="100%" style:font-name="Arial" fo:font-size="9pt" fo:letter-spacing="normal" officeooo:rsid="0022fff6" officeooo:paragraph-rsid="002c4126" fo:background-color="transparent" style:font-name-asian="Arial3" style:font-size-asian="9pt" style:font-name-complex="Arial3" style:font-size-complex="9pt"/>
    </style:style>
    <style:style style:name="P166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c9211e" loext:opacity="100%" style:font-name="Arial" fo:font-size="9pt" fo:letter-spacing="normal" officeooo:rsid="002b5dc6" officeooo:paragraph-rsid="002c4126" fo:background-color="transparent" style:font-name-asian="Arial3" style:font-size-asian="9pt" style:font-name-complex="Arial3" style:font-size-complex="9pt"/>
    </style:style>
    <style:style style:name="P167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c9211e" loext:opacity="100%" style:font-name="Arial" fo:font-size="9pt" fo:letter-spacing="normal" officeooo:rsid="00241daf" officeooo:paragraph-rsid="002c4126" fo:background-color="transparent" style:font-name-asian="Arial3" style:font-size-asian="9pt" style:font-name-complex="Arial3" style:font-size-complex="9pt"/>
    </style:style>
    <style:style style:name="P168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c9211e" loext:opacity="100%" style:font-name="Arial" fo:font-size="9pt" fo:letter-spacing="normal" officeooo:rsid="002a0eb5" officeooo:paragraph-rsid="002c4126" fo:background-color="transparent" style:font-name-asian="Arial3" style:font-size-asian="9pt" style:font-name-complex="Arial3" style:font-size-complex="9pt"/>
    </style:style>
    <style:style style:name="P169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style:page-number="auto" fo:background-color="transparent"/>
      <style:text-properties fo:color="#8e86ae" loext:opacity="100%" style:font-name="Arial" fo:font-size="9pt" fo:letter-spacing="normal" officeooo:rsid="00270879" officeooo:paragraph-rsid="002c8331" fo:background-color="transparent" style:font-name-asian="Arial3" style:font-size-asian="9pt" style:font-name-complex="Arial3" style:font-size-complex="9pt"/>
    </style:style>
    <style:style style:name="P170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8e86ae" loext:opacity="100%" style:font-name="Arial" fo:font-size="9pt" fo:letter-spacing="normal" officeooo:rsid="0022fff6" officeooo:paragraph-rsid="002c8331" fo:background-color="transparent" style:font-name-asian="Arial3" style:font-size-asian="9pt" style:font-name-complex="Arial3" style:font-size-complex="9pt"/>
    </style:style>
    <style:style style:name="P171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8e86ae" loext:opacity="100%" style:font-name="Arial" fo:font-size="9pt" fo:letter-spacing="normal" officeooo:rsid="002b5dc6" officeooo:paragraph-rsid="002c8331" fo:background-color="transparent" style:font-name-asian="Arial3" style:font-size-asian="9pt" style:font-name-complex="Arial3" style:font-size-complex="9pt"/>
    </style:style>
    <style:style style:name="P172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8e86ae" loext:opacity="100%" style:font-name="Arial" fo:font-size="9pt" fo:letter-spacing="normal" officeooo:rsid="00241daf" officeooo:paragraph-rsid="002c8331" fo:background-color="transparent" style:font-name-asian="Arial3" style:font-size-asian="9pt" style:font-name-complex="Arial3" style:font-size-complex="9pt"/>
    </style:style>
    <style:style style:name="P173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8e86ae" loext:opacity="100%" style:font-name="Arial" fo:font-size="9pt" fo:letter-spacing="normal" officeooo:rsid="002a0eb5" officeooo:paragraph-rsid="002c8331" fo:background-color="transparent" style:font-name-asian="Arial3" style:font-size-asian="9pt" style:font-name-complex="Arial3" style:font-size-complex="9pt"/>
    </style:style>
    <style:style style:name="P174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8e86ae" loext:opacity="100%" style:font-name="Arial" fo:font-size="9pt" fo:letter-spacing="normal" officeooo:rsid="002c8331" officeooo:paragraph-rsid="002c8331" fo:background-color="transparent" style:font-name-asian="Arial3" style:font-size-asian="9pt" style:font-name-complex="Arial3" style:font-size-complex="9pt"/>
    </style:style>
    <style:style style:name="P175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fo:color="#8e86ae" loext:opacity="100%" style:font-name="Arial" fo:font-size="11pt" fo:letter-spacing="normal" fo:background-color="transparent" style:font-name-asian="Arial3" style:font-size-asian="11pt" style:font-name-complex="Arial3"/>
    </style:style>
    <style:style style:name="T1" style:family="text">
      <style:text-properties style:use-window-font-color="true" loext:opacity="0%" style:font-name="Arial" fo:font-size="11pt" fo:letter-spacing="normal" fo:font-style="italic" fo:font-weight="bold" fo:background-color="transparent" loext:char-shading-value="0" style:font-name-asian="Arial3" style:font-size-asian="11pt" style:font-style-asian="italic" style:font-weight-asian="bold" style:font-name-complex="Arial3"/>
    </style:style>
    <style:style style:name="T2" style:family="text">
      <style:text-properties style:use-window-font-color="true" loext:opacity="0%" style:font-name="Arial" fo:font-size="11pt" fo:letter-spacing="normal" fo:font-style="italic" fo:background-color="transparent" loext:char-shading-value="0" style:font-name-asian="Arial3" style:font-size-asian="11pt" style:font-style-asian="italic" style:font-name-complex="Arial3"/>
    </style:style>
    <style:style style:name="T3" style:family="text">
      <style:text-properties style:use-window-font-color="true" loext:opacity="0%" style:font-name="Arial" fo:font-size="11pt" fo:letter-spacing="normal" fo:font-style="italic" fo:background-color="transparent" loext:char-shading-value="0" style:font-name-asian="Arial3" style:font-size-asian="11pt" style:font-style-asian="italic" style:font-name-complex="Arial3" style:font-style-complex="italic"/>
    </style:style>
    <style:style style:name="T4" style:family="text">
      <style:text-properties style:use-window-font-color="true" loext:opacity="0%" style:font-name="Arial" fo:font-size="11pt" fo:letter-spacing="normal" fo:font-style="italic" officeooo:rsid="001a5a67" fo:background-color="transparent" loext:char-shading-value="0" style:font-name-asian="Arial3" style:font-size-asian="11pt" style:font-style-asian="italic" style:font-name-complex="Arial3" style:font-style-complex="italic"/>
    </style:style>
    <style:style style:name="T5" style:family="text">
      <style:text-properties style:use-window-font-color="true" loext:opacity="0%" style:font-name="Arial" fo:font-size="11pt" fo:letter-spacing="normal" fo:font-style="italic" officeooo:rsid="001bda2a" fo:background-color="transparent" loext:char-shading-value="0" style:font-name-asian="Arial3" style:font-size-asian="11pt" style:font-style-asian="italic" style:font-name-complex="Arial3" style:font-style-complex="italic"/>
    </style:style>
    <style:style style:name="T6" style:family="text">
      <style:text-properties style:use-window-font-color="true" loext:opacity="0%" style:font-name="Arial" fo:font-size="11pt" fo:letter-spacing="normal" fo:font-style="italic" officeooo:rsid="001cd5ad" fo:background-color="transparent" loext:char-shading-value="0" style:font-name-asian="Arial3" style:font-size-asian="11pt" style:font-style-asian="italic" style:font-name-complex="Arial3" style:font-style-complex="italic"/>
    </style:style>
    <style:style style:name="T7" style:family="text">
      <style:text-properties style:use-window-font-color="true" loext:opacity="0%" style:font-name="Arial" fo:font-size="11pt" fo:letter-spacing="normal" fo:font-style="italic" officeooo:rsid="0020323a" fo:background-color="transparent" loext:char-shading-value="0" style:font-name-asian="Arial3" style:font-size-asian="11pt" style:font-style-asian="italic" style:font-name-complex="Arial3" style:font-style-complex="italic"/>
    </style:style>
    <style:style style:name="T8" style:family="text">
      <style:text-properties style:use-window-font-color="true" loext:opacity="0%" style:font-name="Arial" fo:font-size="11pt" fo:letter-spacing="normal" fo:font-style="italic" fo:font-weight="normal" fo:background-color="transparent" loext:char-shading-value="0" style:font-name-asian="Arial3" style:font-size-asian="11pt" style:font-style-asian="italic" style:font-weight-asian="normal" style:font-name-complex="Arial3" style:font-style-complex="italic" style:font-weight-complex="normal"/>
    </style:style>
    <style:style style:name="T9" style:family="text">
      <style:text-properties style:use-window-font-color="true" loext:opacity="0%" style:font-name="Arial" fo:font-size="11pt" fo:letter-spacing="normal" fo:font-style="italic" fo:font-weight="normal" officeooo:rsid="0020323a" fo:background-color="transparent" loext:char-shading-value="0" style:font-name-asian="Arial3" style:font-size-asian="11pt" style:font-style-asian="italic" style:font-weight-asian="normal" style:font-name-complex="Arial3" style:font-style-complex="italic" style:font-weight-complex="normal"/>
    </style:style>
    <style:style style:name="T10" style:family="text">
      <style:text-properties style:use-window-font-color="true" loext:opacity="0%" style:font-name="Arial" fo:font-size="11pt" fo:letter-spacing="normal" fo:background-color="transparent" loext:char-shading-value="0" style:font-name-asian="Arial3" style:font-size-asian="11pt" style:font-name-complex="Arial3"/>
    </style:style>
    <style:style style:name="T11" style:family="text">
      <style:text-properties style:use-window-font-color="true" loext:opacity="0%" style:font-name="Arial" fo:font-size="11pt" fo:letter-spacing="normal" officeooo:rsid="001a5a67" fo:background-color="transparent" loext:char-shading-value="0" style:font-name-asian="Arial3" style:font-size-asian="11pt" style:font-name-complex="Arial3"/>
    </style:style>
    <style:style style:name="T12" style:family="text">
      <style:text-properties style:use-window-font-color="true" loext:opacity="0%" style:font-name="Arial" fo:font-size="11pt" fo:letter-spacing="normal" officeooo:rsid="001a9521" fo:background-color="transparent" loext:char-shading-value="0" style:font-name-asian="Arial3" style:font-size-asian="11pt" style:font-name-complex="Arial3"/>
    </style:style>
    <style:style style:name="T13" style:family="text">
      <style:text-properties style:use-window-font-color="true" loext:opacity="0%" style:font-name="Arial" fo:font-size="11pt" fo:letter-spacing="normal" officeooo:rsid="001bda2a" fo:background-color="transparent" loext:char-shading-value="0" style:font-name-asian="Arial3" style:font-size-asian="11pt" style:font-name-complex="Arial3"/>
    </style:style>
    <style:style style:name="T14" style:family="text">
      <style:text-properties style:use-window-font-color="true" loext:opacity="0%" style:font-name="Arial" fo:font-size="11pt" fo:letter-spacing="normal" officeooo:rsid="001c3571" fo:background-color="transparent" loext:char-shading-value="0" style:font-name-asian="Arial3" style:font-size-asian="11pt" style:font-name-complex="Arial3"/>
    </style:style>
    <style:style style:name="T15" style:family="text">
      <style:text-properties style:use-window-font-color="true" loext:opacity="0%" style:font-name="Arial" fo:font-size="11pt" fo:letter-spacing="normal" officeooo:rsid="001cd5ad" fo:background-color="transparent" loext:char-shading-value="0" style:font-name-asian="Arial3" style:font-size-asian="11pt" style:font-name-complex="Arial3"/>
    </style:style>
    <style:style style:name="T16" style:family="text">
      <style:text-properties style:use-window-font-color="true" loext:opacity="0%" style:font-name="Arial" fo:font-size="11pt" fo:letter-spacing="normal" officeooo:rsid="001e710f" fo:background-color="transparent" loext:char-shading-value="0" style:font-name-asian="Arial3" style:font-size-asian="11pt" style:font-name-complex="Arial3"/>
    </style:style>
    <style:style style:name="T17" style:family="text">
      <style:text-properties style:use-window-font-color="true" loext:opacity="0%" style:font-name="Arial" fo:font-size="11pt" fo:letter-spacing="normal" officeooo:rsid="001e7c47" fo:background-color="transparent" loext:char-shading-value="0" style:font-name-asian="Arial3" style:font-size-asian="11pt" style:font-name-complex="Arial3"/>
    </style:style>
    <style:style style:name="T18" style:family="text">
      <style:text-properties style:use-window-font-color="true" loext:opacity="0%" style:font-name="Arial" fo:font-size="11pt" fo:letter-spacing="normal" officeooo:rsid="0020323a" fo:background-color="transparent" loext:char-shading-value="0" style:font-name-asian="Arial3" style:font-size-asian="11pt" style:font-name-complex="Arial3"/>
    </style:style>
    <style:style style:name="T19" style:family="text">
      <style:text-properties style:use-window-font-color="true" loext:opacity="0%" style:font-name="Arial" fo:font-size="11pt" fo:letter-spacing="normal" officeooo:rsid="0020f5f8" fo:background-color="transparent" loext:char-shading-value="0" style:font-name-asian="Arial3" style:font-size-asian="11pt" style:font-name-complex="Arial3"/>
    </style:style>
    <style:style style:name="T20" style:family="text">
      <style:text-properties style:use-window-font-color="true" loext:opacity="0%" style:font-name="Arial" fo:font-size="11pt" fo:letter-spacing="normal" officeooo:rsid="00215db6" fo:background-color="transparent" loext:char-shading-value="0" style:font-name-asian="Arial3" style:font-size-asian="11pt" style:font-name-complex="Arial3"/>
    </style:style>
    <style:style style:name="T21" style:family="text">
      <style:text-properties style:use-window-font-color="true" loext:opacity="0%" style:font-name="Arial" fo:font-size="11pt" fo:letter-spacing="normal" officeooo:rsid="002c4126" fo:background-color="transparent" loext:char-shading-value="0" style:font-name-asian="Arial3" style:font-size-asian="11pt" style:font-name-complex="Arial3"/>
    </style:style>
    <style:style style:name="T22" style:family="text">
      <style:text-properties style:use-window-font-color="true" loext:opacity="0%" style:font-name="Arial" fo:font-size="11pt" fo:letter-spacing="normal" fo:font-style="normal" fo:background-color="transparent" loext:char-shading-value="0" style:font-name-asian="Arial3" style:font-size-asian="11pt" style:font-style-asian="normal" style:font-name-complex="Arial3" style:font-style-complex="normal"/>
    </style:style>
    <style:style style:name="T23" style:family="text">
      <style:text-properties style:use-window-font-color="true" loext:opacity="0%" style:font-name="Arial" fo:font-size="11pt" fo:letter-spacing="normal" fo:font-style="normal" fo:font-weight="normal" fo:background-color="transparent" loext:char-shading-value="0" style:font-name-asian="Arial3" style:font-size-asian="11pt" style:font-style-asian="normal" style:font-weight-asian="normal" style:font-name-complex="Arial3" style:font-style-complex="normal" style:font-weight-complex="normal"/>
    </style:style>
    <style:style style:name="T24" style:family="text">
      <style:text-properties style:use-window-font-color="true" loext:opacity="0%" style:font-name="Arial" fo:font-size="11pt" fo:letter-spacing="normal" fo:font-style="normal" fo:font-weight="normal" officeooo:rsid="001e710f" fo:background-color="transparent" loext:char-shading-value="0" style:font-name-asian="Arial3" style:font-size-asian="11pt" style:font-style-asian="normal" style:font-weight-asian="normal" style:font-name-complex="Arial3" style:font-style-complex="normal" style:font-weight-complex="normal"/>
    </style:style>
    <style:style style:name="T25" style:family="text">
      <style:text-properties style:use-window-font-color="true" loext:opacity="0%" style:font-name="Arial" fo:font-size="11pt" fo:letter-spacing="normal" fo:font-style="normal" fo:font-weight="normal" officeooo:rsid="001e7c47" fo:background-color="transparent" loext:char-shading-value="0" style:font-name-asian="Arial3" style:font-size-asian="11pt" style:font-style-asian="normal" style:font-weight-asian="normal" style:font-name-complex="Arial3" style:font-style-complex="normal" style:font-weight-complex="normal"/>
    </style:style>
    <style:style style:name="T26" style:family="text">
      <style:text-properties style:use-window-font-color="true" loext:opacity="0%" style:font-name="Arial" fo:font-size="11pt" fo:letter-spacing="normal" fo:font-style="normal" fo:font-weight="normal" officeooo:rsid="0020323a" fo:background-color="transparent" loext:char-shading-value="0" style:font-name-asian="Arial3" style:font-size-asian="11pt" style:font-style-asian="normal" style:font-weight-asian="normal" style:font-name-complex="Arial3" style:font-style-complex="normal" style:font-weight-complex="normal"/>
    </style:style>
    <style:style style:name="T27" style:family="text">
      <style:text-properties style:use-window-font-color="true" loext:opacity="0%" style:font-name="Arial" fo:font-size="11pt" fo:letter-spacing="normal" fo:font-style="normal" fo:font-weight="normal" officeooo:rsid="0020f5f8" fo:background-color="transparent" loext:char-shading-value="0" style:font-name-asian="Arial3" style:font-size-asian="11pt" style:font-style-asian="normal" style:font-weight-asian="normal" style:font-name-complex="Arial3" style:font-style-complex="normal" style:font-weight-complex="normal"/>
    </style:style>
    <style:style style:name="T28" style:family="text">
      <style:text-properties fo:font-style="italic" style:font-style-asian="italic" style:font-style-complex="italic"/>
    </style:style>
    <style:style style:name="T29" style:family="text">
      <style:text-properties fo:font-style="normal" style:font-style-asian="normal" style:font-style-complex="normal"/>
    </style:style>
    <style:style style:name="T30" style:family="text">
      <style:text-properties fo:font-style="normal" fo:font-weight="normal" officeooo:rsid="001a9521" style:font-style-asian="normal" style:font-weight-asian="normal" style:font-style-complex="normal" style:font-weight-complex="normal"/>
    </style:style>
    <style:style style:name="T31" style:family="text">
      <style:text-properties fo:font-style="normal" fo:font-weight="normal" officeooo:rsid="001e710f" style:font-style-asian="normal" style:font-weight-asian="normal" style:font-style-complex="normal" style:font-weight-complex="normal"/>
    </style:style>
    <style:style style:name="T32" style:family="text">
      <style:text-properties style:font-name="Arial2"/>
    </style:style>
    <style:style style:name="T33" style:family="text">
      <style:text-properties style:font-name="Arial2" officeooo:rsid="001cd5ad"/>
    </style:style>
    <style:style style:name="T34" style:family="text">
      <style:text-properties style:font-name="Arial2" fo:font-style="italic" fo:font-weight="bold" style:font-style-asian="italic" style:font-weight-asian="bold" style:font-style-complex="italic" style:font-weight-complex="bold"/>
    </style:style>
    <style:style style:name="T35" style:family="text">
      <style:text-properties style:font-name="Arial2" fo:font-style="italic" fo:font-weight="bold" officeooo:rsid="001cd5ad" style:font-style-asian="italic" style:font-weight-asian="bold" style:font-style-complex="italic" style:font-weight-complex="bold"/>
    </style:style>
    <style:style style:name="T36" style:family="text">
      <style:text-properties style:font-name="Arial2" fo:font-style="italic" fo:font-weight="bold" officeooo:rsid="001e710f" style:font-style-asian="italic" style:font-weight-asian="bold" style:font-style-complex="italic" style:font-weight-complex="bold"/>
    </style:style>
    <style:style style:name="T37" style:family="text">
      <style:text-properties style:font-name="Arial2" fo:font-style="italic" fo:font-weight="bold" officeooo:rsid="00197404" style:font-style-asian="italic" style:font-weight-asian="bold" style:font-style-complex="italic" style:font-weight-complex="bold"/>
    </style:style>
    <style:style style:name="T38" style:family="text">
      <style:text-properties style:font-name="Arial2" fo:font-style="italic" fo:font-weight="bold" officeooo:rsid="0020323a" style:font-style-asian="italic" style:font-weight-asian="bold" style:font-style-complex="italic" style:font-weight-complex="bold"/>
    </style:style>
    <style:style style:name="T39" style:family="text">
      <style:text-properties style:font-name="Arial2" fo:font-style="italic" style:font-style-asian="italic" style:font-style-complex="italic"/>
    </style:style>
    <style:style style:name="T40" style:family="text">
      <style:text-properties style:font-name="Arial2" fo:font-style="italic" officeooo:rsid="0020323a" style:font-style-asian="italic" style:font-style-complex="italic"/>
    </style:style>
    <style:style style:name="T41" style:family="text">
      <style:text-properties style:font-name="Arial2" officeooo:rsid="001e710f"/>
    </style:style>
    <style:style style:name="T42" style:family="text">
      <style:text-properties style:font-name="Arial2" fo:font-style="normal" fo:font-weight="normal" officeooo:rsid="00197404" style:font-style-asian="normal" style:font-weight-asian="normal" style:font-style-complex="normal" style:font-weight-complex="normal"/>
    </style:style>
    <style:style style:name="T43" style:family="text">
      <style:text-properties style:font-name="Arial2" officeooo:rsid="00197404"/>
    </style:style>
    <style:style style:name="T44" style:family="text">
      <style:text-properties style:font-name="Arial2" officeooo:rsid="0020323a"/>
    </style:style>
    <style:style style:name="T45" style:family="text">
      <style:text-properties officeooo:rsid="001a9521"/>
    </style:style>
    <style:style style:name="T46" style:family="text">
      <style:text-properties fo:font-weight="normal" officeooo:rsid="001a9521" style:font-weight-asian="normal" style:font-weight-complex="normal"/>
    </style:style>
    <style:style style:name="T47" style:family="text">
      <style:text-properties fo:font-weight="normal" officeooo:rsid="001e710f" style:font-weight-asian="normal" style:font-weight-complex="normal"/>
    </style:style>
    <style:style style:name="T48" style:family="text">
      <style:text-properties officeooo:rsid="00241daf"/>
    </style:style>
    <style:style style:name="T49" style:family="text">
      <style:text-properties officeooo:rsid="00255219"/>
    </style:style>
    <style:style style:name="T50" style:family="text">
      <style:text-properties officeooo:rsid="00270879"/>
    </style:style>
    <style:style style:name="T51" style:family="text">
      <style:text-properties officeooo:rsid="002b5dc6"/>
    </style:style>
    <style:style style:name="T52" style:family="text">
      <style:text-properties fo:color="#5b277d" loext:opacity="100%" officeooo:rsid="00270879"/>
    </style:style>
    <style:style style:name="T53" style:family="text">
      <style:text-properties fo:color="#ed4c05" loext:opacity="100%"/>
    </style:style>
    <style:style style:name="T54" style:family="text">
      <style:text-properties fo:color="#ed4c05" loext:opacity="100%" officeooo:rsid="00255219"/>
    </style:style>
    <style:style style:name="T55" style:family="text">
      <style:text-properties officeooo:rsid="0008ba46"/>
    </style:style>
    <style:style style:name="T56" style:family="text">
      <style:text-properties style:font-size-complex="9pt"/>
    </style:style>
    <style:style style:name="T57" style:family="text">
      <style:text-properties officeooo:rsid="002c4126"/>
    </style:style>
    <style:style style:name="T58" style:family="text">
      <style:text-properties officeooo:rsid="002c833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><text:span text:style-name="T1">Fire spells:</text:span></text:p>
      <text:p text:style-name="P28"><text:span text:style-name="T10">Fireball (</text:span><text:span text:style-name="T2">Arcane</text:span><text:span text:style-name="T10">):</text:span></text:p>
      <text:p text:style-name="P28"><text:span text:style-name="T10">Lvl1: Deals X fire damage</text:span></text:p>
      <text:p text:style-name="P28"><text:span text:style-name="T10">Lvl2: Deals X fire damage</text:span></text:p>
      <text:p text:style-name="P28"><text:span text:style-name="T10">Lvl3: Deals X fire damage, 30% chance to deal 10% of damage to all other body parts</text:span></text:p>
      <text:p text:style-name="P28"><text:span text:style-name="T10">Lvl4: Deals X fire damage, 40% chance to deal 10% of damage to all other body parts</text:span></text:p>
      <text:p text:style-name="P28"><text:span text:style-name="T10">Lvl5: Deals X fire damage, 50% chance to deal 10% of damage to all other body parts</text:span></text:p>
      <text:p text:style-name="P98"/>
      <text:p text:style-name="P47">TAGS: SPELL | FIRE | ARCANE<text:line-break/><text:span text:style-name="T50">GENERIC:<text:line-break/>Perks:</text:span></text:p>
      <text:p text:style-name="P47">Supposed to Rot: +0,2 dmg multi per necrotic limb</text:p>
      <text:p text:style-name="P47">Herald of salvation: -0,05 dmg multi</text:p>
      <text:p text:style-name="P75">Reckless: +0,05 dmg multi per cloth or empty armor slot</text:p>
      <text:p text:style-name="P48"/>
      <text:p text:style-name="P55">Weapons:</text:p>
      <text:p text:style-name="P59">Daevas capricionsouness: 10% to 25% of random fire/cold/light</text:p>
      <text:p text:style-name="P58">Demongrip: 25% as fire</text:p>
      <text:p text:style-name="P58">Hellsiege: 25% as fire</text:p>
      <text:p text:style-name="P58">Desert wind: 15% as fire</text:p>
      <text:p text:style-name="P58">Marids gift: 15% as cold</text:p>
      <text:p text:style-name="P58">Eventide: 35% as cold</text:p>
      <text:p text:style-name="P58">Thurizas: 35% as light</text:p>
      <text:p text:style-name="P58">Crescent Moon: 15% as magic</text:p>
      <text:p text:style-name="P58">Cuchaviva: 15% as magic</text:p>
      <text:p text:style-name="P58"/>
      <text:p text:style-name="P50"><text:span text:style-name="T50">Items:</text:span></text:p>
      <text:p text:style-name="P59">Cleanser of the unholy: 10% as fire</text:p>
      <text:p text:style-name="P58">Voice of the Storm: 15% as lightning</text:p>
      <text:p text:style-name="P69">Acolyte of the damned: 15% as magic</text:p>
      <text:p text:style-name="P58">Essence Spike: 8% as magic</text:p>
      <text:p text:style-name="P58">Hourglass of reshaping: 8% as magic</text:p>
      <text:p text:style-name="P50"><text:span text:style-name="T55">Zircon ring: 5% added as magic</text:span><text:span text:style-name="T50"><text:line-break/></text:span>Poisoner’s Precaution: 20% chance to poison</text:p>
      <text:p text:style-name="P39">The Stampede: +0,02 dmg multi per initiative higher than enemy</text:p>
      <text:p text:style-name="P43">ruby ring: 3% of dmg as fire per affliction on enemy</text:p>
      <text:p text:style-name="P43">amber ring: +0,07 mult if at full endurance</text:p>
      <text:p text:style-name="P43">soapstone ring: +0,08 mult if enemy restrained</text:p>
      <text:p text:style-name="P43">jet: +0,2 mult</text:p>
      <text:p text:style-name="P96"><text:span text:style-name="T50"><text:line-break/>---------------------------<text:line-break/>SPELL<text:line-break/>Perks:<text:line-break/></text:span>Destructor: +0.1 dmg multi</text:p>
      <text:p text:style-name="P96"/>
      <text:p text:style-name="P105">Weapons:</text:p>
      <text:p text:style-name="P93"><text:soft-page-break/>Crescent moon: After an attack crits, this deals +0,25 dmg multi</text:p>
      <text:p text:style-name="P93"/>
      <text:p text:style-name="P88"><text:span text:style-name="T51">Equipment</text:span>:</text:p>
      <text:p text:style-name="P96">Acolyte of the damned: spend 5% of currend end and half that to dmg</text:p>
      <text:p text:style-name="P92">Kinetic absorber: -1 to cd when you block</text:p>
      <text:p text:style-name="P77">Pledge of blood: if at max end, remove 10% of it and gain +4 rating</text:p>
      <text:p text:style-name="P77">Hourglass of reshaping: +0,05 dmg mult per spell on cd</text:p>
      <text:p text:style-name="P77">ancient puzzle box: if last use of spell, then +0,1 mult and +2 rating</text:p>
      <text:p text:style-name="P77">topaz ring: next attack deals 10% extra as lightning</text:p>
      <text:p text:style-name="P77">pearl ring: if first spell of combat, +3 rating</text:p>
      <text:p text:style-name="P77">nacre: 15% chance of not going into cd</text:p>
      <text:p text:style-name="P81">---------------------------<text:line-break/><text:span text:style-name="T53">FIRE</text:span></text:p>
      <text:p text:style-name="P125">Perks:</text:p>
      <text:p text:style-name="P129">Pyromancer: Minimum level 2</text:p>
      <text:p text:style-name="P129">Cremator: 15% chance to burn</text:p>
      <text:p text:style-name="P129">Fan the flames: Burns deal +0.4 dmg multi and last 1 turn less</text:p>
      <text:p text:style-name="P130">Firewalker: +0,1 dmg multi</text:p>
      <text:p text:style-name="P129">Lich: -1 to maximum level</text:p>
      <text:p text:style-name="P131">Electromancer: -1 to maximum level</text:p>
      <text:p text:style-name="P138"/>
      <text:p text:style-name="P144">Weapons:</text:p>
      <text:p text:style-name="P140">Desert wind: next attack deals 30% extra dmg as fire</text:p>
      <text:p text:style-name="P138"/>
      <text:p text:style-name="P147"><text:span text:style-name="T51">Equipment</text:span>:</text:p>
      <text:p text:style-name="P138">Hand of the vizier: +1 to rating, next attack deals 10% extra dmg as fire</text:p>
      <text:p text:style-name="P96"><text:span text:style-name="T54">ammo ring: burns deal 2% of targets max end per round</text:span><text:span text:style-name="T50"><text:line-break/>----------------------------<text:line-break/></text:span><text:span text:style-name="T52">ARCANE</text:span></text:p>
      <text:p text:style-name="P114">Perks:</text:p>
      <text:p text:style-name="P115">Arcanist: +2 to rating</text:p>
      <text:p text:style-name="P115">Scroll Savant: +4 to rating if cast from a scroll</text:p>
      <text:p text:style-name="P116"/>
      <text:p text:style-name="P118">Weapons:</text:p>
      <text:p text:style-name="P119">Tool of creation: +1 to rating/+2 if ToC has a glyph</text:p>
      <text:p text:style-name="P119">Magisters rod: +1 to rating/ armor pen converted to rating at 2:1</text:p>
      <text:p text:style-name="P119">Shimmerstaff: +1 to rating</text:p>
      <text:p text:style-name="P119"/>
      <text:p text:style-name="P120"><text:span text:style-name="T51">Equipment</text:span>:</text:p>
      <text:p text:style-name="P117">Sorcerer’s Pledge: <text:span text:style-name="T48">+1 to rating if arcane</text:span></text:p>
      <text:p text:style-name="P117">Sorcerer’s Pledge: -0,1 dmg multi <text:span text:style-name="T48">if not arcane</text:span></text:p>
      <text:p text:style-name="P121">great icosahedron: +2 to rating, unlocks lvl 6</text:p>
      <text:p text:style-name="P97"><text:line-break/></text:p>
      <text:p text:style-name="P25"/>
      <text:p text:style-name="P26"/>
      <text:p text:style-name="P108"><text:span text:style-name="T56"/></text:p>
      <text:p text:style-name="P108"><text:span text:style-name="T56"/></text:p>
      <text:p text:style-name="P108"><text:span text:style-name="T56"/></text:p>
      <text:p text:style-name="P109" loext:marker-style-name="T10"><text:soft-page-break/></text:p>
      <text:p text:style-name="P27" loext:marker-style-name="T10"><text:span text:style-name="T10">Fissure (</text:span><text:span text:style-name="T2">Nature):</text:span></text:p>
      <text:p text:style-name="P27" loext:marker-style-name="T10"><text:span text:style-name="T10">Lvl1: Deal X fire damage to all body parts</text:span><text:span text:style-name="T10"/></text:p>
      <text:p text:style-name="P27" loext:marker-style-name="T10"><text:span text:style-name="T10">Lvl2: Deal X fire damage to all body parts</text:span><text:span text:style-name="T10"/></text:p>
      <text:p text:style-name="P27" loext:marker-style-name="T10"><text:span text:style-name="T10">Lvl3: Deal X fire damage to all body parts, 20% chance to burn</text:span><text:span text:style-name="T10"/></text:p>
      <text:p text:style-name="P27" loext:marker-style-name="T10"><text:span text:style-name="T10">Lvl4: Deal X fire damage to all body parts, 30% chance to burn</text:span><text:span text:style-name="T10"/></text:p>
      <text:p text:style-name="P27" loext:marker-style-name="T10"><text:span text:style-name="T10">Lvl5: Deal X fire damage to all body parts, 40% chance to burn</text:span><text:span text:style-name="T10"/></text:p>
      <text:p text:style-name="P109" loext:marker-style-name="T10"/>
      <text:p text:style-name="P49">TAGS: SPELL | FIRE | <text:span text:style-name="T51">NATURE</text:span><text:line-break/><text:span text:style-name="T50">GENERIC:<text:line-break/>Perks:</text:span></text:p>
      <text:p text:style-name="P50">Supposed to Rot: +0,2 dmg multi per necrotic limb</text:p>
      <text:p text:style-name="P50">Herald of salvation: -0,05 dmg multi</text:p>
      <text:p text:style-name="P75">Reckless: +0,05 dmg multi per cloth or empty armor slot</text:p>
      <text:p text:style-name="P50"/>
      <text:p text:style-name="P55">Weapons:</text:p>
      <text:p text:style-name="P59">Daevas capricionsouness: 10% to 25% of random fire/cold/light</text:p>
      <text:p text:style-name="P58">Demongrip: 25% as fire</text:p>
      <text:p text:style-name="P58">Hellsiege: 25% as fire</text:p>
      <text:p text:style-name="P58">Desert wind: 15% as fire</text:p>
      <text:p text:style-name="P58">Marids gift: 15% as cold</text:p>
      <text:p text:style-name="P58">Eventide: 35% as cold</text:p>
      <text:p text:style-name="P58">Thurizas: 35% as light</text:p>
      <text:p text:style-name="P58">Crescent Moon: 15% as magic</text:p>
      <text:p text:style-name="P58">Cuchaviva: 15% as magic</text:p>
      <text:p text:style-name="P58"/>
      <text:p text:style-name="P50"><text:span text:style-name="T50">Items:</text:span></text:p>
      <text:p text:style-name="P59">Cleanser of the unholy: 10% as fire</text:p>
      <text:p text:style-name="P58">Voice of the Storm: 15% as lightning</text:p>
      <text:p text:style-name="P69">Acolyte of the damned: 15% as magic</text:p>
      <text:p text:style-name="P58">Essence Spike: 8% as magic</text:p>
      <text:p text:style-name="P58">Hourglass of reshaping: 8% as magic</text:p>
      <text:p text:style-name="P50"><text:span text:style-name="T55">Zircon ring: 5% added as magic</text:span><text:span text:style-name="T50"><text:line-break/></text:span>Poisoner’s Precaution: 20% chance to poison</text:p>
      <text:p text:style-name="P40">The Stampede: +0,02 dmg multi per initiative higher than enemy</text:p>
      <text:p text:style-name="P44">ruby ring: 3% of dmg as fire per affliction on enemy</text:p>
      <text:p text:style-name="P44">amber ring: +0,07 mult if at full endurance</text:p>
      <text:p text:style-name="P44">soapstone ring: +0,08 mult if enemy restrained</text:p>
      <text:p text:style-name="P44">jet: +0,2 mult</text:p>
      <text:p text:style-name="P100"><text:span text:style-name="T50"><text:line-break/>---------------------------<text:line-break/>SPELL<text:line-break/>Perks:<text:line-break/></text:span>Destructor: +0.1 dmg multi</text:p>
      <text:p text:style-name="P100"/>
      <text:p text:style-name="P105">Weapons:</text:p>
      <text:p text:style-name="P93">Crescent moon: After an attack crits, this deals +0,25 dmg multi</text:p>
      <text:p text:style-name="P93"/>
      <text:p text:style-name="P89"><text:span text:style-name="T51">Equipment</text:span>:</text:p>
      <text:p text:style-name="P100"><text:soft-page-break/>Acolyte of the damned: spend 5% of currend end and half that to dmg</text:p>
      <text:p text:style-name="P93">Kinetic absorber: -1 to cd when you block</text:p>
      <text:p text:style-name="P78">Pledge of blood: if at max end, remove 10% of it and gain +4 rating</text:p>
      <text:p text:style-name="P78">Hourglass of reshaping: +0,05 dmg mult per spell on cd</text:p>
      <text:p text:style-name="P78">ancient puzzle box: if last use of spell, then +0,1 mult and +2 rating</text:p>
      <text:p text:style-name="P78">topaz ring: next attack deals 10% extra as lightning</text:p>
      <text:p text:style-name="P78">pearl ring: if first spell of combat, +3 rating</text:p>
      <text:p text:style-name="P78">nacre: 15% chance of not going into cd</text:p>
      <text:p text:style-name="P82">---------------------------</text:p>
      <text:p text:style-name="P83"><text:span text:style-name="T53">FIRE</text:span></text:p>
      <text:p text:style-name="P126">Perks:</text:p>
      <text:p text:style-name="P132">Pyromancer: Minimum level 2</text:p>
      <text:p text:style-name="P132">Cremator: 15% chance to burn</text:p>
      <text:p text:style-name="P132">Fan the flames: Burns deal +0.4 dmg multi and last 1 turn less</text:p>
      <text:p text:style-name="P133">Firewalker: +0,1 dmg multi</text:p>
      <text:p text:style-name="P132">Lich: -1 to maximum level</text:p>
      <text:p text:style-name="P132">Electromancer: -1 to maximum level</text:p>
      <text:p text:style-name="P139"/>
      <text:p text:style-name="P143">Weapons:</text:p>
      <text:p text:style-name="P139">Desert wind: next attack deals 30% extra dmg as fire</text:p>
      <text:p text:style-name="P139"/>
      <text:p text:style-name="P148"><text:span text:style-name="T51">Equipment</text:span>:</text:p>
      <text:p text:style-name="P139">Hand of the vizier: +1 to rating, next attack deals 10% extra dmg as fire</text:p>
      <text:p text:style-name="P99"><text:span text:style-name="T54">ammo ring: burns deal 2% of targets max end per round</text:span></text:p>
      <text:p text:style-name="P122"><text:span text:style-name="T53">great icosahedron: +2 to rating, unlocks lvl 6</text:span></text:p>
      <text:p text:style-name="P72"><text:span text:style-name="T49">---------------------------</text:span></text:p>
      <text:p text:style-name="P154">NATURE</text:p>
      <text:p text:style-name="P153">Perks:</text:p>
      <text:p text:style-name="P151"><text:span text:style-name="T51">Shaman</text:span>: +2 to rating</text:p>
      <text:p text:style-name="P151"/>
      <text:p text:style-name="P151"/>
      <text:p text:style-name="P154">Weapons:</text:p>
      <text:p text:style-name="P154">Desert wind: rating +1</text:p>
      <text:p text:style-name="P155"/>
      <text:p text:style-name="P156"><text:span text:style-name="T51">Equipment</text:span>:</text:p>
      <text:p text:style-name="P152">Sorcerer’s Pledge: <text:span text:style-name="T48">+1 to rating if </text:span><text:span text:style-name="T57">nature</text:span></text:p>
      <text:p text:style-name="P152">Sorcerer’s Pledge: -0,1 dmg multi <text:span text:style-name="T48">if not </text:span><text:span text:style-name="T57">nature</text:span></text:p>
      <text:p text:style-name="P154">Coralweave: +1 rating</text:p>
      <text:p text:style-name="P154">Voice of the storm: +2 rating</text:p>
      <text:p text:style-name="P154">Calamity conflux: +2 rating, 5% extra as cold and light</text:p>
      <text:p text:style-name="P122"><text:span text:style-name="T54"/></text:p>
      <text:p text:style-name="P27" loext:marker-style-name="T10"><text:span text:style-name="T10"/></text:p>
      <text:p text:style-name="P27" loext:marker-style-name="T10"><text:span text:style-name="T10"/></text:p>
      <text:p text:style-name="P27" loext:marker-style-name="T10"><text:span text:style-name="T10"/></text:p>
      <text:p text:style-name="P27" loext:marker-style-name="T10"><text:span text:style-name="T10"/></text:p>
      <text:p text:style-name="P27" loext:marker-style-name="T10"><text:span text:style-name="T10"/></text:p>
      <text:p text:style-name="P27" loext:marker-style-name="T10"><text:span text:style-name="T10"/></text:p>
      <text:p text:style-name="P27" loext:marker-style-name="T10"><text:span text:style-name="T10"/></text:p>
      <text:p text:style-name="P27" loext:marker-style-name="T10"><text:span text:style-name="T10"/></text:p>
      <text:p text:style-name="P27" loext:marker-style-name="T10"><text:soft-page-break/><text:span text:style-name="T10"/></text:p>
      <text:p text:style-name="P27" loext:marker-style-name="T10"><text:span text:style-name="T10"/></text:p>
      <text:p text:style-name="P27" loext:marker-style-name="T10"><text:span text:style-name="T10">Holy fire </text:span><text:span text:style-name="T2">(divine)</text:span><text:span text:style-name="T10">:</text:span></text:p>
      <text:p text:style-name="P27" loext:marker-style-name="T10"><text:span text:style-name="T10">Lvl1: Deal X fire damage, removes afflictions, dealing 10% extra for each one</text:span><text:span text:style-name="T10"/></text:p>
      <text:p text:style-name="P27" loext:marker-style-name="T10"><text:span text:style-name="T10">Lvl2: Deal X fire damage, removes afflictions, dealing 12% extra for each one</text:span><text:span text:style-name="T10"/></text:p>
      <text:p text:style-name="P27" loext:marker-style-name="T10"><text:span text:style-name="T10">Lvl3: Deal X fire damage, removes afflictions, dealing 15% extra for each one</text:span><text:span text:style-name="T10"/></text:p>
      <text:p text:style-name="P27" loext:marker-style-name="T10"><text:span text:style-name="T10">Lvl4: Deal X fire damage, removes afflictions, dealing 18% extra for each one</text:span><text:span text:style-name="T10"/></text:p>
      <text:p text:style-name="P27" loext:marker-style-name="T10"><text:span text:style-name="T10">Lvl5: Deal X fire damage, removes afflictions, dealing 20% extra for each one</text:span><text:span text:style-name="T10"/></text:p>
      <text:p text:style-name="P109" loext:marker-style-name="T10"/>
      <text:p text:style-name="P51">TAGS: SPELL | FIRE | <text:span text:style-name="T57">DIVINE</text:span><text:line-break/><text:span text:style-name="T50">GENERIC:<text:line-break/>Perks:</text:span></text:p>
      <text:p text:style-name="P52">Supposed to Rot: +0,2 dmg multi per necrotic limb</text:p>
      <text:p text:style-name="P52">Herald of salvation: -0,05 dmg multi</text:p>
      <text:p text:style-name="P75">Reckless: +0,05 dmg multi per cloth or empty armor slot</text:p>
      <text:p text:style-name="P75"/>
      <text:p text:style-name="P56">Weapons:</text:p>
      <text:p text:style-name="P63">Daevas capricionsouness: 10% to 25% of random fire/cold/light</text:p>
      <text:p text:style-name="P64">Demongrip: 25% as fire</text:p>
      <text:p text:style-name="P64">Hellsiege: 25% as fire</text:p>
      <text:p text:style-name="P64">Desert wind: 15% as fire</text:p>
      <text:p text:style-name="P64">Marids gift: 15% as cold</text:p>
      <text:p text:style-name="P64">Eventide: 35% as cold</text:p>
      <text:p text:style-name="P64">Thurizas: 35% as light</text:p>
      <text:p text:style-name="P64">Crescent Moon: 15% as magic</text:p>
      <text:p text:style-name="P64">Cuchaviva: 15% as magic</text:p>
      <text:p text:style-name="P64"/>
      <text:p text:style-name="P52"><text:span text:style-name="T57">Equipment</text:span><text:span text:style-name="T50">:</text:span></text:p>
      <text:p text:style-name="P63">Cleanser of the unholy: 10% as fire</text:p>
      <text:p text:style-name="P64">Voice of the Storm: 15% as lightning</text:p>
      <text:p text:style-name="P70">Acolyte of the damned: 15% as magic</text:p>
      <text:p text:style-name="P64">Essence Spike: 8% as magic</text:p>
      <text:p text:style-name="P64">Hourglass of reshaping: 8% as magic</text:p>
      <text:p text:style-name="P52"><text:span text:style-name="T55">Zircon ring: 5% added as magic</text:span><text:span text:style-name="T50"><text:line-break/></text:span>Poisoner’s Precaution: 20% chance to poison</text:p>
      <text:p text:style-name="P41">The Stampede: +0,02 dmg multi per initiative higher than enemy</text:p>
      <text:p text:style-name="P45">ruby ring: 3% of dmg as fire per affliction on enemy</text:p>
      <text:p text:style-name="P45">amber ring: +0,07 mult if at full endurance</text:p>
      <text:p text:style-name="P45">soapstone ring: +0,08 mult if enemy restrained</text:p>
      <text:p text:style-name="P45">jet: +0,2 mult</text:p>
      <text:p text:style-name="P101"><text:span text:style-name="T50"><text:line-break/>---------------------------<text:line-break/>SPELL<text:line-break/>Perks:<text:line-break/></text:span>Destructor: +0.1 dmg multi</text:p>
      <text:p text:style-name="P101"/>
      <text:p text:style-name="P106">Weapons:</text:p>
      <text:p text:style-name="P94">Crescent moon: After an attack crits, this deals +0,25 dmg multi</text:p>
      <text:p text:style-name="P94"/>
      <text:p text:style-name="P90"><text:soft-page-break/><text:span text:style-name="T51">Equipment</text:span>:</text:p>
      <text:p text:style-name="P101">Acolyte of the damned: spend 5% of currend end and half that to dmg</text:p>
      <text:p text:style-name="P94">Kinetic absorber: -1 to cd when you block</text:p>
      <text:p text:style-name="P79">Pledge of blood: if at max end, remove 10% of it and gain +4 rating</text:p>
      <text:p text:style-name="P79">Hourglass of reshaping: +0,05 dmg mult per spell on cd</text:p>
      <text:p text:style-name="P79">ancient puzzle box: if last use of spell, then +0,1 mult and +2 rating</text:p>
      <text:p text:style-name="P79">topaz ring: next attack deals 10% extra as lightning</text:p>
      <text:p text:style-name="P79">pearl ring: if first spell of combat, +3 rating</text:p>
      <text:p text:style-name="P79">nacre: 15% chance of not going into cd</text:p>
      <text:p text:style-name="P84">---------------------------</text:p>
      <text:p text:style-name="P85"><text:span text:style-name="T53">FIRE</text:span></text:p>
      <text:p text:style-name="P127">Perks:</text:p>
      <text:p text:style-name="P134">Pyromancer: Minimum level 2</text:p>
      <text:p text:style-name="P134">Cremator: 15% chance to burn</text:p>
      <text:p text:style-name="P134">Fan the flames: Burns deal +0.4 dmg multi and last 1 turn less</text:p>
      <text:p text:style-name="P135">Firewalker: +0,1 dmg multi</text:p>
      <text:p text:style-name="P134">Lich: -1 to maximum level</text:p>
      <text:p text:style-name="P134">Electromancer: -1 to maximum level</text:p>
      <text:p text:style-name="P141"/>
      <text:p text:style-name="P145">Weapons:</text:p>
      <text:p text:style-name="P141">Desert wind: next attack deals 30% extra dmg as fire</text:p>
      <text:p text:style-name="P141"/>
      <text:p text:style-name="P149"><text:span text:style-name="T51">Equipment</text:span>:</text:p>
      <text:p text:style-name="P141">Hand of the vizier: +1 to rating, next attack deals 10% extra dmg as fire</text:p>
      <text:p text:style-name="P102"><text:span text:style-name="T54">ammo ring: burns deal 2% of targets max end per round</text:span></text:p>
      <text:p text:style-name="P123"><text:span text:style-name="T53">great icosahedron: +2 to rating, unlocks lvl 6</text:span></text:p>
      <text:p text:style-name="P73"><text:span text:style-name="T49">---------------------------</text:span></text:p>
      <text:p text:style-name="P162">DIVINE</text:p>
      <text:p text:style-name="P158">Perks:</text:p>
      <text:p text:style-name="P159"><text:span text:style-name="T57">Dominie</text:span>: +2 to rating</text:p>
      <text:p text:style-name="P159"/>
      <text:p text:style-name="P159"/>
      <text:p text:style-name="P157">Weapons:</text:p>
      <text:p text:style-name="P157"><text:span text:style-name="T57">Gandiva</text:span>: rating +1</text:p>
      <text:p text:style-name="P160"/>
      <text:p text:style-name="P161"><text:span text:style-name="T51">Equipment</text:span>:</text:p>
      <text:p text:style-name="P159">Sorcerer’s Pledge: <text:span text:style-name="T48">+1 to rating if </text:span><text:span text:style-name="T57">divine</text:span></text:p>
      <text:p text:style-name="P159">Sorcerer’s Pledge: -0,1 dmg multi <text:span text:style-name="T48">if not </text:span><text:span text:style-name="T57">divine</text:span></text:p>
      <text:p text:style-name="P157"><text:span text:style-name="T57">Hood of penitence</text:span>: +<text:span text:style-name="T57">3</text:span> rating</text:p>
      <text:p text:style-name="P157"><text:span text:style-name="T57">Sacred Oath</text:span> +<text:span text:style-name="T57">1</text:span> rating</text:p>
      <text:p text:style-name="P157"><text:span text:style-name="T57">Gilded icon</text:span>: +2 rating, <text:span text:style-name="T57">if Holy Fire remove CD and +1 use</text:span></text:p>
      <text:p text:style-name="P109" loext:marker-style-name="T10"/>
      <text:p text:style-name="P27" loext:marker-style-name="T2"><text:span text:style-name="T10"/></text:p>
      <text:p text:style-name="P27" loext:marker-style-name="T2"><text:span text:style-name="T10"/></text:p>
      <text:p text:style-name="P27" loext:marker-style-name="T2"><text:span text:style-name="T10"/></text:p>
      <text:p text:style-name="P27" loext:marker-style-name="T2"><text:span text:style-name="T10"/></text:p>
      <text:p text:style-name="P27" loext:marker-style-name="T2"><text:span text:style-name="T10"/></text:p>
      <text:p text:style-name="P27" loext:marker-style-name="T2"><text:span text:style-name="T10"/></text:p>
      <text:p text:style-name="P27" loext:marker-style-name="T2"><text:span text:style-name="T10"/></text:p>
      <text:p text:style-name="P27" loext:marker-style-name="T2"><text:soft-page-break/><text:span text:style-name="T10"/></text:p>
      <text:p text:style-name="P27" loext:marker-style-name="T2"><text:span text:style-name="T10"/></text:p>
      <text:p text:style-name="P27" loext:marker-style-name="T2"><text:span text:style-name="T10"/></text:p>
      <text:p text:style-name="P27" loext:marker-style-name="T2"><text:span text:style-name="T10">Boil Blood (</text:span><text:span text:style-name="T21">infernal</text:span><text:span text:style-name="T2">)</text:span></text:p>
      <text:p text:style-name="P27" loext:marker-style-name="T10"><text:span text:style-name="T10">Lvl1: Deal X fire damage, 10% extra for each wounded body part on target</text:span><text:span text:style-name="T10"/></text:p>
      <text:p text:style-name="P27" loext:marker-style-name="T10"><text:span text:style-name="T10">Lvl2: Deal X fire damage, 10% extra for each wounded body part on target</text:span><text:span text:style-name="T10"/></text:p>
      <text:p text:style-name="P27" loext:marker-style-name="T10"><text:span text:style-name="T10">Lvl3: Deal X fire damage, 15% extra for each wounded body part on target</text:span><text:span text:style-name="T10"/></text:p>
      <text:p text:style-name="P27" loext:marker-style-name="T10"><text:span text:style-name="T10">Lvl4: Deal X fire damage, 20% extra for each wounded body part on target</text:span><text:span text:style-name="T10"/></text:p>
      <text:p text:style-name="P27" loext:marker-style-name="T10"><text:span text:style-name="T10">Lvl5: Deal X fire damage, 25% extra for each wounded body part on target</text:span><text:span text:style-name="T10"/></text:p>
      <text:p text:style-name="P109" loext:marker-style-name="T10"/>
      <text:p text:style-name="P51">TAGS: SPELL | FIRE | <text:span text:style-name="T57">INFERNAL</text:span><text:line-break/><text:span text:style-name="T50">GENERIC:<text:line-break/>Perks:</text:span></text:p>
      <text:p text:style-name="P52">Supposed to Rot: +0,2 dmg multi per necrotic limb</text:p>
      <text:p text:style-name="P52">Herald of salvation: -0,05 dmg multi</text:p>
      <text:p text:style-name="P75">Reckless: +0,05 dmg multi per cloth or empty armor slot</text:p>
      <text:p text:style-name="P75"/>
      <text:p text:style-name="P56">Weapons:</text:p>
      <text:p text:style-name="P63">Daevas capricionsouness: 10% to 25% of random fire/cold/light</text:p>
      <text:p text:style-name="P64">Demongrip: 25% as fire</text:p>
      <text:p text:style-name="P64">Hellsiege: 25% as fire</text:p>
      <text:p text:style-name="P64">Desert wind: 15% as fire</text:p>
      <text:p text:style-name="P64">Marids gift: 15% as cold</text:p>
      <text:p text:style-name="P64">Eventide: 35% as cold</text:p>
      <text:p text:style-name="P64">Thurizas: 35% as light</text:p>
      <text:p text:style-name="P64">Crescent Moon: 15% as magic</text:p>
      <text:p text:style-name="P64">Cuchaviva: 15% as magic</text:p>
      <text:p text:style-name="P64"/>
      <text:p text:style-name="P52"><text:span text:style-name="T50">Items:</text:span></text:p>
      <text:p text:style-name="P63">Cleanser of the unholy: 10% as fire</text:p>
      <text:p text:style-name="P64">Voice of the Storm: 15% as lightning</text:p>
      <text:p text:style-name="P70">Acolyte of the damned: 15% as magic</text:p>
      <text:p text:style-name="P64">Essence Spike: 8% as magic</text:p>
      <text:p text:style-name="P64">Hourglass of reshaping: 8% as magic</text:p>
      <text:p text:style-name="P52"><text:span text:style-name="T55">Zircon ring: 5% added as magic</text:span><text:span text:style-name="T50"><text:line-break/></text:span>Poisoner’s Precaution: 20% chance to poison</text:p>
      <text:p text:style-name="P41">The Stampede: +0,02 dmg multi per initiative higher than enemy</text:p>
      <text:p text:style-name="P45">ruby ring: 3% of dmg as fire per affliction on enemy</text:p>
      <text:p text:style-name="P45">amber ring: +0,07 mult if at full endurance</text:p>
      <text:p text:style-name="P45">soapstone ring: +0,08 mult if enemy restrained</text:p>
      <text:p text:style-name="P45">jet: +0,2 mult</text:p>
      <text:p text:style-name="P101"><text:span text:style-name="T50"><text:line-break/>---------------------------<text:line-break/>SPELL<text:line-break/>Perks:<text:line-break/></text:span>Destructor: +0.1 dmg multi</text:p>
      <text:p text:style-name="P101"/>
      <text:p text:style-name="P106">Weapons:</text:p>
      <text:p text:style-name="P94">Crescent moon: After an attack crits, this deals +0,25 dmg multi</text:p>
      <text:p text:style-name="P94"><text:soft-page-break/></text:p>
      <text:p text:style-name="P90"><text:span text:style-name="T51">Equipment</text:span>:</text:p>
      <text:p text:style-name="P101">Acolyte of the damned: spend 5% of currend end and half that to dmg</text:p>
      <text:p text:style-name="P94">Kinetic absorber: -1 to cd when you block</text:p>
      <text:p text:style-name="P79">Pledge of blood:<text:span text:style-name="T57">+1 rating,</text:span> if at max end, remove 10% of it and gain +4 rating</text:p>
      <text:p text:style-name="P79">Hourglass of reshaping: +0,05 dmg mult per spell on cd</text:p>
      <text:p text:style-name="P79">ancient puzzle box: if last use of spell, then +0,1 mult and +2 rating</text:p>
      <text:p text:style-name="P79">topaz ring: next attack deals 10% extra as lightning</text:p>
      <text:p text:style-name="P79">pearl ring: if first spell of combat, +3 rating</text:p>
      <text:p text:style-name="P79">nacre: 15% chance of not going into cd</text:p>
      <text:p text:style-name="P84">---------------------------</text:p>
      <text:p text:style-name="P85"><text:span text:style-name="T53">FIRE</text:span></text:p>
      <text:p text:style-name="P127">Perks:</text:p>
      <text:p text:style-name="P134">Pyromancer: Minimum level 2</text:p>
      <text:p text:style-name="P134">Cremator: 15% chance to burn</text:p>
      <text:p text:style-name="P134">Fan the flames: Burns deal +0.4 dmg multi and last 1 turn less</text:p>
      <text:p text:style-name="P135">Firewalker: +0,1 dmg multi</text:p>
      <text:p text:style-name="P134">Lich: -1 to maximum level</text:p>
      <text:p text:style-name="P134">Electromancer: -1 to maximum level</text:p>
      <text:p text:style-name="P141"/>
      <text:p text:style-name="P145">Weapons:</text:p>
      <text:p text:style-name="P141">Desert wind: next attack deals 30% extra dmg as fire</text:p>
      <text:p text:style-name="P141"/>
      <text:p text:style-name="P149"><text:span text:style-name="T51">Equipment</text:span>:</text:p>
      <text:p text:style-name="P141">Hand of the vizier: +1 to rating, next attack deals 10% extra dmg as fire</text:p>
      <text:p text:style-name="P102"><text:span text:style-name="T54">ammo ring: burns deal 2% of targets max end per round</text:span></text:p>
      <text:p text:style-name="P123"><text:span text:style-name="T53">great icosahedron: +2 to rating, unlocks lvl 6</text:span></text:p>
      <text:p text:style-name="P73"><text:span text:style-name="T49">---------------------------</text:span></text:p>
      <text:p text:style-name="P163">INFERNAL</text:p>
      <text:p text:style-name="P164">Perks:</text:p>
      <text:p text:style-name="P165"><text:span text:style-name="T57">Demonologist</text:span>: +2 to rating</text:p>
      <text:p text:style-name="P165"/>
      <text:p text:style-name="P165"/>
      <text:p text:style-name="P166">Weapons:</text:p>
      <text:p text:style-name="P166"/>
      <text:p text:style-name="P167"/>
      <text:p text:style-name="P168"><text:span text:style-name="T51">Equipment</text:span>:</text:p>
      <text:p text:style-name="P165">Sorcerer’s Pledge: <text:span text:style-name="T48">+1 to rating if </text:span><text:span text:style-name="T57">infernal</text:span></text:p>
      <text:p text:style-name="P165">Sorcerer’s Pledge: -0,1 dmg multi <text:span text:style-name="T48">if not </text:span><text:span text:style-name="T57">infernal</text:span></text:p>
      <text:p text:style-name="P166"><text:span text:style-name="T57">Chained heart</text:span>: +<text:span text:style-name="T57">2</text:span> rating, <text:span text:style-name="T57">+0,15 mult, consumes 5% of current endurance, restores all spent endu at end of combat</text:span></text:p>
      <text:p text:style-name="P166"/>
      <text:p text:style-name="P109" loext:marker-style-name="T10"/>
      <text:p text:style-name="P109" loext:marker-style-name="T10"/>
      <text:p text:style-name="P27" loext:marker-style-name="T2"><text:span text:style-name="T10"/></text:p>
      <text:p text:style-name="P27" loext:marker-style-name="T2"><text:span text:style-name="T10"/></text:p>
      <text:p text:style-name="P27" loext:marker-style-name="T2"><text:span text:style-name="T10"/></text:p>
      <text:p text:style-name="P27" loext:marker-style-name="T2"><text:span text:style-name="T10"/></text:p>
      <text:p text:style-name="P27" loext:marker-style-name="T2"><text:span text:style-name="T10"/></text:p>
      <text:p text:style-name="P27" loext:marker-style-name="T2"><text:span text:style-name="T10"/></text:p>
      <text:p text:style-name="P27" loext:marker-style-name="T2"><text:soft-page-break/><text:span text:style-name="T10">Blackfire (</text:span><text:span text:style-name="T2">Eldritch)</text:span></text:p>
      <text:p text:style-name="P27" loext:marker-style-name="T10"><text:span text:style-name="T10">Lvl1: Deal X fire damage, has a 30% to chill</text:span><text:span text:style-name="T10"/></text:p>
      <text:p text:style-name="P27" loext:marker-style-name="T10"><text:span text:style-name="T10">Lvl2: Deal X fire damage, has a 40% to chill</text:span><text:span text:style-name="T10"/></text:p>
      <text:p text:style-name="P27" loext:marker-style-name="T10"><text:span text:style-name="T10">Lvl3: Deal X fire damage, has a 50% to chill and a 10% to curse</text:span><text:span text:style-name="T10"/></text:p>
      <text:p text:style-name="P27" loext:marker-style-name="T10"><text:span text:style-name="T10">Lvl4: Deal X fire damage, has a 50% to chill and a 20% to curse</text:span><text:span text:style-name="T10"/></text:p>
      <text:p text:style-name="P27" loext:marker-style-name="T10"><text:span text:style-name="T10">Lvl5: Deal X fire damage, has a 50% to chill and a 30% to curse</text:span><text:span text:style-name="T10"/></text:p>
      <text:p text:style-name="P109" loext:marker-style-name="T10"/>
      <text:p text:style-name="P53">TAGS: SPELL | FIRE | <text:span text:style-name="T58">ELDRITCH</text:span><text:line-break/><text:span text:style-name="T50">GENERIC:<text:line-break/>Perks:</text:span></text:p>
      <text:p text:style-name="P54">Supposed to Rot: +0,2 dmg multi per necrotic limb</text:p>
      <text:p text:style-name="P54">Herald of salvation: -0,05 dmg multi</text:p>
      <text:p text:style-name="P76">Reckless: +0,05 dmg multi per cloth or empty armor slot</text:p>
      <text:p text:style-name="P76"/>
      <text:p text:style-name="P57">Weapons:</text:p>
      <text:p text:style-name="P66">Daevas capricionsouness: 10% to 25% of random fire/cold/light</text:p>
      <text:p text:style-name="P67">Demongrip: 25% as fire</text:p>
      <text:p text:style-name="P67">Hellsiege: 25% as fire</text:p>
      <text:p text:style-name="P67">Desert wind: 15% as fire</text:p>
      <text:p text:style-name="P67">Marids gift: 15% as cold</text:p>
      <text:p text:style-name="P67">Eventide: 35% as cold</text:p>
      <text:p text:style-name="P67">Thurizas: 35% as light</text:p>
      <text:p text:style-name="P67">Crescent Moon: 15% as magic</text:p>
      <text:p text:style-name="P67">Cuchaviva: 15% as magic</text:p>
      <text:p text:style-name="P67"/>
      <text:p text:style-name="P54"><text:span text:style-name="T50">Items:</text:span></text:p>
      <text:p text:style-name="P66">Cleanser of the unholy: 10% as fire</text:p>
      <text:p text:style-name="P67">Voice of the Storm: 15% as lightning</text:p>
      <text:p text:style-name="P71">Acolyte of the damned: 15% as magic</text:p>
      <text:p text:style-name="P67">Essence Spike: 8% as magic</text:p>
      <text:p text:style-name="P67">Hourglass of reshaping: 8% as magic</text:p>
      <text:p text:style-name="P54"><text:span text:style-name="T55">Zircon ring: 5% added as magic</text:span><text:span text:style-name="T50"><text:line-break/></text:span>Poisoner’s Precaution: 20% chance to poison</text:p>
      <text:p text:style-name="P42">The Stampede: +0,02 dmg multi per initiative higher than enemy</text:p>
      <text:p text:style-name="P46">ruby ring: 3% of dmg as fire per affliction on enemy</text:p>
      <text:p text:style-name="P46">amber ring: +0,07 mult if at full endurance</text:p>
      <text:p text:style-name="P46">soapstone ring: +0,08 mult if enemy restrained</text:p>
      <text:p text:style-name="P46">jet: +0,2 mult</text:p>
      <text:p text:style-name="P103"><text:span text:style-name="T50"><text:line-break/>---------------------------<text:line-break/>SPELL<text:line-break/>Perks:<text:line-break/></text:span>Destructor: +0.1 dmg multi</text:p>
      <text:p text:style-name="P103"/>
      <text:p text:style-name="P107">Weapons:</text:p>
      <text:p text:style-name="P95">Crescent moon: After an attack crits, this deals +0,25 dmg multi</text:p>
      <text:p text:style-name="P95"/>
      <text:p text:style-name="P91"><text:span text:style-name="T51">Equipment</text:span>:</text:p>
      <text:p text:style-name="P103">Acolyte of the damned: spend 5% of currend end and half that to dmg</text:p>
      <text:p text:style-name="P95"><text:soft-page-break/>Kinetic absorber: -1 to cd when you block</text:p>
      <text:p text:style-name="P80">Pledge of blood:<text:span text:style-name="T57">+1 rating,</text:span> if at max end, remove 10% of it and gain +4 rating</text:p>
      <text:p text:style-name="P80">Hourglass of reshaping: +0,05 dmg mult per spell on cd</text:p>
      <text:p text:style-name="P80">ancient puzzle box: if last use of spell, then +0,1 mult and +2 rating</text:p>
      <text:p text:style-name="P80">topaz ring: next attack deals 10% extra as lightning</text:p>
      <text:p text:style-name="P80">pearl ring: if first spell of combat, +3 rating</text:p>
      <text:p text:style-name="P80">nacre: 15% chance of not going into cd</text:p>
      <text:p text:style-name="P86">---------------------------</text:p>
      <text:p text:style-name="P87"><text:span text:style-name="T53">FIRE</text:span></text:p>
      <text:p text:style-name="P128">Perks:</text:p>
      <text:p text:style-name="P136">Pyromancer: Minimum level 2</text:p>
      <text:p text:style-name="P136">Cremator: 15% chance to burn</text:p>
      <text:p text:style-name="P136">Fan the flames: Burns deal +0.4 dmg multi and last 1 turn less</text:p>
      <text:p text:style-name="P137">Firewalker: +0,1 dmg multi</text:p>
      <text:p text:style-name="P136">Lich: -1 to maximum level</text:p>
      <text:p text:style-name="P136">Electromancer: -1 to maximum level</text:p>
      <text:p text:style-name="P142"/>
      <text:p text:style-name="P146">Weapons:</text:p>
      <text:p text:style-name="P142">Desert wind: next attack deals 30% extra dmg as fire</text:p>
      <text:p text:style-name="P142"/>
      <text:p text:style-name="P150"><text:span text:style-name="T51">Equipment</text:span>:</text:p>
      <text:p text:style-name="P142">Hand of the vizier: +1 to rating, next attack deals 10% extra dmg as fire</text:p>
      <text:p text:style-name="P104"><text:span text:style-name="T54">ammo ring: burns deal 2% of targets max end per round</text:span></text:p>
      <text:p text:style-name="P124"><text:span text:style-name="T53">great icosahedron: +2 to rating, unlocks lvl 6</text:span></text:p>
      <text:p text:style-name="P74"><text:span text:style-name="T49">---------------------------</text:span></text:p>
      <text:p text:style-name="P174">ELDRITCH</text:p>
      <text:p text:style-name="P169">Perks:</text:p>
      <text:p text:style-name="P170"><text:span text:style-name="T58">Occultist</text:span>: +2 to rating</text:p>
      <text:p text:style-name="P174">Toying with madness: -2 to +4 rating (at random)</text:p>
      <text:p text:style-name="P170"/>
      <text:p text:style-name="P171">Weapons:</text:p>
      <text:p text:style-name="P171"/>
      <text:p text:style-name="P172"/>
      <text:p text:style-name="P173"><text:span text:style-name="T51">Equipment</text:span>:</text:p>
      <text:p text:style-name="P170">Sorcerer’s Pledge: <text:span text:style-name="T48">+1 to rating if </text:span><text:span text:style-name="T58">eldritch</text:span></text:p>
      <text:p text:style-name="P170">Sorcerer’s Pledge: -0,1 dmg multi <text:span text:style-name="T48">if not </text:span><text:span text:style-name="T58">eldritch</text:span></text:p>
      <text:p text:style-name="P171"><text:span text:style-name="T58">forbidden tome</text:span>: +<text:span text:style-name="T57">2</text:span> rating, <text:span text:style-name="T58">applies random affliction to you and enemy</text:span></text:p>
      <text:p text:style-name="P175"/>
      <text:p text:style-name="P27" loext:marker-style-name="T10"><text:span text:style-name="T1">Fire Rituals</text:span><text:span text:style-name="T10">:<text:line-break/><text:line-break/>Create Bonfire (</text:span><text:span text:style-name="T2">nature)</text:span><text:span text:style-name="T10">:<text:line-break/>Lvl1: Create a bonfire that lasts for 4 hours. Mishap: Take fire damage<text:line-break/>Lvl2: Create a bonfire that lasts for 6 hours. Mishap: Take fire damage<text:line-break/>Lvl3: Create a bonfire that lasts for 8 hours. Cooking rotten food removes the rot. <text:s/>Mishap: Take fire damage<text:line-break/>Lvl4: Create a bonfire that lasts for 10 hours. <text:s/>Cooking rotten food removes the rot. <text:s/>Mishap: Take fire damage<text:line-break/>Lvl5: Create a bonfire that lasts for 12 hours. <text:s/>Cooking rotten food removes the rot. <text:s/>Mishap: Take fire damage<text:line-break/></text:span><text:soft-page-break/><text:span text:style-name="T10"><text:line-break/>Fire Wall (</text:span><text:span text:style-name="T2">arcane)</text:span><text:span text:style-name="T10">:<text:line-break/>Lvl1: Surround your camp with a wall of fire, causing ambushing enemies to take X fire damage during the first round of combat. Mishap: Take fire damage<text:line-break/>Lvl2: Surround your camp with a wall of fire, causing ambushing enemies to take X fire damage during the first round of combat. Mishap: Take fire damage<text:line-break/>Lvl3: Surround your camp with a wall of fire, causing ambushing enemies to take X fire damage and have a 30% chance to be burned during the first round of combat. Mishap: Take fire damage<text:line-break/>Lvl4: Surround your camp with a wall of fire, causing ambushing enemies to take X fire damage and have a 45% chance to be burned during the first round of combat. Mishap: Take fire damage<text:line-break/>Lvl5: Surround your camp with a wall of fire, causing ambushing enemies to take X fire damage and have a 60% chance to be burned during the first round of combat. Mishap: Take fire damage<text:line-break/><text:line-break/>Aura of Incineration (</text:span><text:span text:style-name="T2">divine)</text:span><text:span text:style-name="T10">:<text:line-break/>Lvl1: At the end of your turn, deal X fire damage to enemies. Only one aura can be active at a time. Lasts until next rest. Mishap: Take fire damage<text:line-break/>Lvl1: At the end of your turn, deal X fire damage to enemies. Only one aura can be active at a time. Lasts until next rest Mishap: Take fire damage<text:line-break/>Lvl1: At the end of your turn, deal X fire damage to enemies with a 10% chance to burn. Only one aura can be active at a time. Lasts until next rest Mishap: Take fire damage<text:line-break/>Lvl1: At the end of your turn, deal X fire damage to enemies with a 15% chance to burn. Only one aura can be active at a time. Lasts until next rest Mishap: Take fire damage<text:line-break/>Lvl1: At the end of your turn, deal X fire damage to enemies with a 20% chance to burn. Only one aura can be active at a time. Lasts until next rest Mishap: Take fire damage<text:line-break/><text:line-break/><text:line-break/><text:line-break/>Volcanic Glyph (</text:span><text:span text:style-name="T2">arcane)</text:span><text:span text:style-name="T10">:<text:line-break/>Lvl1: Inscribe a weapon with fire magic, causing your attacks and skills with it to deal an additional 10% damage as fire and granting it +1 maximum damage. Only one glyph can be active per weapon at a time. Lasts until the next rest. Mishap: Destroy weapon<text:line-break/>Lvl2: Inscribe a weapon with fire magic, causing your attacks and skills with it to deal an additional 15% damage as fire and granting it +1 maximum damage. Only one glyph can be active per weapon at a time. Lasts until the next rest. Mishap: Destroy weapon<text:line-break/>Lvl3: Inscribe a weapon with fire magic, causing your attacks and skills with it to deal an additional 20% damage as fire and granting it +2 maximum damage. Only one glyph can be active per weapon at a time. Lasts until the next rest. Mishap: Destroy weapon</text:span></text:p>
      <text:p text:style-name="P27" loext:marker-style-name="T10"><text:span text:style-name="T10">Lvl4: Inscribe a weapon with fire magic, causing your attacks and skills with it to deal an additional 25% damage as fire and granting it +3 maximum damage. Only one glyph can be active per weapon at a time. Lasts until the next rest. Mishap: Destroy weapon</text:span><text:span text:style-name="T10"/></text:p>
      <text:p text:style-name="P27" loext:marker-style-name="T10"><text:span text:style-name="T10">Lvl5: Inscribe a weapon with fire magic, causing your attacks and skills with it to deal an additional 30% damage as fire and granting it +4 maximum damage. Only one glyph can be active per weapon at a time. Lasts until the next rest. Mishap: Destroy weapon</text:span><text:span text:style-name="T10"/></text:p>
      <text:p text:style-name="P27" loext:marker-style-name="T10"><text:span text:style-name="T10"><text:line-break/>Molten Aegis (</text:span><text:span text:style-name="T2">arcane)</text:span><text:span text:style-name="T10">:<text:line-break/>Lvl1: Cover yourself with burning coals, reducing all incoming damage by 1 and granting you X fire thorns. Only one aegis can be active at a time. Lasts until the next rest. Mishap: Reduce fire resistance<text:line-break/>Lvl2: Cover yourself with burning coals, reducing all incoming damage by 1 and granting you X fire </text:span><text:soft-page-break/><text:span text:style-name="T10">thorns. Only one aegis can be active at a time. Lasts until the next rest. Mishap: Reduce fire resistance<text:line-break/>Lvl3: Cover yourself with burning coals, reducing all incoming damage by 2 and granting you X fire thorns. Only one aegis can be active at a time. Lasts until the next rest. Mishap: Reduce fire resistance<text:line-break/>Lvl4: Cover yourself with burning coals, reducing all incoming damage by 3 and granting you X fire thorns. Only one aegis can be active at a time. Lasts until the next rest. Mishap: Reduce fire resistance<text:line-break/>Lvl5: Cover yourself with burning coals, reducing all incoming damage by 4 and granting you X fire thorns. Only one aegis can be active at a time. Lasts until the next rest. Mishap: Reduce fire resistance<text:line-break/><text:line-break/>Archdemon Form </text:span><text:span text:style-name="T2">(switches body parts to a new set) (eldritch)</text:span><text:span text:style-name="T10">:<text:line-break/>Lvl1: Does nothing. Mishap: Summon hostile demon<text:line-break/>Lvl2: Does nothing. Mishap: Summon hostile demon<text:line-break/>Lvl3: Transform yourself into an Archdemon. Only one form can be active at a time. Mishap: Summon hostile demon<text:line-break/>Lvl4: Transform yourself into an Archdemon. Only one form can be active at a time. 5% of permanent changes. Mishap: Summon hostile demon<text:line-break/>Lvl5: Transform yourself into an Archdemon. Only one form can be active at a time. 10% of permanent changes. Mishap: Summon hostile demon<text:line-break/></text:span></text:p>
      <text:p text:style-name="P110" loext:marker-style-name="T10">Hellish Might (<text:span text:style-name="T28">infernal)<text:line-break/></text:span><text:span text:style-name="T29">Lvl1: Does nothing. Misshap: Permanently reduce one random stat.</text:span></text:p>
      <text:p text:style-name="P110" loext:marker-style-name="T10"><text:span text:style-name="T29">Lvl2: Does nothing. Misshap: Permanently reduce one random stat.<text:line-break/>Lvl3: Permanently gain 1 strenght (up to 18). Misshap: Permanently reduce one random stat.<text:line-break/>Lvl4: Permanently gain 1 strenght (up to 20) Misshap: Permanently reduce one random stat.<text:line-break/>Lvl5: Permanently gain 1 strenght (up to 22) Misshap: Permanently reduce one random stat.</text:span></text:p>
      <text:p text:style-name="P27" loext:marker-style-name="T10"><text:span text:style-name="T1"/></text:p>
      <text:p text:style-name="P27" loext:marker-style-name="T10"><text:span text:style-name="T1"/></text:p>
      <text:p text:style-name="P27" loext:marker-style-name="T10"><text:span text:style-name="T1">Cold spells</text:span><text:span text:style-name="T10">:<text:line-break/><text:line-break/>Freezing Ray (</text:span><text:span text:style-name="T2">Arcane</text:span><text:span text:style-name="T10">):<text:line-break/>Lvl1: Deal X frost damage, 5% to paralyze targeted body part<text:line-break/>Lvl2: Deal X frost damage, 5% to paralyze targeted body part<text:line-break/>Lvl3: Deal X frost damage, 6% to paralyze targeted body part<text:line-break/>Lvl4: Deal X frost damage, 7% to paralyze targeted body part<text:line-break/>Lvl5: Deal X frost damage, 8% to paralyze targeted body part</text:span></text:p>
      <text:p text:style-name="P109" loext:marker-style-name="T10"/>
      <text:p text:style-name="P27" loext:marker-style-name="T10"><text:span text:style-name="T10">Cold Wave (</text:span><text:span text:style-name="T2">Nature):<text:line-break/></text:span><text:span text:style-name="T10">Lvl1: Deal X frost damage to all body parts<text:line-break/>Lvl2: Deal X frost damage to all body parts</text:span></text:p>
      <text:p text:style-name="P27" loext:marker-style-name="T10"><text:span text:style-name="T10">Lvl3: Deal X frost damage to all body parts, 30% chance to chill</text:span><text:span text:style-name="T10"/></text:p>
      <text:p text:style-name="P27" loext:marker-style-name="T10"><text:span text:style-name="T10">Lvl4: Deal X frost damage to all body parts, 40% chance to chill</text:span><text:span text:style-name="T10"/></text:p>
      <text:p text:style-name="P27" loext:marker-style-name="T10"><text:span text:style-name="T10">Lvl5: Deal X frost damage to all body parts, 50% chance to chill<text:line-break/><text:line-break/>Frost Breath (</text:span><text:span text:style-name="T2">Divine):<text:line-break/></text:span><text:span text:style-name="T10">Lvl1: Chill enemy, deal X frost damage<text:line-break/>Lvl2: Chill enemy, deal X frost damage<text:line-break/></text:span><text:soft-page-break/><text:span text:style-name="T10">Lvl3: Chill enemy, deal X frost damage. Deals 100% extra if enemy is already chilled<text:line-break/>Lvl4: Chill enemy, deal X frost damage. Deals 125% extra if enemy is already chilled<text:line-break/>Lvl5: Chill enemy, deal X frost damage. Deals 150% extra if enemy is already chilled</text:span></text:p>
      <text:p text:style-name="P109" loext:marker-style-name="T10"/>
      <text:p text:style-name="P27" loext:marker-style-name="T10"><text:span text:style-name="T10">Chant of Caina (</text:span><text:span text:style-name="T2">Infernal):<text:line-break/></text:span><text:span text:style-name="T10">Lvl1: Deal X frost damage. If target is left below 5% Endurance, it dies.<text:line-break/>Lvl1: Deal X frost damage. If target is left below 5% Endurance, it dies.<text:line-break/>Lvl1: Deal X frost damage. If target is left below 6% Endurance, it dies.<text:line-break/>Lvl1: Deal X frost damage. If target is left below 7% Endurance, it dies.<text:line-break/>Lvl1: Deal X frost damage. If target is left below 8% Endurance, it dies.</text:span></text:p>
      <text:p text:style-name="P109" loext:marker-style-name="T10"/>
      <text:p text:style-name="P27" loext:marker-style-name="T10"><text:span text:style-name="T10">Drain Body Heat (</text:span><text:span text:style-name="T2">Eldritch):<text:line-break/></text:span><text:span text:style-name="T10">Lvl1: Deal X frost damage. Has a 5% chance to chill per every 10% of endurance the enemy is missing<text:line-break/>Lvl2: Deal X frost damage. Has a 6% chance to chill per every 10% of endurance the enemy is missing<text:line-break/>Lvl3: Deal X frost damage. Has a 8% chance to chill per every 9% of endurance the enemy is missing<text:line-break/>Lvl4: Deal X frost damage. Has a 9% chance to chill per every 8% of endurance the enemy is missing<text:line-break/>Lvl5: Deal X frost damage. Has a 10% chance to chill per every 8% of endurance the enemy is missing</text:span></text:p>
      <text:p text:style-name="P109" loext:marker-style-name="T10"/>
      <text:p text:style-name="P109" loext:marker-style-name="T10"/>
      <text:p text:style-name="P27" loext:marker-style-name="T10"><text:span text:style-name="T1">Cold rituals</text:span><text:span text:style-name="T10">:</text:span></text:p>
      <text:p text:style-name="P109" loext:marker-style-name="T10"/>
      <text:p text:style-name="P109" loext:marker-style-name="T10"/>
      <text:p text:style-name="P27" loext:marker-style-name="T2"><text:span text:style-name="T10">Snowy Mist (</text:span><text:span text:style-name="T2">Nature)</text:span></text:p>
      <text:p text:style-name="P27" loext:marker-style-name="T10"><text:span text:style-name="T10">Lvl1: Conceals your camp, reducing chance of ambushes. Lasts 4 hours. Misshap: Call enemy to your location<text:line-break/>Lvl2: Conceals your camp, reducing chance of ambushes Lasts 4 hours Misshap: Call enemy to your location<text:line-break/>Lvl3: Conceals your camp, reducing chance of ambushes Lasts 6 hours Misshap: Call enemy to your location<text:line-break/>Lvl4: Conceals your camp, reducing chance of ambushes Lasts 8 hours Misshap: Call enemy to your location</text:span><text:span text:style-name="T10"/></text:p>
      <text:p text:style-name="P27" loext:marker-style-name="T10"><text:span text:style-name="T10">Lvl5: Conceals your camp, reducing chance of ambushes. Lasts 10 hours Misshap: Call enemy to your location<text:line-break/><text:line-break/>Black Ice (</text:span><text:span text:style-name="T2">arcane)<text:line-break/></text:span><text:span text:style-name="T10">Lvl1: Surround your camp with jagged patches of ice, causing ambushing enemies to take X frost damage and be chilled. Misshap: Take cold damage<text:line-break/>Lvl2: Surround your camp with jagged patches of ice, causing ambushing enemies to take X frost damage and be chilled. Misshap: Take cold damage<text:line-break/>Lvl3: Surround your camp with jagged patches of ice, causing ambushing enemies to take X frost damage and be chilled. Misshap: Take cold damage<text:line-break/>Lvl4: Surround your camp with jagged patches of ice, causing ambushing enemies to take X frost damage and be chilled. Misshap: Take cold damage<text:line-break/>Lvl5: Surround your camp with jagged patches of ice, causing ambushing enemies to take X frost damage and be chilled. Misshap: Take cold damage<text:line-break/></text:span></text:p>
      <text:p text:style-name="P27" loext:marker-style-name="T10"><text:soft-page-break/><text:span text:style-name="T10">Aura of Rime (</text:span><text:span text:style-name="T2">Divine)<text:line-break/></text:span><text:span text:style-name="T10">Lvl1: At the end of your turn, deal X frost damage to enemies. Only one aura can be active at a time. Lasts until next rest. Mishap: Take cold damage</text:span></text:p>
      <text:p text:style-name="P27" loext:marker-style-name="T10"><text:span text:style-name="T10">Lvl2: At the end of your turn, deal X frost damage to enemies. Only one aura can be active at a time. Lasts until next rest. Mishap: Take cold damage</text:span><text:span text:style-name="T10"/></text:p>
      <text:p text:style-name="P27" loext:marker-style-name="T10"><text:span text:style-name="T10">Lvl3: At the end of your turn, deal X frost damage to enemies with a 30% chance to chill. Only one aura can be active at a time. Lasts until next rest. Mishap: Take cold damage</text:span><text:span text:style-name="T2"><text:line-break/></text:span><text:span text:style-name="T10">Lvl4: At the end of your turn, deal X frost damage to enemies with a 40% chance to chill. Only one aura can be active at a time. Lasts until next rest. Mishap: Take cold damage</text:span><text:span text:style-name="T2"><text:line-break/></text:span><text:span text:style-name="T10">Lvl5: At the end of your turn, deal X frost damage to enemies with a 50% chance to chill. Only one aura can be active at a time. Lasts until next rest. Mishap: Take cold damage</text:span></text:p>
      <text:p text:style-name="P109" loext:marker-style-name="T10"/>
      <text:p text:style-name="P27" loext:marker-style-name="T10"><text:span text:style-name="T10">Glacial Glyph (</text:span><text:span text:style-name="T2">arcane)<text:line-break/></text:span><text:span text:style-name="T10">Lvl1: Inscribe a weapon with cold magic, causing your attacks and skills with it to deal an additional 10% damage as cold and granting it +2% crit chance. Only one glyph can be active per weapon at a time. Lasts until the next rest. Mishap: Destroy weapon<text:line-break/>Lvl2: Inscribe a weapon with cold magic, causing your attacks and skills with it to deal an additional 15% damage as cold and granting it +2% crit chance. Only one glyph can be active per weapon at a time. Lasts until the next rest. Mishap: Destroy weapon<text:line-break/>Lvl3: Inscribe a weapon with cold magic, causing your attacks and skills with it to deal an additional 20% damage as cold and granting it +2.5% crit chance. Only one glyph can be active per weapon at a time. Lasts until the next rest. Mishap: Destroy weapon<text:line-break/>Lvl4: Inscribe a weapon with cold magic, causing your attacks and skills with it to deal an additional 25% damage as cold and granting it +3% crit chance. Only one glyph can be active per weapon at a time. Lasts until the next rest. Mishap: Destroy weapon</text:span></text:p>
      <text:p text:style-name="P27" loext:marker-style-name="T10"><text:span text:style-name="T10">Lvl5: Inscribe a weapon with cold magic, causing your attacks and skills with it to deal an additional 30% damage as cold and granting it +3.5% crit chance. Only one glyph can be active per weapon at a time. Lasts until the next rest. Mishap: Destroy weapon</text:span><text:span text:style-name="T10"/></text:p>
      <text:p text:style-name="P109" loext:marker-style-name="T10"/>
      <text:p text:style-name="P27" loext:marker-style-name="T10"><text:span text:style-name="T10">Polar Aegis (</text:span><text:span text:style-name="T2">arcane</text:span><text:span text:style-name="T10">)</text:span></text:p>
      <text:p text:style-name="P27" loext:marker-style-name="T10"><text:span text:style-name="T10">Lvl1: Cover yourself with a layer of frost that has X hit points. 50% of all damage taken is absorbed by Polar Aegis instead . Only one aegis can be active at a time. Lasts until the next rest. Mishap: Reduce cold resistance</text:span><text:span text:style-name="T10"/></text:p>
      <text:p text:style-name="P27" loext:marker-style-name="T10"><text:span text:style-name="T10">Lvl2: Cover yourself with a layer of frost that has X hit points. 50% of all damage taken is absorbed by Polar Aegis instead . Only one aegis can be active at a time. Lasts until the next rest. Mishap: Reduce cold resistance</text:span><text:span text:style-name="T10"/></text:p>
      <text:p text:style-name="P27" loext:marker-style-name="T10"><text:span text:style-name="T10">Lvl3: Cover yourself with a layer of frost that has X hit points. 55% of all damage taken is absorbed by Polar Aegis instead . Only one aegis can be active at a time. Lasts until the next rest. Mishap: Reduce cold resistance</text:span><text:span text:style-name="T10"/></text:p>
      <text:p text:style-name="P27" loext:marker-style-name="T10"><text:span text:style-name="T10">Lvl4: Cover yourself with a layer of frost that has X hit points. 60% of all damage taken is absorbed by Polar Aegis instead . Only one aegis can be active at a time. Lasts until the next rest. Mishap: Reduce cold resistance</text:span><text:span text:style-name="T10"/></text:p>
      <text:p text:style-name="P27" loext:marker-style-name="T10"><text:span text:style-name="T10">Lvl5: Cover yourself with a layer of frost that has X hit points. 65% of all damage taken is absorbed by Polar Aegis instead . Only one aegis can be active at a time. Lasts until the next rest. Mishap: Reduce cold resistance</text:span><text:span text:style-name="T10"/></text:p>
      <text:p text:style-name="P109" loext:marker-style-name="T10"/>
      <text:p text:style-name="P27" loext:marker-style-name="T10"><text:span text:style-name="T10">Mi-go Form </text:span><text:span text:style-name="T2">(switches body parts to a new set) (eldritch)</text:span><text:span text:style-name="T10">:<text:line-break/>Lvl1: Does nothing. Mishap: Summon hostile troglodyte<text:line-break/>Lvl2: Does nothing. Mishap: Summon hostile troglodyte<text:line-break/></text:span><text:soft-page-break/><text:span text:style-name="T10">Lvl3: Transform yourself into a Mi-go. Only one form can be active at a time. Mishap: Summon hostile troglodyte<text:line-break/>Lvl4: Transform yourself into a Mi-go. Only one form can be active at a time. 5% of permanent changes. Mishap: Summon hostile troglodyte<text:line-break/>Lvl5: Transform yourself into a Mi-go. Only one form can be active at a time. 10% of permanent changes. Mishap: Summon hostile troglodyte<text:line-break/></text:span></text:p>
      <text:p text:style-name="P110" loext:marker-style-name="T10">Abyssal Cunning (<text:span text:style-name="T28">infernal)<text:line-break/></text:span><text:span text:style-name="T29">Lvl1: Does nothing. Misshap: Permanently reduce one random stat.</text:span></text:p>
      <text:p text:style-name="P110" loext:marker-style-name="T10"><text:span text:style-name="T29">Lvl2: Does nothing. Misshap: Permanently reduce one random stat.<text:line-break/>Lvl3: Permanently gain 1 dex (up to 18). Misshap: Permanently reduce one random stat.<text:line-break/>Lvl4: Permanently gain 1 dex (up to 20) Misshap: Permanently reduce one random stat.<text:line-break/>Lvl5: Permanently gain 1 dex (up to 22) Misshap: Permanently reduce one random stat.</text:span></text:p>
      <text:p text:style-name="P30" loext:marker-style-name="T10"><text:span text:style-name="T1"/></text:p>
      <text:p text:style-name="P109" loext:marker-style-name="T10"/>
      <text:p text:style-name="P27" loext:marker-style-name="T2"><text:span text:style-name="T1">Lightning spells:<text:line-break/><text:line-break/></text:span><text:span text:style-name="T10">Arcing Bolt (</text:span><text:span text:style-name="T2">arcane)</text:span></text:p>
      <text:p text:style-name="P27" loext:marker-style-name="T10"><text:span text:style-name="T10">Lvl1: Deal X lightning damage<text:line-break/>Lvl2: Deal X lightning damage</text:span><text:span text:style-name="T10"/></text:p>
      <text:p text:style-name="P27" loext:marker-style-name="T10"><text:span text:style-name="T10">Lvl3: Deal X lightning damage, 15% chance to repeat on another body part for 50% damage</text:span><text:span text:style-name="T10"/></text:p>
      <text:p text:style-name="P27" loext:marker-style-name="T10"><text:span text:style-name="T10">Lvl4: Deal X lightning damage, 20% chance to repeat on another body part for 50% damage</text:span><text:span text:style-name="T10"/></text:p>
      <text:p text:style-name="P27" loext:marker-style-name="T10"><text:span text:style-name="T10">Lvl5: Deal X lightning damage, 25% chance to repeat on another body part for 50% </text:span><text:span text:style-name="T10"/></text:p>
      <text:p text:style-name="P27" loext:marker-style-name="T10"><text:span text:style-name="T10">damage</text:span><text:span text:style-name="T10"/></text:p>
      <text:p text:style-name="P109" loext:marker-style-name="T10"/>
      <text:p text:style-name="P27" loext:marker-style-name="T2"><text:span text:style-name="T10">Lightning Strike (</text:span><text:span text:style-name="T2">nature)</text:span></text:p>
      <text:p text:style-name="P27" loext:marker-style-name="T10"><text:span text:style-name="T10">Lvl1: Deal X lightning damage to all body parts, 5% chance to stun<text:line-break/>Lvl2: Deal X lightning damage to all body parts, 5% chance to stun</text:span><text:span text:style-name="T10"/></text:p>
      <text:p text:style-name="P27" loext:marker-style-name="T10"><text:span text:style-name="T10">Lvl3: Deal X lightning damage to all body parts, 6% chance to stun</text:span><text:span text:style-name="T10"/></text:p>
      <text:p text:style-name="P27" loext:marker-style-name="T10"><text:span text:style-name="T10">Lvl4: Deal X lightning damage to all body parts, 7% chance to stun</text:span><text:span text:style-name="T10"/></text:p>
      <text:p text:style-name="P27" loext:marker-style-name="T1"><text:span text:style-name="T10">Lvl5: Deal X lightning damage to all body parts, 8% chance to stun</text:span><text:span text:style-name="T1"/></text:p>
      <text:p text:style-name="P111" loext:marker-style-name="T1"/>
      <text:p text:style-name="P27" loext:marker-style-name="T2"><text:span text:style-name="T10">Sky Spear (</text:span><text:span text:style-name="T2">divine)</text:span></text:p>
      <text:p text:style-name="P27" loext:marker-style-name="T10"><text:span text:style-name="T10">Lvl1: Deal X lightning damage, 20% extra per every cast in a row<text:line-break/>Lvl2: Deal X lightning damage, 20% extra per every cast in a row</text:span><text:span text:style-name="T10"/></text:p>
      <text:p text:style-name="P27" loext:marker-style-name="T10"><text:span text:style-name="T10">Lvl3: Deal X lightning damage, 25% extra per every cast in a row</text:span><text:span text:style-name="T10"/></text:p>
      <text:p text:style-name="P27" loext:marker-style-name="T10"><text:span text:style-name="T10">Lvl4: Deal X lightning damage, 30% extra per every cast in a row</text:span><text:span text:style-name="T10"/></text:p>
      <text:p text:style-name="P27" loext:marker-style-name="T1"><text:span text:style-name="T10">Lvl5: Deal X lightning damage, 35% extra per every cast in a row</text:span><text:span text:style-name="T1"/></text:p>
      <text:p text:style-name="P111" loext:marker-style-name="T1"/>
      <text:p text:style-name="P27" loext:marker-style-name="T2"><text:span text:style-name="T10">Red Lightning (</text:span><text:span text:style-name="T2">infernal)</text:span></text:p>
      <text:p text:style-name="P27" loext:marker-style-name="T10"><text:span text:style-name="T10">Lvl1: Deal X lightning damage, 33% chance to burn<text:line-break/>Lvl2: Deal X lightning damage, 33% chance to burn</text:span><text:span text:style-name="T10"/></text:p>
      <text:p text:style-name="P27" loext:marker-style-name="T10"><text:span text:style-name="T10">Lvl3: Deal X lightning damage, 45% chance to burn</text:span><text:span text:style-name="T10"/></text:p>
      <text:p text:style-name="P27" loext:marker-style-name="T10"><text:span text:style-name="T10">Lvl4: Deal X lightning damage, 57% chance to burn</text:span><text:span text:style-name="T10"/></text:p>
      <text:p text:style-name="P27" loext:marker-style-name="T10"><text:span text:style-name="T10">Lvl5: Deal X lightning damage, 70% chance to burn</text:span><text:span text:style-name="T10"/></text:p>
      <text:p text:style-name="P109" loext:marker-style-name="T10"/>
      <text:p text:style-name="P27" loext:marker-style-name="T2"><text:span text:style-name="T10">Ball Lightning (</text:span><text:span text:style-name="T2">eldritch)</text:span></text:p>
      <text:p text:style-name="P27" loext:marker-style-name="T10"><text:span text:style-name="T10">Lvl1: Deal X lightning damage, 10% chance to overcharge<text:line-break/>Lvl2: Deal X lightning damage, 10% chance to overcharge</text:span><text:span text:style-name="T10"/></text:p>
      <text:p text:style-name="P27" loext:marker-style-name="T10"><text:soft-page-break/><text:span text:style-name="T10">Lvl3: Deal X lightning damage, 15% chance to overcharge</text:span><text:span text:style-name="T10"/></text:p>
      <text:p text:style-name="P27" loext:marker-style-name="T10"><text:span text:style-name="T10">Lvl4: Deal X lightning damage, 20% chance to overcharge</text:span><text:span text:style-name="T10"/></text:p>
      <text:p text:style-name="P27" loext:marker-style-name="T10"><text:span text:style-name="T10">Lvl5: Deal X lightning damage, 25% chance to overcharge</text:span><text:span text:style-name="T10"/></text:p>
      <text:p text:style-name="P109" loext:marker-style-name="T10"/>
      <text:p text:style-name="P27" loext:marker-style-name="T1"><text:span text:style-name="T1">Lightning Rituals:</text:span><text:span text:style-name="T1"/></text:p>
      <text:p text:style-name="P111" loext:marker-style-name="T1"/>
      <text:p text:style-name="P27" loext:marker-style-name="T2"><text:span text:style-name="T10">Storm Cloud (</text:span><text:span text:style-name="T2">Nature)</text:span></text:p>
      <text:p text:style-name="P27" loext:marker-style-name="T10"><text:span text:style-name="T10">Lvl1: Creates a cloud over your camp. Whenever you cast a spell, the cloud bolts the enemy for X lightning damage. Lasts 4 hours. Misshap: Take lightning damage<text:line-break/>Lvl2: Creates a cloud over your camp. Whenever you cast a spell, the cloud bolts the enemy for X lightning damage. Lasts 4 hours. Misshap: Take lightning damage<text:line-break/>Lvl3: Creates a cloud over your camp. Whenever you cast a spell, the cloud bolts the enemy for X lightning damage. Lasts 6 hours. Misshap: Take lightning damage<text:line-break/>Lvl4: Creates a cloud over your camp. Whenever you cast a spell, the cloud bolts the enemy for X lightning damage. Lasts 8 hours. Misshap: Take lightning damage</text:span><text:span text:style-name="T10"/></text:p>
      <text:p text:style-name="P27" loext:marker-style-name="T10"><text:span text:style-name="T10">Lvl5: Creates a cloud over your camp. Whenever you cast a spell, the cloud bolts the enemy for X lightning damage. Lasts 10 hours. Misshap: Take lightning damage<text:line-break/><text:line-break/>Discharge Field (</text:span><text:span text:style-name="T2">arcane)<text:line-break/></text:span><text:span text:style-name="T10">Lvl1: Surround your camp with agitated particles, causing ambushing enemies to take X lightning damage and be overcharged. Misshap: Take lightning damage<text:line-break/>Lvl2: Surround your camp with agitated particles, causing ambushing enemies to take X lightning damage and be overcharged. Misshap: Take lightning damage<text:line-break/>Lvl3: Surround your camp with agitated particles, causing ambushing enemies to take X lightning damage and be overcharged. Misshap: Take lightning damage<text:line-break/>Lvl4: Surround your camp with agitated particles, causing ambushing enemies to take X lightning damage and be overcharged. Misshap: Take lightning damage<text:line-break/>Lvl5: Surround your camp with agitated particles, causing ambushing enemies to take X lightning damage and be overcharged. Misshap: Take lightning damage<text:line-break/></text:span></text:p>
      <text:p text:style-name="P27" loext:marker-style-name="T10"><text:span text:style-name="T10">Aura of Conductivity (</text:span><text:span text:style-name="T2">Divine)<text:line-break/></text:span><text:span text:style-name="T10">Lvl1: At the end of your turn, deal X lightning damage to enemies. Only one aura can be active at a time. Lasts until next rest. Mishap: Take lightning damage</text:span></text:p>
      <text:p text:style-name="P27" loext:marker-style-name="T10"><text:span text:style-name="T10">Lvl2: At the end of your turn, deal X lightning damage to enemies. Only one aura can be active at a time. Lasts until next rest. Mishap: Take lightning damage</text:span><text:span text:style-name="T10"/></text:p>
      <text:p text:style-name="P27" loext:marker-style-name="T10"><text:span text:style-name="T10">Lvl3: At the end of your turn, deal X lightning damage to enemies with a 15% chance to overcharge. Only one aura can be active at a time. Lasts until next rest. Mishap: Take lightning damage</text:span><text:span text:style-name="T2"><text:line-break/></text:span><text:span text:style-name="T10">Lvl4: At the end of your turn, deal X lightning damage to enemies with a 20% chance to overcharge. Only one aura can be active at a time. Lasts until next rest. Mishap: Take lightning damage</text:span><text:span text:style-name="T2"><text:line-break/></text:span><text:span text:style-name="T10">Lvl5: At the end of your turn, deal X lightning damage to enemies with a 25% chance to overcharge. Only one aura can be active at a time. Lasts until next rest. Mishap: Take lightning damage</text:span></text:p>
      <text:p text:style-name="P109" loext:marker-style-name="T10"/>
      <text:p text:style-name="P27" loext:marker-style-name="T10"><text:span text:style-name="T10">Voltaxic Glyph (</text:span><text:span text:style-name="T2">arcane)<text:line-break/></text:span><text:span text:style-name="T10">Lvl1: Inscribe a weapon with lightning magic, causing your attacks and skills with it to deal an additional 10% damage as lightning and granting it +10% crit damage. Only one glyph can be active per weapon at a time. Lasts until the next rest. Mishap: Destroy weapon<text:line-break/>Lvl2: Inscribe a weapon with lightning magic, causing your attacks and skills with it to deal an additional 15% damage as lightning and granting it +10% crit damage. Only one glyph can be active per weapon at a time. Lasts until the next rest. Mishap: Destroy weapon<text:line-break/></text:span><text:soft-page-break/><text:span text:style-name="T10">Lvl3: Inscribe a weapon with lightning magic, causing your attacks and skills with it to deal an additional 20% damage as lightning and granting it +12% crit damage. Only one glyph can be active per weapon at a time. Lasts until the next rest. Mishap: Destroy weapon<text:line-break/>Lvl4: Inscribe a weapon with lightning magic, causing your attacks and skills with it to deal an additional 25% damage as lightning and granting it +15% crit damage. Only one glyph can be active per weapon at a time. Lasts until the next rest. Mishap: Destroy weapon</text:span></text:p>
      <text:p text:style-name="P27" loext:marker-style-name="T10"><text:span text:style-name="T10">Lvl5: Inscribe a weapon with lightning magic, causing your attacks and skills with it to deal an additional 30% damage as lightning and granting it +18% crit damage. Only one glyph can be active per weapon at a time. Lasts until the next rest. Mishap: Destroy weapon</text:span><text:span text:style-name="T10"/></text:p>
      <text:p text:style-name="P109" loext:marker-style-name="T10"/>
      <text:p text:style-name="P27" loext:marker-style-name="T10"><text:span text:style-name="T10">Storm Aegis (</text:span><text:span text:style-name="T2">arcane</text:span><text:span text:style-name="T10">)</text:span></text:p>
      <text:p text:style-name="P27" loext:marker-style-name="T10"><text:span text:style-name="T10">Lvl1: Cover yourself with crackling lightning, granting you X lightning thorns. Only one aegis can be active at a time. Lasts until the next rest. Mishap: Reduce lightning resistance</text:span><text:span text:style-name="T10"/></text:p>
      <text:p text:style-name="P27" loext:marker-style-name="T10"><text:span text:style-name="T10">Lvl2: Cover yourself with crackling lightning, granting you X lightning thorns. Only one aegis can be active at a time. Lasts until the next rest. Mishap: Reduce lightning resistance</text:span><text:span text:style-name="T10"/></text:p>
      <text:p text:style-name="P27" loext:marker-style-name="T10"><text:span text:style-name="T10">Lvl3: Cover yourself with crackling lightning, granting you X lightning thorns, with a 5% chance to paralyze the attacking limb. Only one aegis can be active at a time. Lasts until the next rest. Mishap: Reduce lightning resistance</text:span><text:span text:style-name="T10"/></text:p>
      <text:p text:style-name="P27" loext:marker-style-name="T10"><text:span text:style-name="T10">Lvl4: Cover yourself with crackling lightning, granting you X lightning thorns, with a 8% chance to paralyze the attacking limb. Only one aegis can be active at a time. Lasts until the next rest. Mishap: Reduce lightning resistance</text:span><text:span text:style-name="T10"/></text:p>
      <text:p text:style-name="P27" loext:marker-style-name="T10"><text:span text:style-name="T10">Lvl5: Cover yourself with crackling lightning, granting you X lightning thorns, with a 10% chance to paralyze the attacking limb. Only one aegis can be active at a time. Lasts until the next rest. Mishap: Reduce lightning resistance</text:span><text:span text:style-name="T10"/></text:p>
      <text:p text:style-name="P109" loext:marker-style-name="T10"/>
      <text:p text:style-name="P27" loext:marker-style-name="T10"><text:span text:style-name="T10">Impundulu Form </text:span><text:span text:style-name="T2">(switches body parts to a new set) (eldritch)</text:span><text:span text:style-name="T10">:<text:line-break/>Lvl1: Does nothing. Mishap: Summon hostile elemental<text:line-break/>Lvl2: Does nothing. Mishap: Summon hostile elemental<text:line-break/>Lvl3: Transform yourself into a Impundulu. Only one form can be active at a time. Mishap: Summon hostile elemental<text:line-break/>Lvl4: Transform yourself into a Impundulu Only one form can be active at a time. 5% of permanent changes. Mishap: Summon hostile elemental<text:line-break/>Lvl5: Transform yourself into a Impundulu.Only one form can be active at a time. 10% of permanent changes. Mishap: Summon hostile elemental<text:line-break/></text:span></text:p>
      <text:p text:style-name="P110" loext:marker-style-name="T10">Defy the Heavens (<text:span text:style-name="T28">infernal)<text:line-break/></text:span><text:span text:style-name="T29">Lvl1: Does nothing. Misshap: Permanently reduce one random stat.</text:span></text:p>
      <text:p text:style-name="P110" loext:marker-style-name="T10"><text:span text:style-name="T29">Lvl2: Does nothing. Misshap: Permanently reduce one random stat.<text:line-break/>Lvl3: Permanently gain 1 faith (up to 18). Misshap: Permanently reduce one random stat.<text:line-break/>Lvl4: Permanently gain 1 faith (up to 20) Misshap: Permanently reduce one random stat.<text:line-break/>Lvl5: Permanently gain 1 faith (up to 22) Misshap: Permanently reduce one random stat.</text:span></text:p>
      <text:p text:style-name="P30" loext:marker-style-name="T10"><text:span text:style-name="T1"/></text:p>
      <text:p text:style-name="P111" loext:marker-style-name="T1"/>
      <text:p text:style-name="P27" loext:marker-style-name="T10"><text:span text:style-name="T1">Necromancy spells:</text:span><text:span text:style-name="T1"/></text:p>
      <text:p text:style-name="P109" loext:marker-style-name="T10"/>
      <text:p text:style-name="P27" loext:marker-style-name="T10"><text:span text:style-name="T10">Bone Knife (</text:span><text:span text:style-name="T2">arcane)</text:span></text:p>
      <text:p text:style-name="P27" loext:marker-style-name="T10"><text:span text:style-name="T10">Lvl1: Deal X damage<text:line-break/>Lvl2: Deal X damage</text:span><text:span text:style-name="T10"/></text:p>
      <text:p text:style-name="P27" loext:marker-style-name="T10"><text:span text:style-name="T10">Lvl3: Deal X damage, 20% chance to bleed for 12% of damage over 3 turns</text:span><text:span text:style-name="T10"/></text:p>
      <text:p text:style-name="P27" loext:marker-style-name="T10"><text:soft-page-break/><text:span text:style-name="T10">Lvl4: Deal X damage, 30% chance to bleed for 12% of damage over 3 turns</text:span><text:span text:style-name="T10"/></text:p>
      <text:p text:style-name="P27" loext:marker-style-name="T10"><text:span text:style-name="T10">Lvl5: Deal X damage, 40% chance to bleed for 12% of damage over 3 turns</text:span><text:span text:style-name="T10"/></text:p>
      <text:p text:style-name="P109" loext:marker-style-name="T10"/>
      <text:p text:style-name="P27" loext:marker-style-name="T10"><text:span text:style-name="T10">Drain Blood (</text:span><text:span text:style-name="T2">Infernal)</text:span></text:p>
      <text:p text:style-name="P27" loext:marker-style-name="T10"><text:span text:style-name="T10">Lvl1: Deal X damage and recover 10% of damage dealt as endurance<text:line-break/>Lvl2: Deal X damage and recover 10% of damage dealt as endurance</text:span><text:span text:style-name="T10"/></text:p>
      <text:p text:style-name="P27" loext:marker-style-name="T10"><text:span text:style-name="T10">Lvl3: Deal X damage and recover 15% of damage dealt as endurance</text:span><text:span text:style-name="T10"/></text:p>
      <text:p text:style-name="P27" loext:marker-style-name="T10"><text:span text:style-name="T10">Lvl4: Deal X damage and recover 20% of damage dealt as endurance</text:span><text:span text:style-name="T10"/></text:p>
      <text:p text:style-name="P27" loext:marker-style-name="T10"><text:span text:style-name="T10">Lvl5: Deal X damage and recover 25% of damage dealt as endurance</text:span><text:span text:style-name="T10"/></text:p>
      <text:p text:style-name="P109" loext:marker-style-name="T10"/>
      <text:p text:style-name="P27" loext:marker-style-name="T1"><text:span text:style-name="T10">Ghostly Touch (</text:span><text:span text:style-name="T2">eldritch)</text:span></text:p>
      <text:p text:style-name="P27" loext:marker-style-name="T10"><text:span text:style-name="T10">Lvl1: Deal X magic damage with </text:span><text:span text:style-name="T18">30</text:span><text:span text:style-name="T10">% to curse<text:line-break/>Lvl2: Deal X magic damage with </text:span><text:span text:style-name="T18">30</text:span><text:span text:style-name="T10">% to curse</text:span></text:p>
      <text:p text:style-name="P27" loext:marker-style-name="T10"><text:span text:style-name="T10">Lvl3: Deal X magic damage with </text:span><text:span text:style-name="T18">35</text:span><text:span text:style-name="T10">% to curse</text:span></text:p>
      <text:p text:style-name="P27" loext:marker-style-name="T10"><text:span text:style-name="T10">Lvl4: Deal X magic damage with </text:span><text:span text:style-name="T18">40</text:span><text:span text:style-name="T10">% to curse</text:span></text:p>
      <text:p text:style-name="P27" loext:marker-style-name="T10"><text:span text:style-name="T10">Lvl5: Deal X magic damage with </text:span><text:span text:style-name="T18">4</text:span><text:span text:style-name="T10">5% to curse</text:span></text:p>
      <text:p text:style-name="P111" loext:marker-style-name="T1"/>
      <text:p text:style-name="P19" loext:marker-style-name="T1"><text:span text:style-name="T18">Decay</text:span><text:span text:style-name="T10"> (</text:span><text:span text:style-name="T7">infernal</text:span><text:span text:style-name="T2">)</text:span></text:p>
      <text:p text:style-name="P19" loext:marker-style-name="T10"><text:span text:style-name="T10">Lvl1: Deal X </text:span><text:span text:style-name="T18">damage plus 2% of max endurance</text:span><text:span text:style-name="T10"><text:line-break/>Lvl2: Deal X </text:span><text:span text:style-name="T18">damage plus 2% of max endurance</text:span></text:p>
      <text:p text:style-name="P19" loext:marker-style-name="T10"><text:span text:style-name="T10">Lvl3: Deal X </text:span><text:span text:style-name="T18">damage plus 3% of max endurance</text:span></text:p>
      <text:p text:style-name="P19" loext:marker-style-name="T10"><text:span text:style-name="T10">Lvl4: Deal X </text:span><text:span text:style-name="T18">damage plus 4% of max endurance</text:span></text:p>
      <text:p text:style-name="P19" loext:marker-style-name="T10"><text:span text:style-name="T10">Lvl</text:span><text:span text:style-name="T18">5</text:span><text:span text:style-name="T10">: Deal X </text:span><text:span text:style-name="T18">damage plus 5% of max endurance</text:span></text:p>
      <text:p text:style-name="P111" loext:marker-style-name="T1"/>
      <text:p text:style-name="P111" loext:marker-style-name="T1"/>
      <text:p text:style-name="P27" loext:marker-style-name="T1"><text:span text:style-name="T1">Necromancy rituals:</text:span><text:span text:style-name="T1"/></text:p>
      <text:p text:style-name="P111" loext:marker-style-name="T1"/>
      <text:p text:style-name="P27" loext:marker-style-name="T1"><text:span text:style-name="T10">Unhallowed Ground (</text:span><text:span text:style-name="T2">Infernal</text:span><text:span text:style-name="T10">)</text:span></text:p>
      <text:p text:style-name="P27" loext:marker-style-name="T10"><text:span text:style-name="T10">Lvl1: Corrupts the ground around your camp. Whenever a creature reaches 4% endurance, it dies. Misshap: Take damage<text:line-break/>Lvl2: Corrupts the ground around your camp. Whenever a creature reaches 6% endurance, it dies. Misshap: Take damage<text:line-break/>Lvl3: Corrupts the ground around your camp. Whenever an enemy reaches 8% or you reach 4% endurance, it dies. Misshap: Take damage<text:line-break/>Lvl4: Corrupts the ground around your camp. Whenever an enemy reaches 10% or you reach 3% endurance, it dies. Misshap: Take damage</text:span><text:span text:style-name="T10"/></text:p>
      <text:p text:style-name="P27" loext:marker-style-name="T1"><text:span text:style-name="T10">Lvl5: Corrupts the ground around your camp. Whenever an enemy reaches 12% or you reach 1% endurance, it dies. Misshap: Take damage<text:line-break/></text:span><text:span text:style-name="T1"/></text:p>
      <text:p text:style-name="P27" loext:marker-style-name="T2"><text:span text:style-name="T10">Bone Aegis (</text:span><text:span text:style-name="T2">arcane)</text:span></text:p>
      <text:p text:style-name="P27" loext:marker-style-name="T10"><text:span text:style-name="T10">Lvl1: Cover yourself with an armor of bone that has X hit points. 30% of all damage taken is absorbed by Bone Aegis instead. Whenever you kill a creature, add 5% of its Endurance to Bone Aegis. Only one aegis can be active at a time. Lasts until the next rest. Mishap: Reduce your armor</text:span><text:span text:style-name="T10"/></text:p>
      <text:p text:style-name="P27" loext:marker-style-name="T10"><text:span text:style-name="T10">Lvl2: Cover yourself with an armor of bone that has X hit points. 30% of all damage taken is absorbed by Bone Aegis instead. Whenever you kill a creature, add 8% of its Endurance to Bone Aegis. Only one aegis can be active at a time. Lasts until the next rest. Mishap: Reduce your armor</text:span><text:span text:style-name="T10"/></text:p>
      <text:p text:style-name="P27" loext:marker-style-name="T10"><text:span text:style-name="T10">Lvl3: Cover yourself with an armor of bone that has X hit points. 33% of all damage taken is absorbed by Bone Aegis instead. Whenever you kill a creature, add 10% of its Endurance to Bone Aegis. Only one aegis can be active at a time. Lasts until the next rest. Mishap: Reduce your armor</text:span><text:span text:style-name="T10"/></text:p>
      <text:p text:style-name="P27" loext:marker-style-name="T10"><text:soft-page-break/><text:span text:style-name="T10">Lvl4: Cover yourself with an armor of bone that has X hit points. 37% of all damage taken is absorbed by Bone Aegis instead. Whenever you kill a creature, add 12% of its Endurance to Bone Aegis. Only one aegis can be active at a time. Lasts until the next rest. Mishap: Reduce your armor</text:span><text:span text:style-name="T10"/></text:p>
      <text:p text:style-name="P27" loext:marker-style-name="T2"><text:span text:style-name="T10">Lvl5: Cover yourself with an armor of bone that has X hit points. 40% of all damage taken is absorbed by Bone Aegis instead. Whenever you kill a creature, add 15% of its Endurance to Bone Aegis. Only one aegis can be active at a time. Lasts until the next rest. Mishap: Reduce your armor</text:span><text:span text:style-name="T2"/></text:p>
      <text:p text:style-name="P109" loext:marker-style-name="T10"/>
      <text:p text:style-name="P27" loext:marker-style-name="T10"><text:span text:style-name="T10">Zombie Ritual (</text:span><text:span text:style-name="T2">eldritch)</text:span></text:p>
      <text:p text:style-name="P27" loext:marker-style-name="T10"><text:span text:style-name="T10">Lvl1: Transform a ­­</text:span><text:span text:style-name="T2">necrotic</text:span><text:span text:style-name="T10"> limb into undead. Misshap: Destroy it instead.</text:span></text:p>
      <text:p text:style-name="P27" loext:marker-style-name="T10"><text:span text:style-name="T10">Lvl2: Transform a ­­</text:span><text:span text:style-name="T2">necrotic</text:span><text:span text:style-name="T10"> limb into undead. Misshap: Destroy it instead.</text:span></text:p>
      <text:p text:style-name="P27" loext:marker-style-name="T10"><text:span text:style-name="T10">Lvl3: Transform a ­­</text:span><text:span text:style-name="T2">necrotic</text:span><text:span text:style-name="T10"> limb into undead and restore 10% of its endurance. Misshap: Destroy it instead.</text:span></text:p>
      <text:p text:style-name="P27" loext:marker-style-name="T10"><text:span text:style-name="T10">Lvl4: Transform a ­­</text:span><text:span text:style-name="T2">necrotic</text:span><text:span text:style-name="T10"> limb into undead and restore 15% of its endurance. Misshap: Destroy it instead.</text:span></text:p>
      <text:p text:style-name="P27" loext:marker-style-name="T10"><text:span text:style-name="T10">Lvl5: Transform a ­­</text:span><text:span text:style-name="T2">necrotic</text:span><text:span text:style-name="T10"> limb into undead and restore 20% of its endurance. Misshap: Destroy it instead.</text:span></text:p>
      <text:p text:style-name="P109" loext:marker-style-name="T10"/>
      <text:p text:style-name="P27" loext:marker-style-name="T2"><text:span text:style-name="T10">Ghoul Form (</text:span><text:span text:style-name="T2">eldritch)</text:span></text:p>
      <text:p text:style-name="P27" loext:marker-style-name="T1"><text:span text:style-name="T10">Lvl1: Does nothing. Mishap: Summon hostile undead<text:line-break/>Lvl2: Does nothing. Mishap: Summon hostile undead<text:line-break/>Lvl3: Transform yourself into a Ghoul. Only one form can be active at a time. Mishap: Summon hostile undead<text:line-break/>Lvl4: Transform yourself into a Ghoul. Only one form can be active at a time. 5% of permanent changes. Mishap: Summon hostile undead<text:line-break/>Lvl5: Transform yourself into a Ghoul. Only one form can be active at a time. 10% of permanent changes. Mishap: Summon hostile undead<text:line-break/></text:span></text:p>
      <text:p text:style-name="P110" loext:marker-style-name="T10">Flesh Growth (<text:span text:style-name="T28">infernal)<text:line-break/></text:span><text:span text:style-name="T29">Lvl1: Does nothing. Misshap: Permanently reduce maximum endurance.</text:span></text:p>
      <text:p text:style-name="P110" loext:marker-style-name="T10"><text:span text:style-name="T29">Lvl2: Does nothing. Misshap: Permanently reduce maximum endurance.<text:line-break/>Lvl3: Permanently gain 2 maximum endurance (up to 110). Misshap: Permanently reduce maximum endurance.<text:line-break/>Lvl4: Permanently gain 3 maximum endurance (up to 120) Misshap: Permanently reduce maximum endurance.<text:line-break/>Lvl5: Permanently gain 4 max endurance (up to 130) Misshap: Permanently reduce maximum endurance.</text:span></text:p>
      <text:p text:style-name="P30" loext:marker-style-name="T10"><text:span text:style-name="T1"/></text:p>
      <text:p text:style-name="P3">Healing <text:span text:style-name="T45">spells</text:span>:</text:p>
      <text:p text:style-name="P6"/>
      <text:p text:style-name="P7">Cure Wounds (<text:span text:style-name="T28">divine)</text:span></text:p>
      <text:p text:style-name="P32" loext:marker-style-name="T10"><text:span text:style-name="T10">Lvl1: </text:span><text:span text:style-name="T11">Restore X endurance</text:span><text:span text:style-name="T10"><text:line-break/>Lvl2: </text:span><text:span text:style-name="T11">Restore X endurance</text:span></text:p>
      <text:p text:style-name="P32" loext:marker-style-name="T10"><text:span text:style-name="T10">Lvl3: </text:span><text:span text:style-name="T11">Restore X endurance</text:span><text:span text:style-name="T10">, </text:span><text:span text:style-name="T11">30</text:span><text:span text:style-name="T10">% </text:span><text:span text:style-name="T11">extra if under 40% endurance</text:span></text:p>
      <text:p text:style-name="P32" loext:marker-style-name="T10"><text:span text:style-name="T10">Lvl4: </text:span><text:span text:style-name="T11">Restore X endurance</text:span><text:span text:style-name="T10">, </text:span><text:span text:style-name="T11">30</text:span><text:span text:style-name="T10">% </text:span><text:span text:style-name="T11">extra if under 45% endurance</text:span></text:p>
      <text:p text:style-name="P32" loext:marker-style-name="T10"><text:span text:style-name="T10">Lvl5: </text:span><text:span text:style-name="T11">Restore X endurance</text:span><text:span text:style-name="T10">, </text:span><text:span text:style-name="T11">30</text:span><text:span text:style-name="T10">% </text:span><text:span text:style-name="T11">extra if under 50% endurance</text:span></text:p>
      <text:p text:style-name="P6"/>
      <text:p text:style-name="P7">Restoration (<text:span text:style-name="T28">divine)</text:span></text:p>
      <text:p text:style-name="P32" loext:marker-style-name="T10"><text:span text:style-name="T10">Lvl1: </text:span><text:span text:style-name="T11">Removes 1 affliction from </text:span><text:span text:style-name="T4">Bleed, Burn, Poison or Blind</text:span><text:span text:style-name="T10"><text:line-break/>Lvl2: </text:span><text:span text:style-name="T11">Removes 2 afflictions from </text:span><text:span text:style-name="T4">Bleed, Burn, Poison or Blind</text:span></text:p>
      <text:p text:style-name="P32" loext:marker-style-name="T10"><text:soft-page-break/><text:span text:style-name="T10">Lvl3: </text:span><text:span text:style-name="T11">Removes 3 afflictions</text:span></text:p>
      <text:p text:style-name="P32" loext:marker-style-name="T10"><text:span text:style-name="T10">Lvl4: </text:span><text:span text:style-name="T11">Removes 4 afflictions</text:span></text:p>
      <text:p text:style-name="P32" loext:marker-style-name="T10"><text:span text:style-name="T10">Lvl5: </text:span><text:span text:style-name="T11">Removes all afflictions</text:span></text:p>
      <text:p text:style-name="P6"/>
      <text:p text:style-name="P7">Regrowth (<text:span text:style-name="T28">nature)<text:line-break/></text:span><text:span text:style-name="T22">Lvl1: Restore 10% of missing endurance<text:line-break/>Lvl2: Restore 12% of missing endurance</text:span></text:p>
      <text:p text:style-name="P9"><text:span text:style-name="T10">Lvl3: </text:span><text:span text:style-name="T11">Restore 14% of missing endurance plus 2% of maximum endurance</text:span></text:p>
      <text:p text:style-name="P9"><text:span text:style-name="T10">Lvl4: </text:span><text:span text:style-name="T11">Restore 16% of missing endurance plus 3% of maximum endurance</text:span></text:p>
      <text:p text:style-name="P15">Lvl5: Restore 18% of missing endurance plus 4% of maximum endurance</text:p>
      <text:p text:style-name="P1"><text:span text:style-name="T32"/></text:p>
      <text:p text:style-name="P7">Recreate Organs <text:s/>(<text:span text:style-name="T28">eldritch)<text:line-break/></text:span><text:span text:style-name="T22">Lvl1: Recover X endurance. Start bleeding for 75% of healed amount<text:line-break/>Lvl2: Recover X endurance. Start bleeding for 75% of healed amount</text:span></text:p>
      <text:p text:style-name="P9"><text:span text:style-name="T10">Lvl3: </text:span><text:span text:style-name="T11">Recover X endurance. Start bleeding for 75% of healed amount</text:span></text:p>
      <text:p text:style-name="P9"><text:span text:style-name="T10">Lvl4:</text:span><text:span text:style-name="T11"> Recover X endurance. Start bleeding for 70% of healed amount</text:span></text:p>
      <text:p text:style-name="P15">Lvl5: Recover X endurance. Start bleeding for 65% of healed amount</text:p>
      <text:p text:style-name="P2"/>
      <text:p text:style-name="P4">Healing <text:span text:style-name="T45">rituals:<text:line-break/><text:line-break/></text:span><text:span text:style-name="T30">Hallowed Ground (</text:span><text:span text:style-name="T46">divine)</text:span></text:p>
      <text:p text:style-name="P33" loext:marker-style-name="T10"><text:span text:style-name="T10">Lvl1: </text:span><text:span text:style-name="T12">Blesses</text:span><text:span text:style-name="T10"> the ground around your camp. Whenever a</text:span><text:span text:style-name="T12">n undead</text:span><text:span text:style-name="T10"> creature </text:span><text:span text:style-name="T12">enters it, it takes 15% of its max endurance as damage</text:span><text:span text:style-name="T10">. Misshap: </text:span><text:span text:style-name="T12">Summon weak undead</text:span><text:span text:style-name="T10"><text:line-break/>Lvl2: </text:span><text:span text:style-name="T12">Blesses</text:span><text:span text:style-name="T10"> the ground around your camp. Whenever a</text:span><text:span text:style-name="T12">n undead</text:span><text:span text:style-name="T10"> creature </text:span><text:span text:style-name="T12">enters it, it takes 30% of its max endurance as damage</text:span><text:span text:style-name="T10">. Misshap: </text:span><text:span text:style-name="T12">Summon weak undead</text:span><text:span text:style-name="T10"><text:line-break/>Lvl3: </text:span><text:span text:style-name="T12">Blesses</text:span><text:span text:style-name="T10"> the ground around your camp. Whenever a</text:span><text:span text:style-name="T12">n undead</text:span><text:span text:style-name="T10"> creature </text:span><text:span text:style-name="T12">enters it, it takes 45% of its max endurance as damage and is stunned</text:span><text:span text:style-name="T10">. Misshap: </text:span><text:span text:style-name="T12">Summon weak undead</text:span><text:span text:style-name="T10"><text:line-break/>Lvl4: <text:s/></text:span><text:span text:style-name="T12">Blesses</text:span><text:span text:style-name="T10"> the ground around your camp. Whenever a</text:span><text:span text:style-name="T12">n undead</text:span><text:span text:style-name="T10"> creature </text:span><text:span text:style-name="T12">enters it, it takes 60% of its max endurance as damage and is stunned</text:span><text:span text:style-name="T10">. Misshap: </text:span><text:span text:style-name="T12">Summon weak undead</text:span></text:p>
      <text:p text:style-name="P33" loext:marker-style-name="T1"><text:span text:style-name="T10">Lvl5: </text:span><text:span text:style-name="T12">Blesses</text:span><text:span text:style-name="T10"> the ground around your camp. Whenever a</text:span><text:span text:style-name="T12">n undead</text:span><text:span text:style-name="T10"> creature </text:span><text:span text:style-name="T12">enters it, it dies</text:span><text:span text:style-name="T10">. Misshap: </text:span><text:span text:style-name="T12">Summon weak undead</text:span><text:span text:style-name="T10"><text:line-break/></text:span></text:p>
      <text:p text:style-name="P112" loext:marker-style-name="T1"><text:span text:style-name="T10">Regen</text:span><text:span text:style-name="T14">e</text:span><text:span text:style-name="T10">rate (</text:span><text:span text:style-name="T3">divine)</text:span></text:p>
      <text:p text:style-name="P33" loext:marker-style-name="T10"><text:span text:style-name="T10">Lvl1: </text:span><text:span text:style-name="T12">Recover 4 endurance per hour</text:span><text:span text:style-name="T10">. </text:span><text:span text:style-name="T12">Lasts 4 hours.</text:span><text:span text:style-name="T10"> Misshap: </text:span><text:span text:style-name="T12">Worsen an afflicted limb</text:span><text:span text:style-name="T10"><text:line-break/>Lvl2: </text:span><text:span text:style-name="T12">Recover 4 endurance per hour. Lasts 6 hours. Misshap: Worsen an afflicted limb</text:span><text:span text:style-name="T10"><text:line-break/>Lvl3: </text:span><text:span text:style-name="T12">Recover 5 endurance per hour. Lasts 8 hours. Misshap: Worsen an afflicted limb</text:span><text:span text:style-name="T10"><text:line-break/>Lvl4: </text:span><text:span text:style-name="T12">Recover 6 endurance per hour. Lasts 8 hours. Misshap: Worsen an afflicted limb</text:span></text:p>
      <text:p text:style-name="P33" loext:marker-style-name="T1"><text:span text:style-name="T10">Lvl5:</text:span><text:span text:style-name="T12"> Recover 7 endurance per hour. Lasts 8 hours. Misshap: Worsen an afflicted limb</text:span></text:p>
      <text:p text:style-name="P33" loext:marker-style-name="T1"><text:span text:style-name="T12"/></text:p>
      <text:p text:style-name="P112" loext:marker-style-name="T1"><text:span text:style-name="T10">Safe Refuge (</text:span><text:span text:style-name="T3">nature)</text:span></text:p>
      <text:p text:style-name="P33" loext:marker-style-name="T10"><text:span text:style-name="T10">Lvl1: </text:span><text:span text:style-name="T12">Resting is 20% more effective.</text:span><text:span text:style-name="T10"> Misshap: </text:span><text:span text:style-name="T12">Resting is 10% less effective</text:span><text:span text:style-name="T10"><text:line-break/>Lvl2: </text:span><text:span text:style-name="T12">Resting is 25% more effective. Misshap: Resting is 10% less effective</text:span><text:span text:style-name="T10"><text:line-break/>Lvl3: </text:span><text:span text:style-name="T12">Resting is 30% more effective and body parts can’t worsen. Misshap: Resting is 10% less effective</text:span><text:span text:style-name="T10"><text:line-break/>Lvl4:</text:span><text:span text:style-name="T12"> Resting is 35% more effective and body parts can’t worsen. Misshap: Resting is 10% less effective</text:span></text:p>
      <text:p text:style-name="P33" loext:marker-style-name="T1"><text:span text:style-name="T10">Lvl5:</text:span><text:span text:style-name="T12"> Resting is 40% more effective and body parts can’t worsen. Misshap: Resting is 10% less effective</text:span></text:p>
      <text:p text:style-name="P33" loext:marker-style-name="T1"><text:span text:style-name="T12"/></text:p>
      <text:p text:style-name="P113" loext:marker-style-name="T1"><text:soft-page-break/><text:span text:style-name="T12">R</text:span><text:span text:style-name="T10">ecreate Limbs (</text:span><text:span text:style-name="T3">eldritch)</text:span></text:p>
      <text:p text:style-name="P34" loext:marker-style-name="T10"><text:span text:style-name="T10">Lvl1: </text:span><text:span text:style-name="T13">Nothing happens</text:span><text:span text:style-name="T12">.</text:span><text:span text:style-name="T10"> Misshap: </text:span><text:span text:style-name="T13">Recover a destroyed limb as a </text:span><text:span text:style-name="T5">misshapen one</text:span><text:span text:style-name="T10"><text:line-break/>Lvl2: </text:span><text:span text:style-name="T13">Nothing happens</text:span><text:span text:style-name="T12">. Misshap: </text:span><text:span text:style-name="T13">Recover a destroyed limb as a </text:span><text:span text:style-name="T5">misshapen one</text:span><text:span text:style-name="T10"><text:line-break/>Lvl3: </text:span><text:span text:style-name="T13">Recover a destroyed limb.</text:span><text:span text:style-name="T12"> Misshap: </text:span><text:span text:style-name="T13">Recover a destroyed limb as a </text:span><text:span text:style-name="T5">misshapen one</text:span><text:span text:style-name="T10"><text:line-break/>Lvl4:</text:span><text:span text:style-name="T12"> </text:span><text:span text:style-name="T13">Recover up to 2 destroyed limbs.</text:span><text:span text:style-name="T12"> Misshap: </text:span><text:span text:style-name="T13">Recover a destroyed limb as a </text:span><text:span text:style-name="T5">misshapen one</text:span></text:p>
      <text:p text:style-name="P34" loext:marker-style-name="T1"><text:span text:style-name="T12">Lvl5: </text:span><text:span text:style-name="T13">Recover all destroyed limbs.</text:span><text:span text:style-name="T12"> Misshap: </text:span><text:span text:style-name="T13">Recover a destroyed limb as a </text:span><text:span text:style-name="T5">misshapen one</text:span></text:p>
      <text:p text:style-name="P34" loext:marker-style-name="T1"><text:span text:style-name="T12"/></text:p>
      <text:p text:style-name="P10"><text:span text:style-name="T35">Psionic </text:span><text:span text:style-name="T36">spells</text:span><text:span text:style-name="T34">:</text:span><text:span text:style-name="T32"><text:line-break/></text:span></text:p>
      <text:p text:style-name="P10"><text:span text:style-name="T15">Mind Needle</text:span><text:span text:style-name="T10"> (</text:span><text:span text:style-name="T6">arcane</text:span><text:span text:style-name="T2">)</text:span></text:p>
      <text:p text:style-name="P35" loext:marker-style-name="T10"><text:span text:style-name="T10">Lvl1: </text:span><text:span text:style-name="T15">Deal X damage of the type the enemy is more vulnerable </text:span><text:span text:style-name="T10"><text:line-break/>Lvl2: </text:span><text:span text:style-name="T15">Deal X damage of the type the enemy is more vulnerable </text:span></text:p>
      <text:p text:style-name="P35" loext:marker-style-name="T10"><text:span text:style-name="T10">Lvl3: </text:span><text:span text:style-name="T15">Deal X damage of the type the enemy is more vulnerable and reduce their resistance to it by 5%</text:span></text:p>
      <text:p text:style-name="P35" loext:marker-style-name="T10"><text:span text:style-name="T10">Lvl4: </text:span><text:span text:style-name="T15">Deal X damage of the type the enemy is more vulnerable and reduce their resistance to it by 8%</text:span></text:p>
      <text:p text:style-name="P10"><text:span text:style-name="T10">Lvl5: </text:span><text:span text:style-name="T15">Deal X damage of the type the enemy is more vulnerable and reduce their resistance to it by 10%</text:span></text:p>
      <text:p text:style-name="P10"><text:span text:style-name="T32"/></text:p>
      <text:p text:style-name="P12"><text:span text:style-name="T32">Incapacitate (</text:span><text:span text:style-name="T39">arcane)</text:span></text:p>
      <text:p text:style-name="P35" loext:marker-style-name="T10"><text:span text:style-name="T10">Lvl1: </text:span><text:span text:style-name="T15">Set a random affliction from Blind, Silence, Clumsy, Overcharge or Restrain </text:span><text:span text:style-name="T10"><text:line-break/>Lvl2: </text:span><text:span text:style-name="T15">Set a random affliction from Blind, Silence, Clumsy, Overcharge, Restrain or Stun</text:span></text:p>
      <text:p text:style-name="P35" loext:marker-style-name="T10"><text:span text:style-name="T10">Lvl3: </text:span><text:span text:style-name="T15">Set 2 random afflictions from Blind, Silence, Clumsy, Overcharge, Restrain or Stun</text:span></text:p>
      <text:p text:style-name="P35" loext:marker-style-name="T10"><text:span text:style-name="T10">Lvl4: </text:span><text:span text:style-name="T15">Set 3 random afflictions from Blind, Silence, Clumsy, Overcharge, Restrain or Stun</text:span></text:p>
      <text:p text:style-name="P16">Lvl5: Set 4 random afflictions from Blind, Silence, Clumsy, Overcharge, Restrain or Stun</text:p>
      <text:p text:style-name="P10"><text:span text:style-name="T15"/></text:p>
      <text:p text:style-name="P10"><text:span text:style-name="T15">Dominate</text:span><text:span text:style-name="T10"> (</text:span><text:span text:style-name="T6">eldritch</text:span><text:span text:style-name="T2">)</text:span></text:p>
      <text:p text:style-name="P35" loext:marker-style-name="T10"><text:span text:style-name="T10">Lvl1: </text:span><text:span text:style-name="T15">Use the last spell or skill your enemy used against them</text:span><text:span text:style-name="T10"><text:line-break/>Lvl2: </text:span><text:span text:style-name="T15">Use the last spell or skill your enemy used against them, 5% chance to seal it</text:span></text:p>
      <text:p text:style-name="P35" loext:marker-style-name="T10"><text:span text:style-name="T10">Lvl3: </text:span><text:span text:style-name="T15">Use the last spell or skill your enemy used against them, 20% chance to seal it</text:span></text:p>
      <text:p text:style-name="P35" loext:marker-style-name="T10"><text:span text:style-name="T10">Lvl4: </text:span><text:span text:style-name="T15">Use the last spell or skill your enemy used against them, 30% chance to seal it</text:span></text:p>
      <text:p text:style-name="P10"><text:span text:style-name="T10">Lvl5: </text:span><text:span text:style-name="T15">Use the last spell or skill your enemy used against them, 40% chance to seal it</text:span></text:p>
      <text:p text:style-name="P10"><text:span text:style-name="T32"/></text:p>
      <text:p text:style-name="P12"><text:span text:style-name="T32">Ravage mind (</text:span><text:span text:style-name="T39">eldritch)<text:line-break/></text:span><text:span text:style-name="T32">Lvl1: </text:span><text:span text:style-name="T41">Deal X damage. If the enemy attacks next turn, they take 10% of the damage dealt back as thorns</text:span></text:p>
      <text:p text:style-name="P11"><text:span text:style-name="T33">Lvl</text:span><text:span text:style-name="T41">2</text:span><text:span text:style-name="T33">: </text:span><text:span text:style-name="T41">Deal X damage. If the enemy attacks next turn, they take 10% of the damage dealt back as thorns</text:span></text:p>
      <text:p text:style-name="P11"><text:span text:style-name="T33">Lvl</text:span><text:span text:style-name="T41">3</text:span><text:span text:style-name="T33">: </text:span><text:span text:style-name="T41">Deal X damage. If the enemy attacks next turn, they take 15% of the damage dealt back as thorns</text:span></text:p>
      <text:p text:style-name="P11"><text:span text:style-name="T33">Lvl</text:span><text:span text:style-name="T41">4</text:span><text:span text:style-name="T33">: </text:span><text:span text:style-name="T41">Deal X damage. If the enemy attacks next turn, they take 20% of the damage dealt back as thorns</text:span></text:p>
      <text:p text:style-name="P11"><text:span text:style-name="T33">Lvl</text:span><text:span text:style-name="T41">5</text:span><text:span text:style-name="T33">: </text:span><text:span text:style-name="T41">Deal X damage. If the enemy attacks next turn, they take 25% of the damage dealt back as thorns</text:span></text:p>
      <text:p text:style-name="P11"><text:span text:style-name="T41"/></text:p>
      <text:p text:style-name="P11"><text:span text:style-name="T35">Psionic </text:span><text:span text:style-name="T36">rituals:</text:span></text:p>
      <text:p text:style-name="P11"><text:span text:style-name="T36"/></text:p>
      <text:p text:style-name="P5"><text:span text:style-name="T31">Mirror Image</text:span><text:span text:style-name="T30"> (</text:span><text:span text:style-name="T47">arcane</text:span><text:span text:style-name="T46">)</text:span></text:p>
      <text:p text:style-name="P18" loext:marker-style-name="T10"><text:span text:style-name="T10">Lvl1: </text:span><text:span text:style-name="T16">Create illusions of you to confuse attackers</text:span><text:span text:style-name="T10">. </text:span><text:span text:style-name="T16">The next attack that hits you misses. Lasts 8 hours.</text:span><text:span text:style-name="T10"> Misshap: </text:span><text:span text:style-name="T16">Take X damage</text:span><text:span text:style-name="T10"><text:line-break/>Lvl2: </text:span><text:span text:style-name="T16">Create illusions of you to confuse attackers. The next attack that hits you misses. Lasts 12 hours. </text:span><text:soft-page-break/><text:span text:style-name="T16">Misshap: Take X damage</text:span><text:span text:style-name="T10"><text:line-break/>Lvl3: </text:span><text:span text:style-name="T16">Create illusions of you to confuse attackers. The next two attacks that hit you miss. Lasts 12 hours. Misshap: Take X damage</text:span><text:span text:style-name="T10"><text:line-break/>Lvl4: </text:span><text:span text:style-name="T16">Create illusions of you to confuse attackers. The next three attacks that hit you miss. Lasts 12 hours. Misshap: Take X damage</text:span></text:p>
      <text:p text:style-name="P18" loext:marker-style-name="T1"><text:span text:style-name="T10">Lvl5: </text:span><text:span text:style-name="T12"><text:s/></text:span><text:span text:style-name="T16">Create illusions of you to confuse attackers. The next four attacks that hit you miss. Lasts 12 hours. Misshap: Take X damage</text:span></text:p>
      <text:p text:style-name="P11"><text:span text:style-name="T41"/></text:p>
      <text:p text:style-name="P5"><text:span text:style-name="T31">Conceal</text:span><text:span text:style-name="T30"> (</text:span><text:span text:style-name="T47">arcane</text:span><text:span text:style-name="T46">)</text:span></text:p>
      <text:p text:style-name="P18" loext:marker-style-name="T10"><text:span text:style-name="T10">Lvl1: </text:span><text:span text:style-name="T16">Hide</text:span><text:span text:style-name="T10"> your camp, reducing chance of ambushes. </text:span><text:span text:style-name="T16">If you are ambushed, you always go first. </text:span><text:span text:style-name="T10">Lasts </text:span><text:span text:style-name="T16">3</text:span><text:span text:style-name="T10"> hours. Misshap: Call enemy to your location<text:line-break/>Lvl2: </text:span><text:span text:style-name="T16">Hide</text:span><text:span text:style-name="T10"> your camp, reducing chance of ambushes. </text:span><text:span text:style-name="T16">If you are ambushed, you always go first. </text:span><text:span text:style-name="T10">Lasts </text:span><text:span text:style-name="T16">4</text:span><text:span text:style-name="T10"> hours. Misshap: Call enemy to your location<text:line-break/>Lvl3: </text:span><text:span text:style-name="T16">Hide</text:span><text:span text:style-name="T10"> your camp, reducing chance of ambushes. </text:span><text:span text:style-name="T16">If you are ambushed, you always go first. </text:span><text:span text:style-name="T10">Lasts </text:span><text:span text:style-name="T16">5</text:span><text:span text:style-name="T10"> hours. Misshap: Call enemy to your location<text:line-break/>Lvl4: <text:s/></text:span><text:span text:style-name="T16">Hide</text:span><text:span text:style-name="T10"> your camp, reducing chance of ambushes. </text:span><text:span text:style-name="T16">If you are ambushed, you always go first. </text:span><text:span text:style-name="T10">Lasts </text:span><text:span text:style-name="T16">6</text:span><text:span text:style-name="T10"> hours. Misshap: Call enemy to your location</text:span></text:p>
      <text:p text:style-name="P17">Lvl5: Hide your camp, reducing chance of ambushes. If you are ambushed, you always go first. Lasts 8 hours. Misshap: Call enemy to your location</text:p>
      <text:p text:style-name="P18"><text:span text:style-name="T24"/></text:p>
      <text:p text:style-name="P20"><text:span text:style-name="T23">Face of Horror (</text:span><text:span text:style-name="T8">Eldritch</text:span><text:span text:style-name="T23">)</text:span></text:p>
      <text:p text:style-name="P18" loext:marker-style-name="T10"><text:span text:style-name="T10">Lvl1: </text:span><text:span text:style-name="T16">Transform your face into a hideous form</text:span><text:span text:style-name="T10">. </text:span><text:span text:style-name="T16">Enemies that attack you have a 30% chance of being blinded.</text:span><text:span text:style-name="T10"> Misshap: </text:span><text:span text:style-name="T16">Blind yourself</text:span><text:span text:style-name="T10"><text:line-break/>Lvl2: </text:span><text:span text:style-name="T16">Transform your face into a hideous form</text:span><text:span text:style-name="T10">. </text:span><text:span text:style-name="T16">Enemies that attack you have a 35% chance of being blinded.</text:span><text:span text:style-name="T10"> Misshap: </text:span><text:span text:style-name="T16">Blind yourself</text:span><text:span text:style-name="T10"><text:line-break/>Lvl3: </text:span><text:span text:style-name="T16">Transform your face into a hideous form</text:span><text:span text:style-name="T10">. </text:span><text:span text:style-name="T16">Enemies that attack you have a 40% chance of being blinded and neutralized.</text:span><text:span text:style-name="T10"> Misshap: </text:span><text:span text:style-name="T16">Blind yourself</text:span><text:span text:style-name="T10"><text:line-break/>Lvl</text:span><text:span text:style-name="T17">4</text:span><text:span text:style-name="T10">: </text:span><text:span text:style-name="T16">Transform your face into a hideous form</text:span><text:span text:style-name="T10">. </text:span><text:span text:style-name="T16">Enemies that attack you have a 45% chance of being blinded and neutralized.</text:span><text:span text:style-name="T10"> Misshap: </text:span><text:span text:style-name="T16">Blind yourself</text:span></text:p>
      <text:p text:style-name="P18" loext:marker-style-name="T10"><text:span text:style-name="T24">Lvl</text:span><text:span text:style-name="T25">5</text:span><text:span text:style-name="T24">: Transform your face into a hideous form. Enemies that attack you have a </text:span><text:span text:style-name="T25">5</text:span><text:span text:style-name="T24">0% chance of being blinded and neutralized. Misshap: Blind yourself</text:span></text:p>
      <text:p text:style-name="P18"><text:span text:style-name="T24"/></text:p>
      <text:p text:style-name="P21"><text:span text:style-name="T25">From Beyond</text:span><text:span text:style-name="T23"> (</text:span><text:span text:style-name="T8">Eldritch</text:span><text:span text:style-name="T23">)</text:span></text:p>
      <text:p text:style-name="P37" loext:marker-style-name="T10"><text:span text:style-name="T10">Lvl1: </text:span><text:span text:style-name="T17">Permanently modify yourself in unknowable ways (Can increase or reduce ANY stat permanently. At higher levels, the odds and amount of good results increase)</text:span><text:span text:style-name="T10"><text:line-break/></text:span></text:p>
      <text:p text:style-name="P18"><text:span text:style-name="T24"/></text:p>
      <text:p text:style-name="P18"><text:span text:style-name="T42"><text:line-break/></text:span><text:span text:style-name="T37">Transmutation </text:span><text:span text:style-name="T38">spells</text:span><text:span text:style-name="T37">:</text:span></text:p>
      <text:p text:style-name="P18"><text:span text:style-name="T37"/></text:p>
      <text:p text:style-name="P24"><text:span text:style-name="T37"/></text:p>
      <text:p text:style-name="P13"><text:span text:style-name="T44">Explosive armor</text:span><text:span text:style-name="T43"> (</text:span><text:span text:style-name="T40">arcane</text:span><text:span text:style-name="T43">)<text:line-break/>Lvl1: </text:span><text:span text:style-name="T44">Deal X damage plus 3% extra per every point of armor you have</text:span></text:p>
      <text:p text:style-name="P13"><text:span text:style-name="T43">Lvl</text:span><text:span text:style-name="T44">2</text:span><text:span text:style-name="T43">: </text:span><text:span text:style-name="T44">Deal X damage plus 3% extra per every point of armor you have</text:span></text:p>
      <text:p text:style-name="P13"><text:span text:style-name="T43">Lvl</text:span><text:span text:style-name="T44">3</text:span><text:span text:style-name="T43">: </text:span><text:span text:style-name="T44">Deal X damage plus 4% extra per every point of armor you have</text:span></text:p>
      <text:p text:style-name="P13"><text:span text:style-name="T43">Lvl</text:span><text:span text:style-name="T44">4</text:span><text:span text:style-name="T43">: </text:span><text:span text:style-name="T44">Deal X damage plus 5% extra per every point of armor you have</text:span></text:p>
      <text:p text:style-name="P13"><text:span text:style-name="T43">Lvl</text:span><text:span text:style-name="T44">5</text:span><text:span text:style-name="T43">: </text:span><text:span text:style-name="T44">Deal X damage plus 6% extra per every point of armor you have</text:span></text:p>
      <text:p text:style-name="P13"><text:span text:style-name="T38"/></text:p>
      <text:p text:style-name="P13"><text:span text:style-name="T38"/></text:p>
      <text:p text:style-name="P13"><text:soft-page-break/><text:span text:style-name="T44">Acid Blood</text:span><text:span text:style-name="T43"> (</text:span><text:span text:style-name="T40">infernal</text:span><text:span text:style-name="T43">)<text:line-break/>Lvl1: </text:span><text:span text:style-name="T41">Deal X damage </text:span><text:span text:style-name="T44">with a 40% chance to poison</text:span></text:p>
      <text:p text:style-name="P13"><text:span text:style-name="T43">Lvl</text:span><text:span text:style-name="T44">2</text:span><text:span text:style-name="T43">: </text:span><text:span text:style-name="T41">Deal X damage </text:span><text:span text:style-name="T44">with a 40% chance to poison</text:span></text:p>
      <text:p text:style-name="P13"><text:span text:style-name="T43">Lvl</text:span><text:span text:style-name="T44">3</text:span><text:span text:style-name="T43">: </text:span><text:span text:style-name="T41">Deal X damage </text:span><text:span text:style-name="T44">with a 45% chance to poison</text:span></text:p>
      <text:p text:style-name="P13"><text:span text:style-name="T43">Lvl</text:span><text:span text:style-name="T44">4</text:span><text:span text:style-name="T43">: </text:span><text:span text:style-name="T41">Deal X damage </text:span><text:span text:style-name="T44">with a 50% chance to poison</text:span></text:p>
      <text:p text:style-name="P13"><text:span text:style-name="T43">Lvl</text:span><text:span text:style-name="T44">5</text:span><text:span text:style-name="T43">: </text:span><text:span text:style-name="T41">Deal X damage </text:span><text:span text:style-name="T44">with a 55% chance to poison</text:span></text:p>
      <text:p text:style-name="P13"><text:span text:style-name="T44"/></text:p>
      <text:p text:style-name="P13"><text:span text:style-name="T44"/></text:p>
      <text:p text:style-name="P14"><text:span text:style-name="T32">Metamorph (</text:span><text:span text:style-name="T39">eldritch)<text:line-break/></text:span><text:span text:style-name="T32">Lvl1: Copy the last skill or spell used by the enemy. Until end of combat, this spell becomes it.</text:span></text:p>
      <text:p text:style-name="P8">Lvl2: Copy the last skill or spell used by the enemy. Until end of combat, this spell becomes it with 10% extra damage.</text:p>
      <text:p text:style-name="P8">Lvl3: Copy the last skill or spell used by the enemy. Until end of combat, this spell becomes it with 15% extra damage.</text:p>
      <text:p text:style-name="P8">Lvl4: Copy the last skill or spell used by the enemy. Until end of combat, this spell becomes it with 20% extra damage.</text:p>
      <text:p text:style-name="P8">Lvl5: Copy the last skill or spell used by the enemy. Until end of combat, this spell becomes it with 25% extra damage.</text:p>
      <text:p text:style-name="P14"><text:span text:style-name="T32"/></text:p>
      <text:p text:style-name="P14"><text:span text:style-name="T32"/></text:p>
      <text:p text:style-name="P19"><text:span text:style-name="T37">Transmutation </text:span><text:span text:style-name="T38">rituals</text:span><text:span text:style-name="T37">:</text:span></text:p>
      <text:p text:style-name="P19"><text:span text:style-name="T37"/></text:p>
      <text:p text:style-name="P22"><text:span text:style-name="T26">Transmute</text:span><text:span text:style-name="T23"> (</text:span><text:span text:style-name="T9">arcane</text:span><text:span text:style-name="T23">)</text:span></text:p>
      <text:p text:style-name="P38" loext:marker-style-name="T10"><text:span text:style-name="T10">Lvl1: </text:span><text:span text:style-name="T18">Convert an item into gold equal to its value</text:span><text:span text:style-name="T16">.</text:span><text:span text:style-name="T10"> Misshap: </text:span><text:span text:style-name="T18">Into lead instead</text:span><text:span text:style-name="T10"><text:line-break/>Lvl2: </text:span><text:span text:style-name="T18">Convert an item into gold equal to 105% of its value</text:span><text:span text:style-name="T16">.</text:span><text:span text:style-name="T18"> Misshap: Into lead instead</text:span><text:span text:style-name="T10"><text:line-break/>Lvl3: </text:span><text:span text:style-name="T18">Convert an item into gold equal to 110% of its value</text:span><text:span text:style-name="T16">.</text:span><text:span text:style-name="T18"> Misshap: Into lead instead</text:span><text:span text:style-name="T10"><text:line-break/>Lvl</text:span><text:span text:style-name="T17">4</text:span><text:span text:style-name="T10">: </text:span><text:span text:style-name="T19">C</text:span><text:span text:style-name="T18">onvert an item into gold equal to 11</text:span><text:span text:style-name="T19">5</text:span><text:span text:style-name="T18">% of its value</text:span><text:span text:style-name="T16">.</text:span><text:span text:style-name="T18"> Misshap: Into lead instead</text:span></text:p>
      <text:p text:style-name="P38" loext:marker-style-name="T10"><text:span text:style-name="T24">Lvl</text:span><text:span text:style-name="T25">5</text:span><text:span text:style-name="T24">: </text:span><text:span text:style-name="T27">C</text:span><text:span text:style-name="T26">onvert an item into gold equal to 1</text:span><text:span text:style-name="T27">2</text:span><text:span text:style-name="T26">0% of its value</text:span><text:span text:style-name="T24">.</text:span><text:span text:style-name="T26"> Misshap: Into lead instead</text:span></text:p>
      <text:p text:style-name="P19"><text:span text:style-name="T37"/></text:p>
      <text:p text:style-name="P22"><text:span text:style-name="T26">Chameleon Skin</text:span><text:span text:style-name="T23"> (</text:span><text:span text:style-name="T9">nature</text:span><text:span text:style-name="T23">)</text:span></text:p>
      <text:p text:style-name="P19" loext:marker-style-name="T10"><text:span text:style-name="T10">Lvl1: </text:span><text:span text:style-name="T18">Gain 10% resistance to all elements</text:span><text:span text:style-name="T16">.</text:span><text:span text:style-name="T10"> Misshap: </text:span><text:span text:style-name="T18">Lose it instead</text:span><text:span text:style-name="T10"><text:line-break/>Lvl2: </text:span><text:span text:style-name="T18">Gain 15% resistance to all elements</text:span><text:span text:style-name="T16">. Misshap: </text:span><text:span text:style-name="T18">Lose it instead</text:span><text:span text:style-name="T10"><text:line-break/>Lvl3: </text:span><text:span text:style-name="T18">Gain 20% resistance to all elements</text:span><text:span text:style-name="T16">. Misshap: </text:span><text:span text:style-name="T18">Lose it instead</text:span><text:span text:style-name="T10"><text:line-break/>Lvl</text:span><text:span text:style-name="T17">4</text:span><text:span text:style-name="T10">: </text:span><text:span text:style-name="T18">Gain 25% resistance to all elements</text:span><text:span text:style-name="T16">. Misshap: </text:span><text:span text:style-name="T18">Lose it instead</text:span></text:p>
      <text:p text:style-name="P19" loext:marker-style-name="T10"><text:span text:style-name="T24">Lvl</text:span><text:span text:style-name="T25">5</text:span><text:span text:style-name="T24">: </text:span><text:span text:style-name="T26">Gain 30% resistance to all elements</text:span><text:span text:style-name="T24">. Misshap: </text:span><text:span text:style-name="T26">Lose it instead</text:span></text:p>
      <text:p text:style-name="P19" loext:marker-style-name="T10"><text:span text:style-name="T26"/></text:p>
      <text:p text:style-name="P38" loext:marker-style-name="T2"><text:span text:style-name="T19">Crystal</text:span><text:span text:style-name="T10"> Aegis (</text:span><text:span text:style-name="T2">arcane)</text:span></text:p>
      <text:p text:style-name="P38" loext:marker-style-name="T10"><text:span text:style-name="T10">Lvl1: Cover yourself with </text:span><text:span text:style-name="T19">hard brittle crystal that reduces the next instance of damage you take by 20</text:span><text:span text:style-name="T10">. Only one aegis can be active at a time. Lasts until the next rest. Mishap: Reduce your armor</text:span></text:p>
      <text:p text:style-name="P38" loext:marker-style-name="T10"><text:span text:style-name="T10">Lvl</text:span><text:span text:style-name="T20">2</text:span><text:span text:style-name="T10">: Cover yourself with </text:span><text:span text:style-name="T19">hard brittle crystal that reduces the next instance of damage you take by 23</text:span><text:span text:style-name="T10">. Only one aegis can be active at a time. Lasts until the next rest. Mishap: Reduce your armor</text:span></text:p>
      <text:p text:style-name="P38" loext:marker-style-name="T10"><text:span text:style-name="T10">Lvl3: Cover yourself with </text:span><text:span text:style-name="T19">hard brittle crystal that reduces the next 2 instances of damage you take by 25</text:span><text:span text:style-name="T10">. Only one aegis can be active at a time. Lasts until the next rest. Mishap: Reduce your armor</text:span></text:p>
      <text:p text:style-name="P38" loext:marker-style-name="T10"><text:span text:style-name="T10">Lvl4: Cover yourself with </text:span><text:span text:style-name="T19">hard brittle crystal that reduces the next 3 instances of damage you take by 28</text:span><text:span text:style-name="T10">. Only one aegis can be active at a time. Lasts until the next rest. Mishap: Reduce your armor</text:span></text:p>
      <text:p text:style-name="P38" loext:marker-style-name="T2"><text:span text:style-name="T26">Lvl5: Cover yourself with </text:span><text:span text:style-name="T27">hard brittle crystal that reduces the next 4 instances of damage you take by 30</text:span><text:span text:style-name="T26">. Only one aegis can be active at a time. Lasts until the next rest. Mishap: Reduce your armor</text:span></text:p>
      <text:p text:style-name="P38" loext:marker-style-name="T2"><text:span text:style-name="T26"/></text:p>
      <text:p text:style-name="P38" loext:marker-style-name="T2"><text:span text:style-name="T26"/></text:p>
      <text:p text:style-name="P23"><text:soft-page-break/><text:span text:style-name="T27">Reforge</text:span><text:span text:style-name="T23"> (</text:span><text:span text:style-name="T9">arcane</text:span><text:span text:style-name="T23">)</text:span></text:p>
      <text:p text:style-name="P38" loext:marker-style-name="T10"><text:span text:style-name="T10">Lvl1: </text:span><text:span text:style-name="T18">Convert an item’</text:span><text:span text:style-name="T19">s</text:span><text:span text:style-name="T18"> </text:span><text:span text:style-name="T19">base type into a different one of the same family. 20% chance of removing enchantments</text:span><text:span text:style-name="T16">.</text:span><text:span text:style-name="T10"> Misshap: </text:span><text:span text:style-name="T19">Destroy it instead</text:span><text:span text:style-name="T10"><text:line-break/>Lvl2: </text:span><text:span text:style-name="T18">Convert an item’</text:span><text:span text:style-name="T19">s</text:span><text:span text:style-name="T18"> </text:span><text:span text:style-name="T19">base type into a different one of the same family. 15% chance of removing enchantments</text:span><text:span text:style-name="T16">.</text:span><text:span text:style-name="T18"> Misshap: </text:span><text:span text:style-name="T19">Destroy it instead</text:span><text:span text:style-name="T10"><text:line-break/>Lvl3: </text:span><text:span text:style-name="T18">Convert an item’</text:span><text:span text:style-name="T19">s</text:span><text:span text:style-name="T18"> </text:span><text:span text:style-name="T19">base type into a different one of the same family. 10% chance of removing enchantments</text:span><text:span text:style-name="T16">.</text:span><text:span text:style-name="T18"> Misshap: </text:span><text:span text:style-name="T19">Destroy it instead</text:span><text:span text:style-name="T10"><text:line-break/>Lvl</text:span><text:span text:style-name="T17">4</text:span><text:span text:style-name="T10">: </text:span><text:span text:style-name="T18"><text:s/>Convert an item’</text:span><text:span text:style-name="T19">s</text:span><text:span text:style-name="T18"> </text:span><text:span text:style-name="T19">base type into a different one of the same family. 5% chance of removing enchantments</text:span><text:span text:style-name="T16">.</text:span><text:span text:style-name="T18"> Misshap: </text:span><text:span text:style-name="T19">Destroy it instead</text:span></text:p>
      <text:p text:style-name="P38" loext:marker-style-name="T10"><text:span text:style-name="T24">Lvl</text:span><text:span text:style-name="T25">5</text:span><text:span text:style-name="T24">: </text:span><text:span text:style-name="T26"><text:s/>Convert an item’</text:span><text:span text:style-name="T27">s</text:span><text:span text:style-name="T26"> </text:span><text:span text:style-name="T27">base type into a different one of the same family.</text:span><text:span text:style-name="T26"> Misshap: </text:span><text:span text:style-name="T27">Destroy it instead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s" fo:country="none" style:letter-kerning="true" style:font-name-asian="NSimSun" style:font-size-asian="10.5pt" style:language-asian="zh" style:country-asian="CN" style:font-name-complex="Arial3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Calibri" fo:font-size="11pt" fo:language="es" fo:country="none" style:letter-kerning="true" style:font-name-asian="NSimSun" style:font-size-asian="10.5pt" style:language-asian="zh" style:country-asian="CN" style:font-name-complex="Arial3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3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085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 style:next-style-name="Endnote"/>
    <style:master-page style:name="Endnote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5-15T20:23:21.028000000</dc:date>
    <meta:editing-duration>PT3H46M56S</meta:editing-duration>
    <meta:editing-cycles>10</meta:editing-cycles>
    <meta:generator>LibreOffice/24.2.2.2$Windows_X86_64 LibreOffice_project/d56cc158d8a96260b836f100ef4b4ef25d6f1a01</meta:generator>
    <meta:document-statistic meta:table-count="0" meta:image-count="0" meta:object-count="0" meta:page-count="24" meta:paragraph-count="561" meta:word-count="8759" meta:character-count="49716" meta:non-whitespace-character-count="41481"/>
  </office:meta>
</office:document-meta>
</file>